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38cm"/>
    </style:style>
    <style:style style:name="co3" style:family="table-column">
      <style:table-column-properties fo:break-before="auto" style:column-width="3.147cm"/>
    </style:style>
    <style:style style:name="co4" style:family="table-column">
      <style:table-column-properties fo:break-before="auto" style:column-width="3.508cm"/>
    </style:style>
    <style:style style:name="co5" style:family="table-column">
      <style:table-column-properties fo:break-before="auto" style:column-width="5.325cm"/>
    </style:style>
    <style:style style:name="co6" style:family="table-column">
      <style:table-column-properties fo:break-before="auto" style:column-width="2.843cm"/>
    </style:style>
    <style:style style:name="co7" style:family="table-column">
      <style:table-column-properties fo:break-before="auto" style:column-width="1.69cm"/>
    </style:style>
    <style:style style:name="co8" style:family="table-column">
      <style:table-column-properties fo:break-before="auto" style:column-width="1.512cm"/>
    </style:style>
    <style:style style:name="co9" style:family="table-column">
      <style:table-column-properties fo:break-before="auto" style:column-width="0.773cm"/>
    </style:style>
    <style:style style:name="co10" style:family="table-column">
      <style:table-column-properties fo:break-before="auto" style:column-width="1.106cm"/>
    </style:style>
    <style:style style:name="co11" style:family="table-column">
      <style:table-column-properties fo:break-before="auto" style:column-width="1.088cm"/>
    </style:style>
    <style:style style:name="co12" style:family="table-column">
      <style:table-column-properties fo:break-before="auto" style:column-width="2.027cm"/>
    </style:style>
    <style:style style:name="co13" style:family="table-column">
      <style:table-column-properties fo:break-before="auto" style:column-width="1.573cm"/>
    </style:style>
    <style:style style:name="co14" style:family="table-column">
      <style:table-column-properties fo:break-before="auto" style:column-width="1.575cm"/>
    </style:style>
    <style:style style:name="co15" style:family="table-column">
      <style:table-column-properties fo:break-before="auto" style:column-width="1.281cm"/>
    </style:style>
    <style:style style:name="co16" style:family="table-column">
      <style:table-column-properties fo:break-before="auto" style:column-width="1.256cm"/>
    </style:style>
    <style:style style:name="co17" style:family="table-column">
      <style:table-column-properties fo:break-before="auto" style:column-width="0.982cm"/>
    </style:style>
    <style:style style:name="co18" style:family="table-column">
      <style:table-column-properties fo:break-before="auto" style:column-width="1.05cm"/>
    </style:style>
    <style:style style:name="co19" style:family="table-column">
      <style:table-column-properties fo:break-before="auto" style:column-width="1.254cm"/>
    </style:style>
    <style:style style:name="co20" style:family="table-column">
      <style:table-column-properties fo:break-before="auto" style:column-width="1.478cm"/>
    </style:style>
    <style:style style:name="co21" style:family="table-column">
      <style:table-column-properties fo:break-before="auto" style:column-width="0.672cm"/>
    </style:style>
    <style:style style:name="co22" style:family="table-column">
      <style:table-column-properties fo:break-before="auto" style:column-width="1.769cm"/>
    </style:style>
    <style:style style:name="co23" style:family="table-column">
      <style:table-column-properties fo:break-before="auto" style:column-width="2.159cm"/>
    </style:style>
    <style:style style:name="co24" style:family="table-column">
      <style:table-column-properties fo:break-before="auto" style:column-width="0.843cm"/>
    </style:style>
    <style:style style:name="co25" style:family="table-column">
      <style:table-column-properties fo:break-before="auto" style:column-width="0.907cm"/>
    </style:style>
    <style:style style:name="co26" style:family="table-column">
      <style:table-column-properties fo:break-before="auto" style:column-width="2.462cm"/>
    </style:style>
    <style:style style:name="co27" style:family="table-column">
      <style:table-column-properties fo:break-before="auto" style:column-width="0.859cm"/>
    </style:style>
    <style:style style:name="co28" style:family="table-column">
      <style:table-column-properties fo:break-before="auto" style:column-width="3.265cm"/>
    </style:style>
    <style:style style:name="co29" style:family="table-column">
      <style:table-column-properties fo:break-before="auto" style:column-width="2.205cm"/>
    </style:style>
    <style:style style:name="co30" style:family="table-column">
      <style:table-column-properties fo:break-before="auto" style:column-width="0.887cm"/>
    </style:style>
    <style:style style:name="co31" style:family="table-column">
      <style:table-column-properties fo:break-before="auto" style:column-width="1.489cm"/>
    </style:style>
    <style:style style:name="co32" style:family="table-column">
      <style:table-column-properties fo:break-before="auto" style:column-width="2.348cm"/>
    </style:style>
    <style:style style:name="co33" style:family="table-column">
      <style:table-column-properties fo:break-before="auto" style:column-width="2.492cm"/>
    </style:style>
    <style:style style:name="co34" style:family="table-column">
      <style:table-column-properties fo:break-before="auto" style:column-width="1.513cm"/>
    </style:style>
    <style:style style:name="co35" style:family="table-column">
      <style:table-column-properties fo:break-before="auto" style:column-width="6.653cm"/>
    </style:style>
    <style:style style:name="co36" style:family="table-column">
      <style:table-column-properties fo:break-before="auto" style:column-width="4.203cm"/>
    </style:style>
    <style:style style:name="co37" style:family="table-column">
      <style:table-column-properties fo:break-before="auto" style:column-width="2.752cm"/>
    </style:style>
    <style:style style:name="co38" style:family="table-column">
      <style:table-column-properties fo:break-before="auto" style:column-width="3.318cm"/>
    </style:style>
    <style:style style:name="co39"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0.661cm" fo:break-before="auto" style:use-optimal-row-height="false"/>
    </style:style>
    <style:style style:name="ro9" style:family="table-row">
      <style:table-row-properties style:row-height="0.587cm" fo:break-before="auto" style:use-optimal-row-height="false"/>
    </style:style>
    <style:style style:name="ro10" style:family="table-row">
      <style:table-row-properties style:row-height="0.452cm" fo:break-before="auto" style:use-optimal-row-height="false"/>
    </style:style>
    <style:style style:name="ro11" style:family="table-row">
      <style:table-row-properties style:row-height="0.559cm" fo:break-before="auto" style:use-optimal-row-height="false"/>
    </style:style>
    <style:style style:name="ro12" style:family="table-row">
      <style:table-row-properties style:row-height="0.566cm" fo:break-before="auto" style:use-optimal-row-height="fals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2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0"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2"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8"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text-outline="false" style:text-line-through-style="none" style:text-line-through-type="none" style:font-name="Times New Roman1"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4"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ce102"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style:font-size-asian="28pt" style:font-size-complex="28pt"/>
    </style:style>
    <style:style style:name="ce69"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font-name="Times New Roman1" fo:font-size="28pt" fo:font-weight="bold" style:font-size-asian="28pt" style:font-weight-asian="bold" style:font-size-complex="28pt" style:font-weight-complex="bold"/>
    </style:style>
    <style:style style:name="ce76"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7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1"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83"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86"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88" style:family="table-cell" style:parent-style-name="Default">
      <style:table-cell-properties style:cell-protect="protected" style:print-content="true"/>
    </style:style>
    <style:style style:name="ce109" style:family="table-cell" style:parent-style-name="Default">
      <style:table-cell-properties fo:background-color="#fff200" style:cell-protect="protected" style:print-content="true"/>
    </style:style>
    <style:style style:name="ce90"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1"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Times New Roman1"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1" fo:font-size="28pt" fo:font-weight="bold" style:font-size-asian="28pt" style:font-weight-asian="bold" style:font-size-complex="28pt" style:font-weight-complex="bold"/>
    </style:style>
    <style:style style:name="ce13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39" style:family="table-cell" style:parent-style-name="Default">
      <style:table-cell-properties fo:background-color="#b2b2b2" style:cell-protect="none"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42" style:family="table-cell" style:parent-style-name="Default">
      <style:table-cell-properties fo:background-color="#b2b2b2" style:cell-protect="protected" style:print-content="true"/>
    </style:style>
    <style:style style:name="ce144"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58" style:family="table-cell" style:parent-style-name="Default" style:data-style-name="N99">
      <style:table-cell-properties style:cell-protect="protected" style:print-content="true"/>
    </style:style>
    <style:style style:name="ce134"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17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79" style:family="table-cell" style:parent-style-name="Default">
      <style:table-cell-properties style:cell-protect="hidden-and-protected" style:print-content="true" fo:background-color="transparent"/>
      <style:text-properties style:font-name="Times New Roman1" fo:font-size="12pt" style:font-size-asian="12pt" style:font-size-complex="12pt"/>
    </style:style>
    <style:style style:name="ce180"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1" fo:font-size="12pt" style:font-size-asian="12pt" style:font-size-complex="12pt"/>
    </style:style>
    <style:style style:name="ce181"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89"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90"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248"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201" style:family="table-cell" style:parent-style-name="Default">
      <style:table-cell-properties style:cell-protect="hidden-and-protected" style:print-content="true" fo:background-color="transparent" fo:border="none" style:vertical-align="middle"/>
      <style:text-properties style:font-name="Times New Roman1" fo:font-size="12pt" style:font-size-asian="12pt" style:font-size-complex="12pt"/>
    </style:style>
    <style:style style:name="ce203" style:family="table-cell" style:parent-style-name="Default">
      <style:table-cell-properties style:cell-protect="hidden-and-protected" style:print-content="true" fo:background-color="transparent" style:vertical-align="middle"/>
      <style:text-properties style:font-name="Times New Roman1" fo:font-size="12pt" style:font-size-asian="12pt" style:font-size-complex="12pt"/>
    </style:style>
    <style:style style:name="ce20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210"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235"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34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39"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4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1"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44"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3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end" fo:margin-left="0cm"/>
      <style:text-properties style:font-name="Times New Roman1" fo:font-size="12pt" fo:font-weight="bold" style:font-size-asian="12pt" style:font-weight-asian="bold" style:font-size-complex="12pt" style:font-weight-complex="bold"/>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17" style:family="table-cell" style:parent-style-name="Default" style:data-style-name="N10000">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394" style:family="table-cell" style:parent-style-name="Default">
      <style:table-cell-properties style:text-align-source="fix" style:repeat-content="false" fo:background-color="transparent"/>
      <style:paragraph-properties fo:text-align="center" fo:margin-left="0cm"/>
      <style:text-properties fo:font-size="10pt" style:font-size-asian="10pt" style:font-size-complex="10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3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fo:color="#000000" style:font-name="Times New Roman1" fo:font-size="12pt" fo:font-weight="bold" style:font-size-asian="12pt" style:font-weight-asian="bold" style:font-size-complex="12pt" style:font-weight-complex="bold"/>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26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74"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403" style:family="table-cell" style:parent-style-name="Default" style:data-style-name="N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style:style>
    <style:style style:name="ce279" style:family="table-cell" style:parent-style-name="Default">
      <style:table-cell-properties style:cell-protect="hidden-and-protected" style:print-content="true"/>
      <style:text-properties style:font-name="Times New Roman1" fo:font-size="12pt" style:font-size-asian="12pt" style:font-size-complex="12pt"/>
    </style:style>
    <style:style style:name="ce280"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2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2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1"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29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1" fo:font-size="12pt" style:font-size-asian="12pt" style:font-size-complex="12pt"/>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313"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33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363"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373"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15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379" style:family="table-cell" style:parent-style-name="Default">
      <style:table-cell-properties style:cell-protect="protected formula-hidden" style:print-content="true"/>
      <style:text-properties style:font-name="Times New Roman1"/>
    </style:style>
    <style:style style:name="ce116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16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1162"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163"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4"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5"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66"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67"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1168" style:family="table-cell" style:parent-style-name="Default">
      <style:table-cell-properties style:cell-protect="protected formula-hidden" style:print-content="true" fo:border="0.06pt solid #000000"/>
      <style:text-properties style:font-name="Times New Roman1"/>
    </style:style>
    <style:style style:name="ce1169"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7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71"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72"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73"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74"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76" style:family="table-cell" style:parent-style-name="Default">
      <style:table-cell-properties style:cell-protect="protected formula-hidden" style:print-content="true" fo:background-color="transparent"/>
      <style:text-properties style:font-name="Times New Roman1"/>
    </style:style>
    <style:style style:name="ce1177"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178"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8"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4iYkROYZ8x0A6i2Btlx6aPcHYvM="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2943445E332C3F3.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2"/>
          <table:covered-table-cell table:style-name="ce35"/>
          <table:covered-table-cell table:number-columns-repeated="5" table:style-name="ce36"/>
          <table:table-cell table:style-name="ce25"/>
          <table:table-cell table:style-name="ce27" table:number-columns-repeated="1013"/>
          <table:table-cell table:style-name="ce28" table:number-columns-repeated="2"/>
        </table:table-row>
        <table:table-row table:style-name="ro2">
          <table:table-cell table:style-name="ce2"/>
          <table:table-cell table:style-name="ce22"/>
          <table:table-cell table:style-name="ce35"/>
          <table:table-cell table:style-name="ce3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0"/>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0"/>
          <table:table-cell table:style-name="ce26" table:number-columns-repeated="1016"/>
        </table:table-row>
        <table:table-row table:style-name="ro2">
          <table:covered-table-cell table:style-name="ce5"/>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0" table:number-columns-repeated="6"/>
          <table:table-cell table:style-name="ce26" table:number-columns-repeated="1016"/>
        </table:table-row>
        <table:table-row table:style-name="ro2">
          <table:table-cell table:style-name="ce5"/>
          <table:table-cell table:style-name="ce29" office:value-type="string" calcext:value-type="string">
            <text:p>VERSION DE LIBREOFFICE STABLE</text:p>
          </table:table-cell>
          <table:table-cell table:style-name="ce30" table:number-columns-repeated="6"/>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0"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0" table:number-columns-repeated="6"/>
          <table:table-cell table:style-name="ce26" table:number-columns-repeated="1016"/>
        </table:table-row>
        <table:table-row table:style-name="ro4">
          <table:table-cell table:style-name="ce5"/>
          <table:table-cell table:style-name="ce30" office:value-type="string" calcext:value-type="string">
            <text:p><text:span text:style-name="T6">S</text:span>écurité des macros ; <text:span text:style-name="T6">M</text:span>oyen </text:p>
          </table:table-cell>
          <table:table-cell table:style-name="ce30" table:number-columns-repeated="6"/>
          <table:table-cell table:style-name="ce26" table:number-columns-repeated="1016"/>
        </table:table-row>
        <table:table-row table:style-name="ro2" table:number-rows-repeated="2">
          <table:table-cell table:style-name="ce5"/>
          <table:table-cell table:style-name="ce30" table:number-columns-repeated="7"/>
          <table:table-cell table:style-name="ce26" table:number-columns-repeated="1016"/>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24cm" svg:height="0.759cm" svg:x="1.385cm" svg:y="0.27cm" draw:control="control3"/>
          </table:table-cell>
          <table:table-cell table:number-columns-repeated="2"/>
          <table:table-cell>
            <draw:control table:end-cell-address="Aide.F23" table:end-x="1.496cm" table:end-y="0.006cm" draw:z-index="3" draw:style-name="gr4" draw:text-style-name="P4" svg:width="3.486cm" svg:height="0.877cm" svg:x="0.269cm" svg:y="0.188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14"/>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Dérivation" table:style-name="ta2" table:protected="true" table:protection-key="4iYkROYZ8x0A6i2Btlx6aPcHYvM="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48.53cm" svg:y="19.266cm" draw:control="control5"/>
          <draw:control draw:z-index="3" draw:style-name="gr4" draw:text-style-name="P5" svg:width="5.384cm" svg:height="1.614cm" svg:x="48.637cm" svg:y="16.731cm" draw:control="control6"/>
          <draw:control draw:z-index="4" draw:style-name="gr1" draw:text-style-name="P1" svg:width="4.247cm" svg:height="1.5cm" svg:x="48.481cm" svg:y="11.407cm" draw:control="control7"/>
          <draw:control draw:z-index="5" draw:style-name="gr1" draw:text-style-name="P1" svg:width="11.496cm" svg:height="1.5cm" svg:x="48.499cm" svg:y="14.028cm" draw:control="control8"/>
        </table:shapes>
        <table:table-column table:style-name="co2" table:number-columns-repeated="16" table:default-cell-style-name="ce46"/>
        <table:table-column table:style-name="co3" table:default-cell-style-name="ce46"/>
        <table:table-column table:style-name="co2" table:number-columns-repeated="11" table:default-cell-style-name="ce46"/>
        <table:table-column table:style-name="co4" table:default-cell-style-name="ce134"/>
        <table:table-column table:style-name="co2" table:default-cell-style-name="ce46"/>
        <table:table-column table:style-name="co5" table:default-cell-style-name="ce46"/>
        <table:table-column table:style-name="co2" table:number-columns-repeated="2" table:default-cell-style-name="ce46"/>
        <table:table-column table:style-name="co6" table:default-cell-style-name="ce46"/>
        <table:table-column table:style-name="co2" table:number-columns-repeated="7" table:default-cell-style-name="ce46"/>
        <table:table-column table:style-name="co1" table:number-columns-repeated="26" table:default-cell-style-name="ce46"/>
        <table:table-column table:style-name="co1" table:number-columns-repeated="957" table:default-cell-style-name="ce88"/>
        <table:table-row table:style-name="ro7">
          <table:table-cell table:style-name="ce42" office:value-type="string" calcext:value-type="string" table:number-columns-spanned="26" table:number-rows-spanned="2">
            <text:p>KELLER Stéphane - Lycée agricole Louis Pasteur</text:p>
          </table:table-cell>
          <table:covered-table-cell table:style-name="ce57"/>
          <table:covered-table-cell table:style-name="ce69"/>
          <table:covered-table-cell table:number-columns-repeated="3" table:style-name="ce76"/>
          <table:covered-table-cell table:style-name="ce79"/>
          <table:covered-table-cell table:style-name="ce81"/>
          <table:covered-table-cell table:style-name="ce83"/>
          <table:covered-table-cell table:number-columns-repeated="3" table:style-name="ce57"/>
          <table:covered-table-cell table:number-columns-repeated="14" table:style-name="ce86"/>
          <table:table-cell table:style-name="ce86" table:formula="of:=IF(OR([.$BA$1];[.$BA$2]);[$Données.AS26];&quot;&quot;)" office:value-type="float" office:value="20" calcext:value-type="float" table:number-columns-spanned="2" table:number-rows-spanned="2">
            <text:p>20</text:p>
          </table:table-cell>
          <table:covered-table-cell table:style-name="ce54"/>
          <table:table-cell table:style-name="ce157" office:value-type="string" calcext:value-type="string" table:number-columns-spanned="2" table:number-rows-spanned="2">
            <text:p>/20</text:p>
          </table:table-cell>
          <table:covered-table-cell table:style-name="ce88"/>
          <table:table-cell table:style-name="ce169"/>
          <table:table-cell table:number-columns-repeated="21"/>
          <table:table-cell table:style-name="ce53" office:value-type="boolean" office:boolean-value="true" calcext:value-type="boolean">
            <text:p>VRAI</text:p>
          </table:table-cell>
          <table:table-cell table:number-columns-repeated="971"/>
        </table:table-row>
        <table:table-row table:style-name="ro7">
          <table:covered-table-cell table:style-name="ce43"/>
          <table:covered-table-cell table:style-name="ce42"/>
          <table:covered-table-cell table:style-name="ce69"/>
          <table:covered-table-cell table:number-columns-repeated="3" table:style-name="ce76"/>
          <table:covered-table-cell table:number-columns-repeated="2" table:style-name="ce57"/>
          <table:covered-table-cell table:style-name="ce83"/>
          <table:covered-table-cell table:number-columns-repeated="3" table:style-name="ce57"/>
          <table:covered-table-cell table:number-columns-repeated="14" table:style-name="ce88"/>
          <table:covered-table-cell table:number-columns-repeated="2" table:style-name="ce54"/>
          <table:covered-table-cell table:style-name="ce158"/>
          <table:covered-table-cell table:style-name="ce88"/>
          <table:table-cell table:style-name="ce287"/>
          <table:table-cell table:number-columns-repeated="21"/>
          <table:table-cell table:style-name="ce53" office:value-type="boolean" office:boolean-value="true" calcext:value-type="boolean">
            <text:p>VRAI</text:p>
          </table:table-cell>
          <table:table-cell table:number-columns-repeated="971"/>
        </table:table-row>
        <table:table-row table:style-name="ro7">
          <table:table-cell table:number-columns-repeated="1024"/>
        </table:table-row>
        <table:table-row table:style-name="ro7">
          <table:table-cell table:style-name="ce45" office:value-type="string" calcext:value-type="string" table:number-columns-spanned="30" table:number-rows-spanned="1">
            <text:p><text:span text:style-name="T7">Calculer la fonction dérivée </text:span><text:span text:style-name="T8">f </text:span><text:span text:style-name="T7">’(</text:span><text:span text:style-name="T8">x</text:span><text:span text:style-name="T9">)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994"/>
        </table:table-row>
        <table:table-row table:style-name="ro7">
          <table:table-cell table:style-name="ce48" table:number-columns-spanned="13" table:number-rows-spanned="1"/>
          <table:covered-table-cell table:style-name="ce61"/>
          <table:covered-table-cell table:number-columns-repeated="10" table:style-name="ce75"/>
          <table:covered-table-cell table:style-name="ce90"/>
          <table:table-cell table:style-name="ce90" table:number-columns-repeated="14"/>
          <table:table-cell table:style-name="ce287"/>
          <table:table-cell table:style-name="ce164"/>
          <table:table-cell table:style-name="ce287"/>
          <table:table-cell table:number-columns-repeated="994"/>
        </table:table-row>
        <table:table-row table:style-name="ro7">
          <table:table-cell table:style-name="ce50" office:value-type="string" calcext:value-type="string" table:number-columns-spanned="14" table:number-rows-spanned="1">
            <text:p><text:span text:style-name="T10">f </text:span>(<text:span text:style-name="T10">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1"> </text:span><text:span text:style-name="T8">f </text:span><text:span text:style-name="T9">’(</text:span><text:span text:style-name="T8">x</text:span><text:span text:style-name="T9">)</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1"> </text:span><text:span text:style-name="T8">f </text:span><text:span text:style-name="T9">’(</text:span><text:span text:style-name="T8">x</text:span><text:span text:style-name="T9">)</text:span></text:p>
          </table:table-cell>
          <table:covered-table-cell table:style-name="ce90"/>
          <table:covered-table-cell table:number-columns-repeated="10"/>
          <table:table-cell table:number-columns-repeated="982"/>
        </table:table-row>
        <table:table-row table:style-name="ro7">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992"/>
        </table:table-row>
        <table:table-row table:style-name="ro7">
          <table:table-cell table:style-name="ce56"/>
          <table:table-cell table:style-name="ce131" table:formula="of:=[$Données.B4]" office:value-type="float" office:value="4" calcext:value-type="float">
            <text:p>4</text:p>
          </table:table-cell>
          <table:table-cell table:style-name="ce56"/>
          <table:table-cell table:style-name="ce77"/>
          <table:table-cell table:style-name="ce131" table:number-columns-repeated="6"/>
          <table:table-cell table:style-name="ce56" table:number-columns-repeated="4"/>
          <table:table-cell table:style-name="ce100"/>
          <table:table-cell table:style-name="ce56"/>
          <table:table-cell table:style-name="ce132" office:value-type="float" office:value="0" calcext:value-type="float">
            <text:p>0</text:p>
          </table:table-cell>
          <table:table-cell table:style-name="ce131" table:number-columns-repeated="10"/>
          <table:table-cell table:style-name="ce56"/>
          <table:table-cell table:style-name="ce166" table:formula="of:=IF(OR([.$BA$1];[.$BA$2]);IF([$Données.AR4]=[$Données.AS4];1;0);&quot;&quot;)" office:value-type="boolean" office:boolean-value="true" calcext:value-type="boolean">
            <text:p>VRAI</text:p>
          </table:table-cell>
          <table:table-cell/>
          <table:table-cell table:style-name="ce131" table:formula="of:=IF(AND([.$BA$1];[.$BA$2]);[$Données.T4];&quot;&quot;)" office:value-type="float" office:value="0" calcext:value-type="float">
            <text:p>0</text:p>
          </table:table-cell>
          <table:table-cell table:style-name="ce131" table:number-columns-repeated="2"/>
          <table:table-cell table:style-name="ce56" table:number-columns-repeated="13"/>
          <table:table-cell table:number-columns-repeated="978"/>
        </table:table-row>
        <table:table-row table:style-name="ro7">
          <table:table-cell table:style-name="ce54"/>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978"/>
        </table:table-row>
        <table:table-row table:style-name="ro7">
          <table:table-cell table:style-name="ce56"/>
          <table:table-cell table:style-name="ce131" office:value-type="string" calcext:value-type="string">
            <text:p>x^</text:p>
          </table:table-cell>
          <table:table-cell table:style-name="ce131" table:formula="of:=[$Données.B5]" office:value-type="float" office:value="10" calcext:value-type="float">
            <text:p>10</text:p>
          </table:table-cell>
          <table:table-cell table:style-name="ce131"/>
          <table:table-cell table:style-name="ce77"/>
          <table:table-cell table:style-name="ce131"/>
          <table:table-cell table:style-name="ce96" office:value-type="string" calcext:value-type="string">
            <text:p>En cours de construction</text:p>
          </table:table-cell>
          <table:table-cell table:style-name="ce131" table:number-columns-repeated="7"/>
          <table:table-cell table:style-name="ce100"/>
          <table:table-cell table:style-name="ce131"/>
          <table:table-cell table:style-name="ce132" office:value-type="float" office:value="10" calcext:value-type="float">
            <text:p>10</text:p>
          </table:table-cell>
          <table:table-cell table:style-name="ce132" office:value-type="string" calcext:value-type="string">
            <text:p>x^</text:p>
          </table:table-cell>
          <table:table-cell table:style-name="ce132" office:value-type="float" office:value="9" calcext:value-type="float">
            <text:p>9</text:p>
          </table:table-cell>
          <table:table-cell table:style-name="ce131" table:number-columns-repeated="8"/>
          <table:table-cell table:style-name="ce56"/>
          <table:table-cell table:style-name="ce166" table:formula="of:=IF(OR([.$BA$1];[.$BA$2]);IF([$Données.AR5]=[$Données.AS5];1;0);&quot;&quot;)" office:value-type="boolean" office:boolean-value="true" calcext:value-type="boolean">
            <text:p>VRAI</text:p>
          </table:table-cell>
          <table:table-cell/>
          <table:table-cell table:style-name="ce144" table:formula="of:=IF(AND([.$BA$1];[.$BA$2]);[$Données.T5];&quot;&quot;)" office:value-type="float" office:value="10" calcext:value-type="float">
            <text:p>10</text:p>
          </table:table-cell>
          <table:table-cell table:style-name="ce144" table:formula="of:=IF(AND([.$BA$1];[.$BA$2]);&quot;x^&quot;;&quot;&quot;)" office:value-type="string" office:string-value="x^" calcext:value-type="string">
            <text:p>x^</text:p>
          </table:table-cell>
          <table:table-cell table:style-name="ce131" table:formula="of:=IF(AND([.$BA$1];[.$BA$2]);[$Données.V5];&quot;&quot;)" office:value-type="float" office:value="9" calcext:value-type="float">
            <text:p>9</text:p>
          </table:table-cell>
          <table:table-cell table:style-name="ce56" table:number-columns-repeated="13"/>
          <table:table-cell table:number-columns-repeated="978"/>
        </table:table-row>
        <table:table-row table:style-name="ro7">
          <table:table-cell table:style-name="ce54"/>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978"/>
        </table:table-row>
        <table:table-row table:style-name="ro7">
          <table:table-cell table:style-name="ce56"/>
          <table:table-cell table:style-name="ce125" table:formula="of:=IF([$Données.B6]=-1;&quot;-&quot;;IF([$Données.B6]=1;&quot;&quot;;[$Données.B6]))" office:value-type="float" office:value="7" calcext:value-type="float">
            <text:p>7</text:p>
          </table:table-cell>
          <table:table-cell table:style-name="ce131"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32" office:value-type="float" office:value="7" calcext:value-type="float">
            <text:p>7</text:p>
          </table:table-cell>
          <table:table-cell table:style-name="ce131" table:number-columns-repeated="10"/>
          <table:table-cell table:style-name="ce56"/>
          <table:table-cell table:style-name="ce166" table:formula="of:=IF(OR([.$BA$1];[.$BA$2]);IF([$Données.AR6]=[$Données.AS6];1;0);&quot;&quot;)" office:value-type="boolean" office:boolean-value="true" calcext:value-type="boolean">
            <text:p>VRAI</text:p>
          </table:table-cell>
          <table:table-cell/>
          <table:table-cell table:style-name="ce131" table:formula="of:=IF(AND([.$BA$1];[.$BA$2]);[$Données.T6];&quot;&quot;)" office:value-type="float" office:value="7" calcext:value-type="float">
            <text:p>7</text:p>
          </table:table-cell>
          <table:table-cell table:style-name="ce144"/>
          <table:table-cell table:style-name="ce131"/>
          <table:table-cell table:style-name="ce56" table:number-columns-repeated="13"/>
          <table:table-cell table:number-columns-repeated="978"/>
        </table:table-row>
        <table:table-row table:style-name="ro7">
          <table:table-cell table:style-name="ce54"/>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978"/>
        </table:table-row>
        <table:table-row table:style-name="ro7">
          <table:table-cell table:style-name="ce56"/>
          <table:table-cell table:style-name="ce125" table:formula="of:=IF([$Données.B7]=-1;&quot;-&quot;;IF([$Données.B7]=1;&quot;&quot;;[$Données.B7]))" office:value-type="float" office:value="4" calcext:value-type="float">
            <text:p>4</text:p>
          </table:table-cell>
          <table:table-cell table:style-name="ce131" office:value-type="string" calcext:value-type="string">
            <text:p>x^</text:p>
          </table:table-cell>
          <table:table-cell table:style-name="ce131" table:formula="of:=[$Données.C7]" office:value-type="float" office:value="8" calcext:value-type="float">
            <text:p>8</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32" office:value-type="float" office:value="32" calcext:value-type="float">
            <text:p>32</text:p>
          </table:table-cell>
          <table:table-cell table:style-name="ce132" office:value-type="string" calcext:value-type="string">
            <text:p>x^</text:p>
          </table:table-cell>
          <table:table-cell table:style-name="ce132" office:value-type="float" office:value="7" calcext:value-type="float">
            <text:p>7</text:p>
          </table:table-cell>
          <table:table-cell table:style-name="ce131" table:number-columns-repeated="8"/>
          <table:table-cell table:style-name="ce56"/>
          <table:table-cell table:style-name="ce166" table:formula="of:=IF(OR([.$BA$1];[.$BA$2]);IF([$Données.AR7]=[$Données.AS7];1;0);&quot;&quot;)" office:value-type="boolean" office:boolean-value="true" calcext:value-type="boolean">
            <text:p>VRAI</text:p>
          </table:table-cell>
          <table:table-cell/>
          <table:table-cell table:style-name="ce131" table:formula="of:=IF(AND([.$BA$1];[.$BA$2]);[$Données.T7];&quot;&quot;)" office:value-type="float" office:value="32" calcext:value-type="float">
            <text:p>32</text:p>
          </table:table-cell>
          <table:table-cell table:style-name="ce144" table:formula="of:=IF(AND([.$BA$1];[.$BA$2]);&quot;x^&quot;;&quot;&quot;)" office:value-type="string" office:string-value="x^" calcext:value-type="string">
            <text:p>x^</text:p>
          </table:table-cell>
          <table:table-cell table:style-name="ce131" table:formula="of:=IF(AND([.$BA$1];[.$BA$2]);[$Données.V7];&quot;&quot;)" office:value-type="float" office:value="7" calcext:value-type="float">
            <text:p>7</text:p>
          </table:table-cell>
          <table:table-cell table:style-name="ce56" table:number-columns-repeated="13"/>
          <table:table-cell table:number-columns-repeated="978"/>
        </table:table-row>
        <table:table-row table:style-name="ro7">
          <table:table-cell table:style-name="ce54"/>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978"/>
        </table:table-row>
        <table:table-row table:style-name="ro7">
          <table:table-cell table:style-name="ce54"/>
          <table:table-cell table:style-name="ce131" table:formula="of:=[$Données.B8]" office:value-type="float" office:value="-5" calcext:value-type="float">
            <text:p>-5</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8" calcext:value-type="float">
            <text:p>8</text:p>
          </table:table-cell>
          <table:table-cell table:style-name="ce131"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32" office:value-type="float" office:value="-8" calcext:value-type="float">
            <text:p>-8</text:p>
          </table:table-cell>
          <table:table-cell table:style-name="ce131" table:number-columns-repeated="10"/>
          <table:table-cell table:style-name="ce56"/>
          <table:table-cell table:style-name="ce166" table:formula="of:=IF(OR([.$BA$1];[.$BA$2]);IF([$Données.AR8]=[$Données.AS8];1;0);&quot;&quot;)" office:value-type="boolean" office:boolean-value="true" calcext:value-type="boolean">
            <text:p>VRAI</text:p>
          </table:table-cell>
          <table:table-cell/>
          <table:table-cell table:style-name="ce131" table:formula="of:=IF(AND([.$BA$1];[.$BA$2]);[$Données.T8];&quot;&quot;)" office:value-type="float" office:value="-8" calcext:value-type="float">
            <text:p>-8</text:p>
          </table:table-cell>
          <table:table-cell table:style-name="ce131" table:number-columns-repeated="2"/>
          <table:table-cell table:style-name="ce56" table:number-columns-repeated="13"/>
          <table:table-cell table:number-columns-repeated="978"/>
        </table:table-row>
        <table:table-row table:style-name="ro7">
          <table:table-cell table:style-name="ce56"/>
          <table:table-cell table:style-name="ce131" table:number-columns-repeated="6"/>
          <table:table-cell table:style-name="ce54"/>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978"/>
        </table:table-row>
        <table:table-row table:style-name="ro7">
          <table:table-cell table:style-name="ce54"/>
          <table:table-cell table:style-name="ce131" table:formula="of:=[$Données.B9]" office:value-type="float" office:value="15" calcext:value-type="float">
            <text:p>15</text:p>
          </table:table-cell>
          <table:table-cell table:style-name="ce131" office:value-type="string" calcext:value-type="string">
            <text:p>x^</text:p>
          </table:table-cell>
          <table:table-cell table:style-name="ce131" table:formula="of:=[$Données.C9]" office:value-type="float" office:value="-9" calcext:value-type="float">
            <text:p>-9</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2" calcext:value-type="float">
            <text:p>2</text:p>
          </table:table-cell>
          <table:table-cell table:style-name="ce131"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13" calcext:value-type="float">
            <text:p>13</text:p>
          </table:table-cell>
          <table:table-cell table:style-name="ce131" table:number-columns-repeated="5"/>
          <table:table-cell table:style-name="ce101"/>
          <table:table-cell table:style-name="ce140"/>
          <table:table-cell table:style-name="ce132" office:value-type="float" office:value="-135" calcext:value-type="float">
            <text:p>-135</text:p>
          </table:table-cell>
          <table:table-cell table:style-name="ce132" office:value-type="string" calcext:value-type="string">
            <text:p>x^</text:p>
          </table:table-cell>
          <table:table-cell table:style-name="ce132" office:value-type="float" office:value="-10" calcext:value-type="float">
            <text:p>-10</text:p>
          </table:table-cell>
          <table:table-cell table:style-name="ce132" office:value-type="string" calcext:value-type="string">
            <text:p>+</text:p>
          </table:table-cell>
          <table:table-cell table:style-name="ce132" office:value-type="float" office:value="2" calcext:value-type="float">
            <text:p>2</text:p>
          </table:table-cell>
          <table:table-cell table:style-name="ce131" table:number-columns-repeated="6"/>
          <table:table-cell table:style-name="ce56"/>
          <table:table-cell table:style-name="ce166" table:formula="of:=IF(OR([.$BA$1];[.$BA$2]);IF([$Données.AR9]=[$Données.AS9];1;0);&quot;&quot;)" office:value-type="boolean" office:boolean-value="true" calcext:value-type="boolean">
            <text:p>VRAI</text:p>
          </table:table-cell>
          <table:table-cell/>
          <table:table-cell table:style-name="ce131" table:formula="of:=IF(AND([.$BA$1];[.$BA$2]);[$Données.T9];&quot;&quot;)" office:value-type="float" office:value="-135" calcext:value-type="float">
            <text:p>-135</text:p>
          </table:table-cell>
          <table:table-cell table:style-name="ce144" table:formula="of:=IF(AND([.$BA$1];[.$BA$2]);&quot;x^&quot;;&quot;&quot;)" office:value-type="string" office:string-value="x^" calcext:value-type="string">
            <text:p>x^</text:p>
          </table:table-cell>
          <table:table-cell table:style-name="ce131" table:formula="of:=IF(AND([.$BA$1];[.$BA$2]);[$Données.V9];&quot;&quot;)" office:value-type="float" office:value="-10" calcext:value-type="float">
            <text:p>-10</text:p>
          </table:table-cell>
          <table:table-cell table:style-name="ce56" table:formula="of:=IF(AND([.$BA$1];[.$BA$2]);IF([$Données.D9]&lt;0;&quot;-&quot;;&quot;+&quot;);&quot;&quot;)" office:value-type="string" office:string-value="+" calcext:value-type="string">
            <text:p>+</text:p>
          </table:table-cell>
          <table:table-cell table:style-name="ce56" table:formula="of:=IF(AND([.$BA$1];[.$BA$2]);ABS([$Données.D9]);&quot;&quot;)" office:value-type="float" office:value="2" calcext:value-type="float">
            <text:p>2</text:p>
          </table:table-cell>
          <table:table-cell table:style-name="ce56" table:number-columns-repeated="11"/>
          <table:table-cell table:number-columns-repeated="978"/>
        </table:table-row>
        <table:table-row table:style-name="ro7">
          <table:table-cell table:style-name="ce54"/>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978"/>
        </table:table-row>
        <table:table-row table:style-name="ro7">
          <table:table-cell table:style-name="ce54"/>
          <table:table-cell table:style-name="ce131" office:value-type="string" calcext:value-type="string">
            <text:p>(</text:p>
          </table:table-cell>
          <table:table-cell table:style-name="ce125" table:formula="of:=IF([$Données.B10]=-1;&quot;-&quot;;IF([$Données.B10]=1;&quot;&quot;;[$Données.B10]))" office:value-type="float" office:value="-7" calcext:value-type="float">
            <text:p>-7</text:p>
          </table:table-cell>
          <table:table-cell table:style-name="ce77"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10" calcext:value-type="float">
            <text:p>10</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15" calcext:value-type="float">
            <text:p>-15</text:p>
          </table:table-cell>
          <table:table-cell table:style-name="ce131"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15" calcext:value-type="float">
            <text:p>15</text:p>
          </table:table-cell>
          <table:table-cell table:style-name="ce131" office:value-type="string" calcext:value-type="string">
            <text:p>)</text:p>
          </table:table-cell>
          <table:table-cell table:style-name="ce131"/>
          <table:table-cell table:style-name="ce101"/>
          <table:table-cell table:style-name="ce140"/>
          <table:table-cell table:style-name="ce132" office:value-type="float" office:value="210" calcext:value-type="float">
            <text:p>210</text:p>
          </table:table-cell>
          <table:table-cell table:style-name="ce132" office:value-type="string" calcext:value-type="string">
            <text:p>x</text:p>
          </table:table-cell>
          <table:table-cell table:style-name="ce132" office:value-type="string" calcext:value-type="string">
            <text:p>+</text:p>
          </table:table-cell>
          <table:table-cell table:style-name="ce132" office:value-type="float" office:value="255" calcext:value-type="float">
            <text:p>255</text:p>
          </table:table-cell>
          <table:table-cell table:style-name="ce131" table:number-columns-repeated="7"/>
          <table:table-cell table:style-name="ce56"/>
          <table:table-cell table:style-name="ce166" table:formula="of:=IF(OR([.$BA$1];[.$BA$2]);IF([$Données.AR10]=[$Données.AS10];1;0);&quot;&quot;)" office:value-type="boolean" office:boolean-value="true" calcext:value-type="boolean">
            <text:p>VRAI</text:p>
          </table:table-cell>
          <table:table-cell/>
          <table:table-cell table:style-name="ce131" table:formula="of:=IF(AND([.$BA$1];[.$BA$2]);[$Données.T10];&quot;&quot;)" office:value-type="float" office:value="210" calcext:value-type="float">
            <text:p>210</text:p>
          </table:table-cell>
          <table:table-cell table:style-name="ce144" table:formula="of:=IF(AND([.$BA$1];[.$BA$2]);&quot;x&quot;;&quot;&quot;)" office:value-type="string" office:string-value="x" calcext:value-type="string">
            <text:p>x</text:p>
          </table:table-cell>
          <table:table-cell table:style-name="ce131" table:formula="of:=IF(AND([.$BA$1];[.$BA$2]);IF([$Données.W10]&lt;0;&quot;-&quot;;&quot;+&quot;);&quot;&quot;)" office:value-type="string" office:string-value="+" calcext:value-type="string">
            <text:p>+</text:p>
          </table:table-cell>
          <table:table-cell table:style-name="ce131" table:formula="of:=IF(AND([.$BA$1];[.$BA$2]);ABS([$Données.W10]);&quot;&quot;)" office:value-type="float" office:value="255" calcext:value-type="float">
            <text:p>255</text:p>
          </table:table-cell>
          <table:table-cell table:style-name="ce56" table:number-columns-repeated="12"/>
          <table:table-cell table:number-columns-repeated="978"/>
        </table:table-row>
        <table:table-row table:style-name="ro7">
          <table:table-cell table:number-columns-repeated="14"/>
          <table:table-cell table:style-name="ce103"/>
          <table:table-cell table:number-columns-repeated="1009"/>
        </table:table-row>
        <table:table-row table:style-name="ro7">
          <table:table-cell table:style-name="ce54"/>
          <table:table-cell table:style-name="ce131"/>
          <table:table-cell table:style-name="ce125" table:formula="of:=IF([$Données.B11]=-1;&quot;-&quot;;IF([$Données.B11]=1;&quot;&quot;;[$Données.B11]))" office:value-type="float" office:value="5" calcext:value-type="float">
            <text:p>5</text:p>
          </table:table-cell>
          <table:table-cell table:style-name="ce77"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15" calcext:value-type="float">
            <text:p>15</text:p>
          </table:table-cell>
          <table:table-cell table:style-name="ce131"/>
          <table:table-cell table:style-name="ce125"/>
          <table:table-cell table:style-name="ce131" table:number-columns-repeated="6"/>
          <table:table-cell table:style-name="ce101"/>
          <table:table-cell table:style-name="ce140"/>
          <table:table-cell table:style-name="ce137" office:value-type="string" calcext:value-type="string" table:number-columns-spanned="1" table:number-rows-spanned="3">
            <text:p>-</text:p>
          </table:table-cell>
          <table:table-cell table:style-name="ce132" office:value-type="float" office:value="5" calcext:value-type="float" table:number-columns-spanned="7" table:number-rows-spanned="1">
            <text:p>5</text:p>
          </table:table-cell>
          <table:covered-table-cell table:style-name="ce48"/>
          <table:covered-table-cell table:style-name="ce77"/>
          <table:covered-table-cell table:number-columns-repeated="3" table:style-name="ce48"/>
          <table:covered-table-cell table:style-name="ce75"/>
          <table:table-cell table:style-name="ce287"/>
          <table:table-cell table:style-name="ce140" table:number-columns-repeated="2"/>
          <table:table-cell table:style-name="ce56"/>
          <table:table-cell table:style-name="ce168" table:formula="of:=IF(OR([.$BA$1];[.$BA$2]);IF([$Données.AR12]=[$Données.AS12];1;0);&quot;&quot;)" office:value-type="boolean" office:boolean-value="true" calcext:value-type="boolean" table:number-columns-spanned="1" table:number-rows-spanned="3">
            <text:p>VRAI</text:p>
          </table:table-cell>
          <table:table-cell/>
          <table:table-cell table:style-name="ce171" table:formula="of:=IF(AND([.$BA$1];[.$BA$2]);IF([$Données.H12]&lt;0;&quot;-&quot;;&quot;&quot;);&quot;&quot;)" office:value-type="string" office:string-value="-" calcext:value-type="string" table:number-columns-spanned="1" table:number-rows-spanned="3">
            <text:p>-</text:p>
          </table:table-cell>
          <table:table-cell table:style-name="ce48" table:formula="of:=IF(AND([.$BA$1];[.$BA$2]);ABS([$Données.H12]);&quot;&quot;)" office:value-type="float" office:value="5" calcext:value-type="float" table:number-columns-spanned="7" table:number-rows-spanned="1">
            <text:p>5</text:p>
          </table:table-cell>
          <table:covered-table-cell table:style-name="ce48"/>
          <table:covered-table-cell table:style-name="ce77"/>
          <table:covered-table-cell table:number-columns-repeated="3" table:style-name="ce48"/>
          <table:covered-table-cell/>
          <table:table-cell table:number-columns-repeated="986"/>
        </table:table-row>
        <table:table-row table:style-name="ro8">
          <table:table-cell/>
          <table:table-cell office:value-type="string" calcext:value-type="string" table:number-columns-spanned="6" table:number-rows-spanned="1">
            <text:p>-----------------------------------------</text:p>
          </table:table-cell>
          <table:covered-table-cell table:number-columns-repeated="5"/>
          <table:table-cell table:number-columns-repeated="7"/>
          <table:table-cell table:style-name="ce103"/>
          <table:table-cell/>
          <table:covered-table-cell table:style-name="ce139"/>
          <table:table-cell table:style-name="ce144" table:formula="of:=IF(AND([.$BA$1];[.$BA$2]);&quot;-----------------------------------------------------------------------------------------&quot;;&quot;&quot;)" office:value-type="string" office:string-value="-----------------------------------------------------------------------------------------" calcext:value-type="string">
            <text:p>-----------------------------------------------------------------------------------------</text:p>
          </table:table-cell>
          <table:table-cell table:style-name="ce287" table:number-columns-repeated="7"/>
          <table:table-cell table:number-columns-repeated="3"/>
          <table:covered-table-cell/>
          <table:table-cell/>
          <table:covered-table-cell table:style-name="ce88"/>
          <table:table-cell table:style-name="ce144" table:formula="of:=IF(AND([.$BA$1];[.$BA$2]);&quot;-----------------------------------------------------------------------------------------&quot;;&quot;&quot;)" office:value-type="string" office:string-value="-----------------------------------------------------------------------------------------" calcext:value-type="string">
            <text:p>-----------------------------------------------------------------------------------------</text:p>
          </table:table-cell>
          <table:table-cell table:number-columns-repeated="992"/>
        </table:table-row>
        <table:table-row table:style-name="ro7">
          <table:table-cell table:style-name="ce54"/>
          <table:table-cell table:style-name="ce131"/>
          <table:table-cell table:style-name="ce131" table:formula="of:=IF([$Données.D11]=-1;&quot;-&quot;;IF([$Données.D11]=1;&quot;&quot;;[$Données.D11]))" office:value-type="float" office:value="-6" calcext:value-type="float">
            <text:p>-6</text:p>
          </table:table-cell>
          <table:table-cell table:style-name="ce77"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6" calcext:value-type="float">
            <text:p>6</text:p>
          </table:table-cell>
          <table:table-cell table:style-name="ce131"/>
          <table:table-cell table:style-name="ce125"/>
          <table:table-cell table:style-name="ce131" table:number-columns-repeated="6"/>
          <table:table-cell table:style-name="ce101"/>
          <table:table-cell table:style-name="ce140"/>
          <table:covered-table-cell table:style-name="ce139"/>
          <table:table-cell table:style-name="ce145" office:value-type="float" office:value="3" calcext:value-type="float">
            <text:p>3</text:p>
          </table:table-cell>
          <table:table-cell table:style-name="ce125" office:value-type="string" calcext:value-type="string">
            <text:p>(</text:p>
          </table:table-cell>
          <table:table-cell table:style-name="ce145"/>
          <table:table-cell table:style-name="ce147" office:value-type="string" calcext:value-type="string">
            <text:p>x</text:p>
          </table:table-cell>
          <table:table-cell table:style-name="ce132" office:value-type="string" calcext:value-type="string">
            <text:p>+</text:p>
          </table:table-cell>
          <table:table-cell table:style-name="ce132" office:value-type="float" office:value="1" calcext:value-type="float">
            <text:p>1</text:p>
          </table:table-cell>
          <table:table-cell table:style-name="ce131" office:value-type="string" calcext:value-type="string">
            <text:p>)</text:p>
          </table:table-cell>
          <table:table-cell table:style-name="ce155" office:value-type="string" calcext:value-type="string">
            <text:p>²</text:p>
          </table:table-cell>
          <table:table-cell table:style-name="ce140" table:number-columns-repeated="2"/>
          <table:table-cell table:style-name="ce56"/>
          <table:covered-table-cell table:style-name="ce158"/>
          <table:table-cell/>
          <table:covered-table-cell table:style-name="ce88"/>
          <table:table-cell table:style-name="ce125" table:formula="of:=IF(AND([.$BA$1];[.$BA$2]);IF([$Données.C12]=1;&quot;&quot;;[$Données.C12]);&quot;&quot;)" office:value-type="float" office:value="3" calcext:value-type="float">
            <text:p>3</text:p>
          </table:table-cell>
          <table:table-cell table:style-name="ce131" table:formula="of:=IF(AND([.$BA$1];[.$BA$2]);&quot;(&quot;;&quot;&quot;)" office:value-type="string" office:string-value="(" calcext:value-type="string">
            <text:p>(</text:p>
          </table:table-cell>
          <table:table-cell table:style-name="ce125" table:formula="of:=IF(AND([.$BA$1];[.$BA$2]);IF([$Données.D12]=-1;&quot;-&quot;;IF([$Données.D12]=1;&quot;&quot;;[$Données.D12]));&quot;&quot;)">
            <text:p/>
          </table:table-cell>
          <table:table-cell table:style-name="ce144" table:formula="of:=IF(AND([.$BA$1];[.$BA$2]);&quot;x&quot;;&quot;&quot;)" office:value-type="string" office:string-value="x" calcext:value-type="string">
            <text:p>x</text:p>
          </table:table-cell>
          <table:table-cell table:style-name="ce131" table:formula="of:=IF(AND([.$BA$1];[.$BA$2]);IF([$Données.E12]&lt;0;&quot;-&quot;;&quot;+&quot;);&quot;&quot;)" office:value-type="string" office:string-value="+" calcext:value-type="string">
            <text:p>+</text:p>
          </table:table-cell>
          <table:table-cell table:style-name="ce131" table:formula="of:=IF(AND([.$BA$1];[.$BA$2]);ABS([$Données.E12]);&quot;&quot;)" office:value-type="float" office:value="1" calcext:value-type="float">
            <text:p>1</text:p>
          </table:table-cell>
          <table:table-cell table:style-name="ce131" table:formula="of:=IF(AND([.$BA$1];[.$BA$2]);&quot;)&quot;;&quot;&quot;)" office:value-type="string" office:string-value=")" calcext:value-type="string">
            <text:p>)</text:p>
          </table:table-cell>
          <table:table-cell table:style-name="ce173" table:formula="of:=IF(AND([.$BA$1];[.$BA$2]);&quot;²&quot;;&quot;&quot;)" office:value-type="string" office:string-value="²" calcext:value-type="string">
            <text:p>²</text:p>
          </table:table-cell>
          <table:table-cell table:number-columns-repeated="28"/>
          <table:table-cell table:style-name="ce46"/>
          <table:table-cell table:number-columns-repeated="956"/>
        </table:table-row>
        <table:table-row table:style-name="ro7">
          <table:table-cell table:number-columns-repeated="14"/>
          <table:table-cell table:style-name="ce103"/>
          <table:table-cell table:number-columns-repeated="1009"/>
        </table:table-row>
        <table:table-row table:style-name="ro7">
          <table:table-cell table:style-name="ce54"/>
          <table:table-cell table:style-name="ce131" office:value-type="string" calcext:value-type="string">
            <text:p>(</text:p>
          </table:table-cell>
          <table:table-cell table:style-name="ce125" table:formula="of:=IF([$Données.B13]=-1;&quot;-&quot;;IF([$Données.B13]=1;&quot;&quot;;[$Données.B13]))" office:value-type="float" office:value="7" calcext:value-type="float">
            <text:p>7</text:p>
          </table:table-cell>
          <table:table-cell table:style-name="ce131" office:value-type="string" calcext:value-type="string">
            <text:p>x^</text:p>
          </table:table-cell>
          <table:table-cell table:style-name="ce131" table:formula="of:=[$Données.C13]" office:value-type="float" office:value="5" calcext:value-type="float">
            <text:p>5</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3" calcext:value-type="float">
            <text:p>3</text:p>
          </table:table-cell>
          <table:table-cell table:style-name="ce125" office:value-type="string" calcext:value-type="string">
            <text:p>)^</text:p>
          </table:table-cell>
          <table:table-cell table:style-name="ce131" table:formula="of:=IF(ABS([$Données.E13])=1;&quot;&quot;;ABS([$Données.E13]))" office:value-type="float" office:value="6" calcext:value-type="float">
            <text:p>6</text:p>
          </table:table-cell>
          <table:table-cell table:style-name="ce131" table:number-columns-repeated="5"/>
          <table:table-cell table:style-name="ce101"/>
          <table:table-cell table:style-name="ce140"/>
          <table:table-cell table:style-name="ce141" office:value-type="float" office:value="42" calcext:value-type="float">
            <text:p>42</text:p>
          </table:table-cell>
          <table:table-cell table:style-name="ce147" office:value-type="string" calcext:value-type="string">
            <text:p>x^</text:p>
          </table:table-cell>
          <table:table-cell table:style-name="ce132" office:value-type="float" office:value="4" calcext:value-type="float">
            <text:p>4</text:p>
          </table:table-cell>
          <table:table-cell table:style-name="ce132" office:value-type="string" calcext:value-type="string">
            <text:p>(</text:p>
          </table:table-cell>
          <table:table-cell table:style-name="ce145" office:value-type="float" office:value="7" calcext:value-type="float">
            <text:p>7</text:p>
          </table:table-cell>
          <table:table-cell table:style-name="ce147" office:value-type="string" calcext:value-type="string">
            <text:p>x^</text:p>
          </table:table-cell>
          <table:table-cell table:style-name="ce132" office:value-type="float" office:value="5" calcext:value-type="float">
            <text:p>5</text:p>
          </table:table-cell>
          <table:table-cell table:style-name="ce132" office:value-type="string" calcext:value-type="string">
            <text:p>-</text:p>
          </table:table-cell>
          <table:table-cell table:style-name="ce132" office:value-type="float" office:value="3" calcext:value-type="float">
            <text:p>3</text:p>
          </table:table-cell>
          <table:table-cell table:style-name="ce132" office:value-type="string" calcext:value-type="string">
            <text:p>)^</text:p>
          </table:table-cell>
          <table:table-cell table:style-name="ce132" office:value-type="float" office:value="5" calcext:value-type="float">
            <text:p>5</text:p>
          </table:table-cell>
          <table:table-cell table:style-name="ce56"/>
          <table:table-cell table:style-name="ce166" table:formula="of:=IF(OR([.$BA$1];[.$BA$2]);IF([$Données.AR14]=[$Données.AS14];1;0);&quot;&quot;)" office:value-type="boolean" office:boolean-value="true" calcext:value-type="boolean">
            <text:p>VRAI</text:p>
          </table:table-cell>
          <table:table-cell/>
          <table:table-cell table:style-name="ce172" table:formula="of:=IF(AND([.$BA$1];[.$BA$2]);[$Données.H14];&quot;&quot;)" office:value-type="float" office:value="42" calcext:value-type="float">
            <text:p>42</text:p>
          </table:table-cell>
          <table:table-cell table:style-name="ce144" table:formula="of:=IF(AND([.$BA$1];[.$BA$2]);&quot;x^&quot;;&quot;&quot;)" office:value-type="string" office:string-value="x^" calcext:value-type="string">
            <text:p>x^</text:p>
          </table:table-cell>
          <table:table-cell table:style-name="ce131" table:formula="of:=IF(AND([.$BA$1];[.$BA$2]);[$Données.U14];&quot;&quot;)" office:value-type="float" office:value="4" calcext:value-type="float">
            <text:p>4</text:p>
          </table:table-cell>
          <table:table-cell table:style-name="ce131" table:formula="of:=IF(AND([.$BA$1];[.$BA$2]);&quot;(&quot;;&quot;&quot;)" office:value-type="string" office:string-value="(" calcext:value-type="string">
            <text:p>(</text:p>
          </table:table-cell>
          <table:table-cell table:style-name="ce125" table:formula="of:=IF(AND([.$BA$1];[.$BA$2]);IF([$Données.B14]=-1;&quot;-&quot;;IF([$Données.B14]=1;&quot;&quot;;[$Données.B14]));&quot;&quot;)" office:value-type="float" office:value="7" calcext:value-type="float">
            <text:p>7</text:p>
          </table:table-cell>
          <table:table-cell table:style-name="ce144" table:formula="of:=IF(AND([.$BA$1];[.$BA$2]);&quot;x^&quot;;&quot;&quot;)" office:value-type="string" office:string-value="x^" calcext:value-type="string">
            <text:p>x^</text:p>
          </table:table-cell>
          <table:table-cell table:style-name="ce131" table:formula="of:=IF(AND([.$BA$1];[.$BA$2]);[$Données.C14];&quot;&quot;)" office:value-type="float" office:value="5" calcext:value-type="float">
            <text:p>5</text:p>
          </table:table-cell>
          <table:table-cell table:style-name="ce131" table:formula="of:=IF(AND([.$BA$1];[.$BA$2]);IF([$Données.D14]&lt;0;&quot;-&quot;;&quot;+&quot;);&quot;&quot;)" office:value-type="string" office:string-value="-" calcext:value-type="string">
            <text:p>-</text:p>
          </table:table-cell>
          <table:table-cell table:style-name="ce131" table:formula="of:=IF(AND([.$BA$1];[.$BA$2]);ABS([$Données.D14]);&quot;&quot;)" office:value-type="float" office:value="3" calcext:value-type="float">
            <text:p>3</text:p>
          </table:table-cell>
          <table:table-cell table:style-name="ce131" table:formula="of:=IF(AND([.$BA$1];[.$BA$2]);&quot;)^&quot;;&quot;&quot;)" office:value-type="string" office:string-value=")^" calcext:value-type="string">
            <text:p>)^</text:p>
          </table:table-cell>
          <table:table-cell table:style-name="ce131" table:formula="of:=IF(AND([.$BA$1];[.$BA$2]);[$Données.AC14];&quot;&quot;)" office:value-type="float" office:value="5" calcext:value-type="float">
            <text:p>5</text:p>
          </table:table-cell>
          <table:table-cell table:number-columns-repeated="983"/>
        </table:table-row>
        <table:table-row table:style-name="ro7">
          <table:table-cell table:number-columns-repeated="14"/>
          <table:table-cell table:style-name="ce103"/>
          <table:table-cell table:number-columns-repeated="1009"/>
        </table:table-row>
        <table:table-row table:style-name="ro7">
          <table:table-cell table:style-name="ce54"/>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3" calcext:value-type="float">
            <text:p>3</text:p>
          </table:table-cell>
          <table:table-cell table:style-name="ce131"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11" calcext:value-type="float">
            <text:p>11</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32" office:value-type="float" office:value="3" calcext:value-type="float" table:number-columns-spanned="8" table:number-rows-spanned="1">
            <text:p>3</text:p>
          </table:table-cell>
          <table:covered-table-cell table:style-name="ce150"/>
          <table:covered-table-cell table:style-name="ce153"/>
          <table:covered-table-cell table:number-columns-repeated="3" table:style-name="ce150"/>
          <table:covered-table-cell table:number-columns-repeated="2" table:style-name="ce123"/>
          <table:table-cell table:style-name="ce140" table:number-columns-repeated="2"/>
          <table:table-cell table:style-name="ce56"/>
          <table:table-cell table:style-name="ce168" table:formula="of:=IF(OR([.$BA$1];[.$BA$2]);IF([$Données.AR16]=[$Données.AS16];1;0);&quot;&quot;)" office:value-type="boolean" office:boolean-value="true" calcext:value-type="boolean" table:number-columns-spanned="1" table:number-rows-spanned="3">
            <text:p>VRAI</text:p>
          </table:table-cell>
          <table:table-cell/>
          <table:table-cell table:style-name="ce171" table:formula="of:=IF(AND([.$BA$1];[.$BA$2]);IF([$Données.B15]&lt;0;&quot;-&quot;;&quot;&quot;);&quot;&quot;)" table:number-columns-spanned="1" table:number-rows-spanned="3">
            <text:p/>
          </table:table-cell>
          <table:table-cell table:style-name="ce48" table:formula="of:=IF(AND([.$BA$1];[.$BA$2]);ABS([$Données.B16]);&quot;&quot;)" office:value-type="float" office:value="3" calcext:value-type="float" table:number-columns-spanned="8" table:number-rows-spanned="1">
            <text:p>3</text:p>
          </table:table-cell>
          <table:covered-table-cell table:style-name="ce48"/>
          <table:covered-table-cell table:style-name="ce77"/>
          <table:covered-table-cell table:number-columns-repeated="3" table:style-name="ce48"/>
          <table:covered-table-cell table:number-columns-repeated="2"/>
          <table:table-cell table:number-columns-repeated="985"/>
        </table:table-row>
        <table:table-row table:style-name="ro9">
          <table:table-cell table:number-columns-repeated="14"/>
          <table:table-cell table:style-name="ce103"/>
          <table:table-cell/>
          <table:covered-table-cell table:style-name="ce142"/>
          <table:table-cell table:style-name="ce148" table:formula="of:=IF(AND([.$BA$1];[.$BA$2]);&quot;-----------------------------------------------------------------------------------------&quot;;&quot;&quot;)" office:value-type="string" office:string-value="-----------------------------------------------------------------------------------------" calcext:value-type="string">
            <text:p>-----------------------------------------------------------------------------------------</text:p>
          </table:table-cell>
          <table:table-cell table:style-name="ce123" table:number-columns-repeated="7"/>
          <table:table-cell table:number-columns-repeated="3"/>
          <table:covered-table-cell/>
          <table:table-cell/>
          <table:covered-table-cell table:style-name="ce88"/>
          <table:table-cell table:style-name="ce144" table:formula="of:=IF(AND([.$BA$1];[.$BA$2]);&quot;-----------------------------------------------------------------------------------------&quot;;&quot;&quot;)" office:value-type="string" office:string-value="-----------------------------------------------------------------------------------------" calcext:value-type="string">
            <text:p>-----------------------------------------------------------------------------------------</text:p>
          </table:table-cell>
          <table:table-cell table:number-columns-repeated="992"/>
        </table:table-row>
        <table:table-row table:style-name="ro7">
          <table:table-cell table:number-columns-repeated="14"/>
          <table:table-cell table:style-name="ce105"/>
          <table:table-cell/>
          <table:covered-table-cell table:style-name="ce142"/>
          <table:table-cell table:style-name="ce132" office:value-type="float" office:value="2" calcext:value-type="float">
            <text:p>2</text:p>
          </table:table-cell>
          <table:table-cell table:style-name="ce110" office:value-type="string" calcext:value-type="string">
            <text:p>rac</text:p>
          </table:table-cell>
          <table:table-cell table:style-name="ce131" office:value-type="string" calcext:value-type="string">
            <text:p>(</text:p>
          </table:table-cell>
          <table:table-cell table:style-name="ce147" office:value-type="float" office:value="3" calcext:value-type="float">
            <text:p>3</text:p>
          </table:table-cell>
          <table:table-cell table:style-name="ce147" office:value-type="string" calcext:value-type="string">
            <text:p>x</text:p>
          </table:table-cell>
          <table:table-cell table:style-name="ce132" office:value-type="string" calcext:value-type="string">
            <text:p>-</text:p>
          </table:table-cell>
          <table:table-cell table:style-name="ce132" office:value-type="float" office:value="11" calcext:value-type="float">
            <text:p>11</text:p>
          </table:table-cell>
          <table:table-cell table:style-name="ce131" office:value-type="string" calcext:value-type="string">
            <text:p>)</text:p>
          </table:table-cell>
          <table:table-cell table:number-columns-repeated="3"/>
          <table:covered-table-cell/>
          <table:table-cell/>
          <table:covered-table-cell table:style-name="ce88"/>
          <table:table-cell table:style-name="ce131" table:formula="of:=IF(AND([.$BA$1];[.$BA$2]);IF([$Données.L15]&lt;&gt;1;&quot;&quot;;2);&quot;&quot;)" office:value-type="float" office:value="2" calcext:value-type="float">
            <text:p>2</text:p>
          </table:table-cell>
          <table:table-cell table:style-name="ce131" table:formula="of:=IF(AND([.$BA$1];[.$BA$2]);&quot;√&quot;;&quot;&quot;)" office:value-type="string" office:string-value="√" calcext:value-type="string">
            <text:p>√</text:p>
          </table:table-cell>
          <table:table-cell table:style-name="ce131" table:formula="of:=IF(AND([.$BA$1];[.$BA$2]);&quot;(&quot;;&quot;&quot;)" office:value-type="string" office:string-value="(" calcext:value-type="string">
            <text:p>(</text:p>
          </table:table-cell>
          <table:table-cell table:style-name="ce144" table:formula="of:=IF(AND([.$BA$1];[.$BA$2]);IF([$Données.B15]=-1;&quot;-&quot;;IF([$Données.B15]=1;&quot;&quot;;[$Données.B15]));&quot;&quot;)" office:value-type="float" office:value="3" calcext:value-type="float">
            <text:p>3</text:p>
          </table:table-cell>
          <table:table-cell table:style-name="ce144" table:formula="of:=IF(AND([.$BA$1];[.$BA$2]);&quot;x&quot;;&quot;&quot;)" office:value-type="string" office:string-value="x" calcext:value-type="string">
            <text:p>x</text:p>
          </table:table-cell>
          <table:table-cell table:style-name="ce131" table:formula="of:=IF(AND([.$BA$1];[.$BA$2]);IF([$Données.C15]&lt;0;&quot;-&quot;;&quot;+&quot;);&quot;&quot;)" office:value-type="string" office:string-value="-" calcext:value-type="string">
            <text:p>-</text:p>
          </table:table-cell>
          <table:table-cell table:style-name="ce131" table:formula="of:=IF(AND([.$BA$1];[.$BA$2]);ABS([$Données.C15]);&quot;&quot;)" office:value-type="float" office:value="11" calcext:value-type="float">
            <text:p>11</text:p>
          </table:table-cell>
          <table:table-cell table:style-name="ce131" table:formula="of:=IF(AND([.$BA$1];[.$BA$2]);&quot;)&quot;;&quot;&quot;)" office:value-type="string" office:string-value=")" calcext:value-type="string">
            <text:p>)</text:p>
          </table:table-cell>
          <table:table-cell table:number-columns-repeated="985"/>
        </table:table-row>
        <table:table-row table:style-name="ro7">
          <table:table-cell table:number-columns-repeated="14"/>
          <table:table-cell table:style-name="ce105"/>
          <table:table-cell/>
          <table:table-cell table:style-name="ce102" office:value-type="string" calcext:value-type="string">
            <text:p>saisir rac pour le symbole √</text:p>
          </table:table-cell>
          <table:table-cell table:number-columns-repeated="1007"/>
        </table:table-row>
        <table:table-row table:style-name="ro7">
          <table:table-cell table:style-name="Default" table:number-columns-repeated="2"/>
          <table:table-cell table:number-columns-repeated="12"/>
          <table:table-cell table:style-name="ce105"/>
          <table:table-cell/>
          <table:table-cell table:style-name="Default"/>
          <table:table-cell table:number-columns-repeated="1007"/>
        </table:table-row>
        <table:table-row table:style-name="ro7">
          <table:table-cell table:number-columns-repeated="14"/>
          <table:table-cell table:style-name="ce105"/>
          <table:table-cell table:number-columns-repeated="1009"/>
        </table:table-row>
        <table:table-row table:style-name="ro9">
          <table:table-cell/>
          <table:table-cell table:style-name="ce102" office:value-type="string" calcext:value-type="string">
            <text:p>----------------</text:p>
          </table:table-cell>
          <table:table-cell table:number-columns-repeated="12"/>
          <table:table-cell table:style-name="ce105"/>
          <table:table-cell table:number-columns-repeated="1009"/>
        </table:table-row>
        <table:table-row table:style-name="ro7">
          <table:table-cell table:number-columns-repeated="1024"/>
        </table:table-row>
        <table:table-row table:style-name="ro7">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1011"/>
        </table:table-row>
        <table:table-row table:style-name="ro7" table:number-rows-repeated="1048538">
          <table:table-cell table:number-columns-repeated="1024"/>
        </table:table-row>
        <table:table-row table:style-name="ro10">
          <table:table-cell table:number-columns-repeated="1024"/>
        </table:table-row>
        <table:table-row table:style-name="ro10">
          <table:table-cell table:number-columns-repeated="102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3" table:protected="true" table:protection-key="4iYkROYZ8x0A6i2Btlx6aPcHYvM=" table:protection-key-digest-algorithm="http://www.w3.org/2000/09/xmldsig#sha1" table:print="false">
        <loext:table-protection loext:select-protected-cells="true" loext:select-unprotected-cells="true"/>
        <office:forms form:automatic-focus="false" form:apply-design-mode="false"/>
        <table:table-column table:style-name="co7" table:default-cell-style-name="ce189"/>
        <table:table-column table:style-name="co8" table:default-cell-style-name="ce189"/>
        <table:table-column table:style-name="co9" table:default-cell-style-name="ce189"/>
        <table:table-column table:style-name="co10" table:number-columns-repeated="2" table:default-cell-style-name="ce189"/>
        <table:table-column table:style-name="co9" table:default-cell-style-name="ce189"/>
        <table:table-column table:style-name="co11" table:default-cell-style-name="ce189"/>
        <table:table-column table:style-name="co12" table:default-cell-style-name="ce189"/>
        <table:table-column table:style-name="co13" table:default-cell-style-name="ce189"/>
        <table:table-column table:style-name="co9" table:default-cell-style-name="ce189"/>
        <table:table-column table:style-name="co8" table:default-cell-style-name="ce189"/>
        <table:table-column table:style-name="co14" table:default-cell-style-name="ce189"/>
        <table:table-column table:style-name="co15" table:default-cell-style-name="ce189"/>
        <table:table-column table:style-name="co16" table:default-cell-style-name="ce189"/>
        <table:table-column table:style-name="co17" table:number-columns-repeated="4" table:default-cell-style-name="ce189"/>
        <table:table-column table:style-name="co18" table:number-columns-repeated="11" table:default-cell-style-name="ce189"/>
        <table:table-column table:style-name="co19" table:number-columns-repeated="2" table:default-cell-style-name="ce189"/>
        <table:table-column table:style-name="co20" table:default-cell-style-name="ce189"/>
        <table:table-column table:style-name="co21" table:number-columns-repeated="4" table:default-cell-style-name="ce189"/>
        <table:table-column table:style-name="co21" table:number-columns-repeated="7" table:default-cell-style-name="ce182"/>
        <table:table-column table:style-name="co16" table:default-cell-style-name="ce182"/>
        <table:table-column table:style-name="co22" table:default-cell-style-name="ce182"/>
        <table:table-column table:style-name="co23" table:default-cell-style-name="ce182"/>
        <table:table-column table:style-name="co24" table:number-columns-repeated="3" table:default-cell-style-name="ce182"/>
        <table:table-column table:style-name="co25" table:default-cell-style-name="ce182"/>
        <table:table-column table:style-name="co26" table:default-cell-style-name="ce182"/>
        <table:table-column table:style-name="co1" table:number-columns-repeated="2" table:default-cell-style-name="ce182"/>
        <table:table-column table:style-name="co27" table:default-cell-style-name="ce182"/>
        <table:table-column table:style-name="co28" table:default-cell-style-name="ce182"/>
        <table:table-column table:style-name="co1" table:number-columns-repeated="2" table:default-cell-style-name="ce182"/>
        <table:table-column table:style-name="co17" table:default-cell-style-name="ce182"/>
        <table:table-column table:style-name="co17" table:default-cell-style-name="ce189"/>
        <table:table-column table:style-name="co29" table:default-cell-style-name="ce189"/>
        <table:table-column table:style-name="co30" table:default-cell-style-name="ce189"/>
        <table:table-column table:style-name="co17" table:number-columns-repeated="2" table:default-cell-style-name="ce189"/>
        <table:table-column table:style-name="co31" table:number-columns-repeated="3" table:default-cell-style-name="ce189"/>
        <table:table-column table:style-name="co32" table:default-cell-style-name="ce189"/>
        <table:table-column table:style-name="co33" table:default-cell-style-name="ce189"/>
        <table:table-row table:style-name="ro5">
          <table:table-cell table:style-name="ce175" office:value-type="string" calcext:value-type="string" table:number-columns-spanned="35" table:number-rows-spanned="1">
            <text:p>Dérivation</text:p>
          </table:table-cell>
          <table:covered-table-cell table:style-name="ce190"/>
          <table:covered-table-cell table:style-name="ce202"/>
          <table:covered-table-cell table:number-columns-repeated="3" table:style-name="ce210"/>
          <table:covered-table-cell table:style-name="ce235"/>
          <table:covered-table-cell table:style-name="ce239"/>
          <table:covered-table-cell table:style-name="ce244"/>
          <table:covered-table-cell table:number-columns-repeated="3" table:style-name="ce190"/>
          <table:covered-table-cell table:style-name="ce261"/>
          <table:covered-table-cell table:number-columns-repeated="3" table:style-name="ce190"/>
          <table:covered-table-cell table:style-name="ce274"/>
          <table:covered-table-cell table:number-columns-repeated="2" table:style-name="ce279"/>
          <table:covered-table-cell table:style-name="ce280"/>
          <table:covered-table-cell table:number-columns-repeated="5" table:style-name="ce279"/>
          <table:covered-table-cell/>
          <table:covered-table-cell table:style-name="ce313"/>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1"/>
          <table:table-cell table:style-name="ce191"/>
          <table:table-cell table:style-name="ce708"/>
          <table:table-cell table:style-name="ce295" table:number-columns-repeated="3"/>
          <table:table-cell table:style-name="ce851"/>
          <table:table-cell table:style-name="ce939"/>
          <table:table-cell table:style-name="ce970"/>
          <table:table-cell table:style-name="ce191" table:number-columns-repeated="7"/>
          <table:table-cell table:style-name="ce1031"/>
          <table:table-cell table:style-name="ce191" table:number-columns-repeated="2"/>
          <table:table-cell table:style-name="ce939"/>
          <table:table-cell table:style-name="ce191" table:number-columns-repeated="6"/>
          <table:table-cell table:style-name="ce1080"/>
          <table:table-cell table:style-name="ce191" table:number-columns-repeated="8"/>
          <table:table-cell table:style-name="ce182"/>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3" office:value-type="string" calcext:value-type="string">
            <text:p>N°</text:p>
          </table:table-cell>
          <table:table-cell table:style-name="ce248" office:value-type="string" calcext:value-type="string">
            <text:p><text:span text:style-name="T10">f </text:span>(<text:span text:style-name="T10">x</text:span>)</text:p>
          </table:table-cell>
          <table:table-cell table:style-name="ce262" table:number-columns-repeated="5"/>
          <table:table-cell table:style-name="Default" table:number-columns-repeated="5"/>
          <table:table-cell table:style-name="ce394"/>
          <table:table-cell table:style-name="ce191" table:number-columns-repeated="6"/>
          <table:table-cell table:style-name="ce248" office:value-type="string" calcext:value-type="string">
            <text:p><text:span text:style-name="T10">f ’x</text:span>)</text:p>
          </table:table-cell>
          <table:table-cell table:style-name="ce262" table:number-columns-repeated="3"/>
          <table:table-cell table:style-name="Default"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363"/>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85"/>
          <table:table-cell table:style-name="ce437" table:number-columns-repeated="2"/>
          <table:table-cell table:style-name="ce1100"/>
          <table:table-cell table:style-name="ce182"/>
          <table:table-cell table:style-name="ce1090" table:number-columns-repeated="2"/>
          <table:table-cell table:style-name="ce1095" table:number-columns-repeated="6"/>
        </table:table-row>
        <table:table-row table:style-name="ro11">
          <table:table-cell table:style-name="ce674" office:value-type="float" office:value="1" calcext:value-type="float">
            <text:p>1</text:p>
          </table:table-cell>
          <table:table-cell table:style-name="ce249" office:value-type="float" office:value="4" calcext:value-type="float">
            <text:p>4</text:p>
          </table:table-cell>
          <table:table-cell table:style-name="ce249" table:number-columns-repeated="5"/>
          <table:table-cell table:style-name="Default" table:number-columns-repeated="5"/>
          <table:table-cell table:style-name="ce671" table:number-columns-repeated="4"/>
          <table:table-cell table:style-name="ce403"/>
          <table:table-cell table:style-name="ce671" table:number-columns-repeated="2"/>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T4];1;-0.5))" office:value-type="float" office:value="1" calcext:value-type="float">
            <text:p>1</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AG4:.AQ4])" office:value-type="float" office:value="1" calcext:value-type="float">
            <text:p>1</text:p>
          </table:table-cell>
          <table:table-cell table:style-name="ce293" office:value-type="float" office:value="1" calcext:value-type="float">
            <text:p>1</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11">
          <table:table-cell table:style-name="ce674" office:value-type="float" office:value="2" calcext:value-type="float">
            <text:p>2</text:p>
          </table:table-cell>
          <table:table-cell table:style-name="ce249" office:value-type="float" office:value="10" calcext:value-type="float">
            <text:p>10</text:p>
          </table:table-cell>
          <table:table-cell table:style-name="ce249" table:number-columns-repeated="5"/>
          <table:table-cell table:style-name="Default" table:number-columns-repeated="5"/>
          <table:table-cell table:style-name="ce191" table:number-columns-repeated="7"/>
          <table:table-cell table:style-name="ce249" table:formula="of:=[.B5]" office:value-type="float" office:value="10" calcext:value-type="float">
            <text:p>10</text:p>
          </table:table-cell>
          <table:table-cell table:style-name="ce249" office:value-type="string" calcext:value-type="string">
            <text:p>x^</text:p>
          </table:table-cell>
          <table:table-cell table:style-name="ce249" table:formula="of:=[.B5]-1" office:value-type="float" office:value="9" calcext:value-type="float">
            <text:p>9</text:p>
          </table:table-cell>
          <table:table-cell table:style-name="ce249"/>
          <table:table-cell table:style-name="ce191"/>
          <table:table-cell table:style-name="Default" table:number-columns-repeated="8"/>
          <table:table-cell table:style-name="ce282" table:formula="of:=IF(ISBLANK([$Dérivation.Q10]);0;IF([$Dérivation.Q10]=[.T5];1;-0.5))" office:value-type="float" office:value="1" calcext:value-type="float">
            <text:p>1</text:p>
          </table:table-cell>
          <table:table-cell table:style-name="ce282" table:formula="of:=IF(ISBLANK([$Dérivation.R10]);0;IF([$Dérivation.R10]=[.U5];1;-0.5))" office:value-type="float" office:value="1" calcext:value-type="float">
            <text:p>1</text:p>
          </table:table-cell>
          <table:table-cell table:style-name="ce282" table:formula="of:=IF(ISBLANK([$Dérivation.S10]);0;IF([$Dérivation.S10]=[.V5];1;-0.5))" office:value-type="float" office:value="1" calcext:value-type="float">
            <text:p>1</text:p>
          </table:table-cell>
          <table:table-cell table:style-name="ce293" table:number-columns-repeated="8"/>
          <table:table-cell table:style-name="ce293" table:formula="of:=SUM([.AG5:.AQ5])" office:value-type="float" office:value="3" calcext:value-type="float">
            <text:p>3</text:p>
          </table:table-cell>
          <table:table-cell table:style-name="ce293" office:value-type="float" office:value="3" calcext:value-type="float">
            <text:p>3</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3" calcext:value-type="float">
            <text:p>3</text:p>
          </table:table-cell>
          <table:table-cell table:style-name="ce249" office:value-type="float" office:value="7" calcext:value-type="float">
            <text:p>7</text:p>
          </table:table-cell>
          <table:table-cell table:style-name="ce249" office:value-type="float" office:value="12" calcext:value-type="float">
            <text:p>12</text:p>
          </table:table-cell>
          <table:table-cell table:style-name="ce249" table:number-columns-repeated="4"/>
          <table:table-cell table:style-name="Default" table:number-columns-repeated="5"/>
          <table:table-cell table:style-name="ce295"/>
          <table:table-cell table:style-name="ce865" table:number-columns-repeated="4"/>
          <table:table-cell table:style-name="ce295" table:number-columns-repeated="2"/>
          <table:table-cell table:style-name="ce249" table:formula="of:=[.B6]" office:value-type="float" office:value="7" calcext:value-type="float">
            <text:p>7</text:p>
          </table:table-cell>
          <table:table-cell table:style-name="ce249" table:number-columns-repeated="3"/>
          <table:table-cell table:style-name="ce382"/>
          <table:table-cell table:style-name="Default" table:number-columns-repeated="8"/>
          <table:table-cell table:style-name="ce282" table:formula="of:=IF(ISBLANK([$Dérivation.Q12]);0;IF([$Dérivation.Q12]=[.T6];1;-0.5))" office:value-type="float" office:value="1" calcext:value-type="float">
            <text:p>1</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AG6:.AQ6])" office:value-type="float" office:value="1" calcext:value-type="float">
            <text:p>1</text:p>
          </table:table-cell>
          <table:table-cell table:style-name="ce293" office:value-type="float" office:value="1" calcext:value-type="float">
            <text:p>1</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4" calcext:value-type="float">
            <text:p>4</text:p>
          </table:table-cell>
          <table:table-cell table:style-name="ce249" office:value-type="float" office:value="4" calcext:value-type="float">
            <text:p>4</text:p>
          </table:table-cell>
          <table:table-cell table:style-name="ce249" office:value-type="float" office:value="8" calcext:value-type="float">
            <text:p>8</text:p>
          </table:table-cell>
          <table:table-cell table:style-name="ce249" table:number-columns-repeated="4"/>
          <table:table-cell table:style-name="Default" table:number-columns-repeated="6"/>
          <table:table-cell table:style-name="ce191" table:number-columns-repeated="4"/>
          <table:table-cell table:style-name="ce1031" table:number-columns-repeated="2"/>
          <table:table-cell table:style-name="ce249" table:formula="of:=[.B7]*[.C7]" office:value-type="float" office:value="32" calcext:value-type="float">
            <text:p>32</text:p>
          </table:table-cell>
          <table:table-cell table:style-name="ce249" office:value-type="string" calcext:value-type="string">
            <text:p>x^</text:p>
          </table:table-cell>
          <table:table-cell table:style-name="ce249" table:formula="of:=[.C7]-1" office:value-type="float" office:value="7" calcext:value-type="float">
            <text:p>7</text:p>
          </table:table-cell>
          <table:table-cell table:style-name="ce249"/>
          <table:table-cell table:style-name="ce191"/>
          <table:table-cell table:style-name="Default" table:number-columns-repeated="8"/>
          <table:table-cell table:style-name="ce282" table:formula="of:=IF(ISBLANK([$Dérivation.Q14]);0;IF([$Dérivation.Q14]=[.T7];1;-0.5))" office:value-type="float" office:value="1" calcext:value-type="float">
            <text:p>1</text:p>
          </table:table-cell>
          <table:table-cell table:style-name="ce282" table:formula="of:=IF(ISBLANK([$Dérivation.R14]);0;IF([$Dérivation.R14]=[.U7];1;-0.5))" office:value-type="float" office:value="1" calcext:value-type="float">
            <text:p>1</text:p>
          </table:table-cell>
          <table:table-cell table:style-name="ce282" table:formula="of:=IF(ISBLANK([$Dérivation.S14]);0;IF([$Dérivation.S14]=[.V7];1;-0.5))" office:value-type="float" office:value="1" calcext:value-type="float">
            <text:p>1</text:p>
          </table:table-cell>
          <table:table-cell table:style-name="ce293" table:number-columns-repeated="5"/>
          <table:table-cell table:style-name="ce363"/>
          <table:table-cell table:style-name="ce293" table:number-columns-repeated="2"/>
          <table:table-cell table:style-name="ce293" table:formula="of:=SUM([.AG7:.AQ7])" office:value-type="float" office:value="3" calcext:value-type="float">
            <text:p>3</text:p>
          </table:table-cell>
          <table:table-cell table:style-name="ce293" office:value-type="float" office:value="3" calcext:value-type="float">
            <text:p>3</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5" calcext:value-type="float">
            <text:p>5</text:p>
          </table:table-cell>
          <table:table-cell table:style-name="ce249" office:value-type="float" office:value="-5" calcext:value-type="float">
            <text:p>-5</text:p>
          </table:table-cell>
          <table:table-cell table:style-name="ce249" office:value-type="float" office:value="-8" calcext:value-type="float">
            <text:p>-8</text:p>
          </table:table-cell>
          <table:table-cell table:style-name="ce249" table:number-columns-repeated="4"/>
          <table:table-cell table:style-name="Default" table:number-columns-repeated="5"/>
          <table:table-cell table:style-name="ce384" table:number-columns-repeated="7"/>
          <table:table-cell table:style-name="ce249" table:formula="of:=[.C8]" office:value-type="float" office:value="-8" calcext:value-type="float">
            <text:p>-8</text:p>
          </table:table-cell>
          <table:table-cell table:style-name="ce249" table:number-columns-repeated="3"/>
          <table:table-cell table:style-name="ce384"/>
          <table:table-cell table:style-name="Default" table:number-columns-repeated="8"/>
          <table:table-cell table:style-name="ce282" table:formula="of:=IF(ISBLANK([$Dérivation.Q16]);0;IF([$Dérivation.Q16]=[.T8];1;-0.5))" office:value-type="float" office:value="1" calcext:value-type="float">
            <text:p>1</text:p>
          </table:table-cell>
          <table:table-cell table:style-name="ce296"/>
          <table:table-cell table:style-name="ce293"/>
          <table:table-cell table:style-name="ce306"/>
          <table:table-cell table:style-name="ce293" table:number-columns-repeated="4"/>
          <table:table-cell table:style-name="ce363"/>
          <table:table-cell table:style-name="ce293" table:number-columns-repeated="2"/>
          <table:table-cell table:style-name="ce293" table:formula="of:=SUM([.AG8:.AQ8])" office:value-type="float" office:value="1" calcext:value-type="float">
            <text:p>1</text:p>
          </table:table-cell>
          <table:table-cell table:style-name="ce293" office:value-type="float" office:value="1" calcext:value-type="float">
            <text:p>1</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6" calcext:value-type="float">
            <text:p>6</text:p>
          </table:table-cell>
          <table:table-cell table:style-name="ce249" office:value-type="float" office:value="15" calcext:value-type="float">
            <text:p>15</text:p>
          </table:table-cell>
          <table:table-cell table:style-name="ce249" office:value-type="float" office:value="-9" calcext:value-type="float">
            <text:p>-9</text:p>
          </table:table-cell>
          <table:table-cell table:style-name="ce249" office:value-type="float" office:value="2" calcext:value-type="float">
            <text:p>2</text:p>
          </table:table-cell>
          <table:table-cell table:style-name="ce249" office:value-type="float" office:value="13" calcext:value-type="float">
            <text:p>13</text:p>
          </table:table-cell>
          <table:table-cell table:style-name="ce249" table:number-columns-repeated="2"/>
          <table:table-cell table:style-name="Default" table:number-columns-repeated="5"/>
          <table:table-cell table:style-name="ce865" table:number-columns-repeated="7"/>
          <table:table-cell table:style-name="ce249" table:formula="of:=[.B9]*[.C9]" office:value-type="float" office:value="-135" calcext:value-type="float">
            <text:p>-135</text:p>
          </table:table-cell>
          <table:table-cell table:style-name="ce249" office:value-type="string" calcext:value-type="string">
            <text:p>x^</text:p>
          </table:table-cell>
          <table:table-cell table:style-name="ce249" table:formula="of:=[.C9]-1" office:value-type="float" office:value="-10" calcext:value-type="float">
            <text:p>-10</text:p>
          </table:table-cell>
          <table:table-cell table:style-name="ce249" table:formula="of:=IF([.D9]&lt;0;&quot;-&quot;;&quot;+&quot;)" office:value-type="string" office:string-value="+" calcext:value-type="string">
            <text:p>+</text:p>
          </table:table-cell>
          <table:table-cell table:style-name="ce249" table:formula="of:=ABS([.D9])" office:value-type="float" office:value="2" calcext:value-type="float">
            <text:p>2</text:p>
          </table:table-cell>
          <table:table-cell table:style-name="Default" table:number-columns-repeated="8"/>
          <table:table-cell table:style-name="ce282" table:formula="of:=IF(ISBLANK([$Dérivation.Q18]);0;IF([$Dérivation.Q18]=[.T9];1;-0.5))" office:value-type="float" office:value="1" calcext:value-type="float">
            <text:p>1</text:p>
          </table:table-cell>
          <table:table-cell table:style-name="ce282" table:formula="of:=IF(ISBLANK([$Dérivation.R18]);0;IF([$Dérivation.R18]=[.U9];1;-0.5))" office:value-type="float" office:value="1" calcext:value-type="float">
            <text:p>1</text:p>
          </table:table-cell>
          <table:table-cell table:style-name="ce282" table:formula="of:=IF(ISBLANK([$Dérivation.S18]);0;IF([$Dérivation.S18]=[.V9];1;-0.5))" office:value-type="float" office:value="1" calcext:value-type="float">
            <text:p>1</text:p>
          </table:table-cell>
          <table:table-cell table:style-name="ce282" table:formula="of:=IF(ISBLANK([$Dérivation.T18]);0;IF([$Dérivation.T18]=[.W9];1;-0.5))" office:value-type="float" office:value="1" calcext:value-type="float">
            <text:p>1</text:p>
          </table:table-cell>
          <table:table-cell table:style-name="ce282" table:formula="of:=IF(ISBLANK([$Dérivation.U18]);0;IF([$Dérivation.U18]=[.X9];1;-0.5))" office:value-type="float" office:value="1" calcext:value-type="float">
            <text:p>1</text:p>
          </table:table-cell>
          <table:table-cell table:style-name="ce293" table:number-columns-repeated="3"/>
          <table:table-cell table:style-name="ce363"/>
          <table:table-cell table:style-name="ce293" table:number-columns-repeated="2"/>
          <table:table-cell table:style-name="ce293" table:formula="of:=SUM([.AG9:.AQ9])" office:value-type="float" office:value="5" calcext:value-type="float">
            <text:p>5</text:p>
          </table:table-cell>
          <table:table-cell table:style-name="ce293" office:value-type="float" office:value="5" calcext:value-type="float">
            <text:p>5</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7" calcext:value-type="float">
            <text:p>7</text:p>
          </table:table-cell>
          <table:table-cell table:style-name="ce249" office:value-type="float" office:value="-7" calcext:value-type="float">
            <text:p>-7</text:p>
          </table:table-cell>
          <table:table-cell table:style-name="ce249" office:value-type="float" office:value="-10" calcext:value-type="float">
            <text:p>-10</text:p>
          </table:table-cell>
          <table:table-cell table:number-columns-repeated="2" table:style-name="ce249" office:value-type="float" office:value="-15" calcext:value-type="float">
            <text:p>-15</text:p>
          </table:table-cell>
          <table:table-cell table:style-name="ce249" table:number-columns-repeated="2"/>
          <table:table-cell table:style-name="Default" table:number-columns-repeated="5"/>
          <table:table-cell table:style-name="ce384" table:number-columns-repeated="7"/>
          <table:table-cell table:style-name="ce249" table:formula="of:=2*[.B10]*[.D10]" office:value-type="float" office:value="210" calcext:value-type="float">
            <text:p>210</text:p>
          </table:table-cell>
          <table:table-cell table:style-name="ce249" office:value-type="string" calcext:value-type="string">
            <text:p>x</text:p>
          </table:table-cell>
          <table:table-cell table:style-name="ce249" office:value-type="string" calcext:value-type="string">
            <text:p>+</text:p>
          </table:table-cell>
          <table:table-cell table:style-name="ce249" table:formula="of:=[.B10]*[.E10]+[.C10]*[.D10]" office:value-type="float" office:value="255" calcext:value-type="float">
            <text:p>255</text:p>
          </table:table-cell>
          <table:table-cell table:style-name="ce392"/>
          <table:table-cell table:style-name="Default" table:number-columns-repeated="8"/>
          <table:table-cell table:style-name="ce282" table:formula="of:=IF(ISBLANK([$Dérivation.Q20]);0;IF([$Dérivation.Q20]=[.T10];1;-0.5))" office:value-type="float" office:value="1" calcext:value-type="float">
            <text:p>1</text:p>
          </table:table-cell>
          <table:table-cell table:style-name="ce282" table:formula="of:=IF(ISBLANK([$Dérivation.R20]);0;IF([$Dérivation.R20]=[.U10];1;-0.5))" office:value-type="float" office:value="1" calcext:value-type="float">
            <text:p>1</text:p>
          </table:table-cell>
          <table:table-cell table:style-name="ce282" table:formula="of:=IF(ISBLANK([$Dérivation.S20]);0;IF([$Dérivation.S20]=[.V10];1;-0.5))" office:value-type="float" office:value="1" calcext:value-type="float">
            <text:p>1</text:p>
          </table:table-cell>
          <table:table-cell table:style-name="ce282" table:formula="of:=IF(ISBLANK([$Dérivation.T20]);0;IF([$Dérivation.T20]=[.W10];1;-0.5))" office:value-type="float" office:value="1" calcext:value-type="float">
            <text:p>1</text:p>
          </table:table-cell>
          <table:table-cell table:style-name="ce293" table:number-columns-repeated="4"/>
          <table:table-cell table:style-name="ce316"/>
          <table:table-cell table:style-name="ce293" table:number-columns-repeated="2"/>
          <table:table-cell table:style-name="ce293" table:formula="of:=SUM([.AG10:.AQ10])" office:value-type="float" office:value="4" calcext:value-type="float">
            <text:p>4</text:p>
          </table:table-cell>
          <table:table-cell table:style-name="ce293" office:value-type="float" office:value="4" calcext:value-type="float">
            <text:p>4</text:p>
          </table:table-cell>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8" calcext:value-type="float">
            <text:p>8</text:p>
          </table:table-cell>
          <table:table-cell table:style-name="ce159" office:value-type="float" office:value="5" calcext:value-type="float">
            <text:p>5</text:p>
          </table:table-cell>
          <table:table-cell table:style-name="ce159" office:value-type="float" office:value="-15" calcext:value-type="float">
            <text:p>-15</text:p>
          </table:table-cell>
          <table:table-cell table:style-name="ce159" office:value-type="float" office:value="-6" calcext:value-type="float">
            <text:p>-6</text:p>
          </table:table-cell>
          <table:table-cell table:style-name="ce159" office:value-type="float" office:value="6" calcext:value-type="float">
            <text:p>6</text:p>
          </table:table-cell>
          <table:table-cell table:style-name="ce159" table:number-columns-repeated="2"/>
          <table:table-cell table:style-name="ce159" table:formula="of:=[.B11]*[.E11]-[.C11]*[.D11]" office:value-type="float" office:value="-60" calcext:value-type="float">
            <text:p>-60</text:p>
          </table:table-cell>
          <table:table-cell table:style-name="ce159" table:number-columns-repeated="2"/>
          <table:table-cell table:style-name="ce159" office:value-type="string" calcext:value-type="string">
            <text:p>PGCD</text:p>
          </table:table-cell>
          <table:table-cell table:style-name="ce212" table:formula="of:=GCD(ABS([.H11]);ABS([.D11])^2;ABS([.E11])^2)" office:value-type="float" office:value="12" calcext:value-type="float">
            <text:p>12</text:p>
          </table:table-cell>
          <table:table-cell table:style-name="ce159" table:number-columns-repeated="20"/>
          <table:table-cell table:style-name="ce283" table:number-columns-repeated="11"/>
          <table:table-cell table:style-name="ce283" table:formula="of:=SUM([.AG11:.AQ11])" office:value-type="float" office:value="0" calcext:value-type="float">
            <text:p>0</text:p>
          </table:table-cell>
          <table:table-cell table:style-name="ce283"/>
          <table:table-cell table:style-name="ce185" table:number-columns-repeated="11"/>
          <table:table-cell table:style-name="ce1095" table:number-columns-repeated="2"/>
          <table:table-cell table:style-name="ce182"/>
          <table:table-cell table:style-name="ce1090" table:number-columns-repeated="2"/>
          <table:table-cell table:style-name="ce1095" table:number-columns-repeated="7"/>
        </table:table-row>
        <table:table-row table:style-name="ro5">
          <table:table-cell table:style-name="ce674" office:value-type="float" office:value="9" calcext:value-type="float">
            <text:p>9</text:p>
          </table:table-cell>
          <table:table-cell table:style-name="ce159"/>
          <table:table-cell table:style-name="ce159" table:formula="of:=ABS([.D11])^2/[.L11]" office:value-type="float" office:value="3" calcext:value-type="float">
            <text:p>3</text:p>
          </table:table-cell>
          <table:table-cell table:style-name="ce159" table:formula="of:=IF([.L11]=1;[.D11];SIGN([.D11])*[.D11]/[.$L$12])" office:value-type="float" office:value="1" calcext:value-type="float">
            <text:p>1</text:p>
          </table:table-cell>
          <table:table-cell table:style-name="ce159" table:formula="of:=IF([.L11]=1;[.E11];SIGN([.E11])*[.E11]/[.$L$12])" office:value-type="float" office:value="1" calcext:value-type="float">
            <text:p>1</text:p>
          </table:table-cell>
          <table:table-cell table:style-name="ce159" table:number-columns-repeated="2"/>
          <table:table-cell table:style-name="ce159" table:formula="of:=[.H11]/[.L11]" office:value-type="float" office:value="-5" calcext:value-type="float">
            <text:p>-5</text:p>
          </table:table-cell>
          <table:table-cell table:style-name="ce159" table:number-columns-repeated="2"/>
          <table:table-cell table:style-name="ce159" office:value-type="string" calcext:value-type="string">
            <text:p>PGCD</text:p>
          </table:table-cell>
          <table:table-cell table:style-name="ce212" table:formula="of:=GCD(ABS([.D11]);ABS([.E11]))" office:value-type="float" office:value="6" calcext:value-type="float">
            <text:p>6</text:p>
          </table:table-cell>
          <table:table-cell table:style-name="ce159" table:number-columns-repeated="7"/>
          <table:table-cell table:style-name="ce159" table:formula="of:=IF([.H11]&lt;0;&quot;-&quot;;&quot;+&quot;)" office:value-type="string" office:string-value="-" calcext:value-type="string">
            <text:p>-</text:p>
          </table:table-cell>
          <table:table-cell table:style-name="ce159" table:formula="of:=ABS([.H12])" office:value-type="float" office:value="5" calcext:value-type="float">
            <text:p>5</text:p>
          </table:table-cell>
          <table:table-cell table:style-name="ce159" table:formula="of:=IF([.C12]=1;&quot;&quot;;[.C12])" office:value-type="float" office:value="3" calcext:value-type="float">
            <text:p>3</text:p>
          </table:table-cell>
          <table:table-cell table:style-name="ce159" office:value-type="string" calcext:value-type="string">
            <text:p>(</text:p>
          </table:table-cell>
          <table:table-cell table:style-name="ce159" table:formula="of:=IF([.D12]=-1;&quot;-&quot;;IF([.D12]=1;&quot;&quot;;[.D12]))">
            <text:p/>
          </table:table-cell>
          <table:table-cell table:style-name="ce159"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 calcext:value-type="float">
            <text:p>1</text:p>
          </table:table-cell>
          <table:table-cell table:style-name="ce159" office:value-type="string" calcext:value-type="string">
            <text:p>)</text:p>
          </table:table-cell>
          <table:table-cell table:style-name="ce159" office:value-type="string" calcext:value-type="string">
            <text:p>²</text:p>
          </table:table-cell>
          <table:table-cell table:style-name="ce159" table:number-columns-repeated="3"/>
          <table:table-cell table:style-name="ce283" table:formula="of:=IF(ISBLANK([$Dérivation.Q22]);0;IF([$Dérivation.Q22]=[.T12];1;-0.5))" office:value-type="float" office:value="1" calcext:value-type="float">
            <text:p>1</text:p>
          </table:table-cell>
          <table:table-cell table:style-name="ce283" table:formula="of:=IF(ISBLANK([$Dérivation.R22]);0;IF([$Dérivation.R22]=[.U12];1;-0.5))" office:value-type="float" office:value="1" calcext:value-type="float">
            <text:p>1</text:p>
          </table:table-cell>
          <table:table-cell table:style-name="ce283" table:formula="of:=IF(ISBLANK([$Dérivation.R24]);0;IF([$Dérivation.R24]=[.V12];1;-0.5))" office:value-type="float" office:value="1" calcext:value-type="float">
            <text:p>1</text:p>
          </table:table-cell>
          <table:table-cell table:style-name="ce283"/>
          <table:table-cell table:style-name="ce283" table:formula="of:=IF(ISBLANK([$Dérivation.T24]);0;IF([$Dérivation.T24]=[.X12];1;-0.5))" office:value-type="float" office:value="0" calcext:value-type="float">
            <text:p>0</text:p>
          </table:table-cell>
          <table:table-cell table:style-name="ce283" table:formula="of:=IF(ISBLANK([$Dérivation.U24]);0;IF([$Dérivation.U24]=[.Y12];1;-0.5))" office:value-type="float" office:value="1" calcext:value-type="float">
            <text:p>1</text:p>
          </table:table-cell>
          <table:table-cell table:style-name="ce283" table:formula="of:=IF(ISBLANK([$Dérivation.V24]);0;IF([$Dérivation.V24]=[.Z12];1;-0.5))" office:value-type="float" office:value="1" calcext:value-type="float">
            <text:p>1</text:p>
          </table:table-cell>
          <table:table-cell table:style-name="ce283" table:formula="of:=IF(ISBLANK([$Dérivation.W24]);0;IF([$Dérivation.W24]=[.AA12];1;-0.5))" office:value-type="float" office:value="1" calcext:value-type="float">
            <text:p>1</text:p>
          </table:table-cell>
          <table:table-cell table:style-name="ce283"/>
          <table:table-cell table:style-name="ce283" table:formula="of:=IF(ISBLANK([$Dérivation.Y24]);0;IF([$Dérivation.Y24]=[.AC12];1;-0.5))" office:value-type="float" office:value="1" calcext:value-type="float">
            <text:p>1</text:p>
          </table:table-cell>
          <table:table-cell table:style-name="ce283"/>
          <table:table-cell table:style-name="ce283" table:formula="of:=SUM([.AG12:.AQ12])" office:value-type="float" office:value="7" calcext:value-type="float">
            <text:p>7</text:p>
          </table:table-cell>
          <table:table-cell table:style-name="ce283" table:formula="of:=8-COUNTBLANK([.T12:.AC12])" office:value-type="float" office:value="7" calcext:value-type="float">
            <text:p>7</text:p>
          </table:table-cell>
          <table:table-cell table:style-name="ce185" table:number-columns-repeated="11"/>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4" office:value-type="float" office:value="11" calcext:value-type="float">
            <text:p>11</text:p>
          </table:table-cell>
          <table:table-cell table:style-name="ce161" office:value-type="float" office:value="7" calcext:value-type="float">
            <text:p>7</text:p>
          </table:table-cell>
          <table:table-cell table:style-name="ce161" office:value-type="float" office:value="5" calcext:value-type="float">
            <text:p>5</text:p>
          </table:table-cell>
          <table:table-cell table:style-name="ce161" office:value-type="float" office:value="-3" calcext:value-type="float">
            <text:p>-3</text:p>
          </table:table-cell>
          <table:table-cell table:style-name="ce161" office:value-type="float" office:value="6" calcext:value-type="float">
            <text:p>6</text:p>
          </table:table-cell>
          <table:table-cell table:style-name="ce161" table:number-columns-repeated="2"/>
          <table:table-cell table:style-name="ce161" table:formula="of:=[.E13]*[.B13]" office:value-type="float" office:value="42" calcext:value-type="float">
            <text:p>42</text:p>
          </table:table-cell>
          <table:table-cell table:style-name="ce161" table:number-columns-repeated="3"/>
          <table:table-cell table:style-name="ce217"/>
          <table:table-cell table:style-name="ce161" table:number-columns-repeated="7"/>
          <table:table-cell table:style-name="ce161" office:value-type="string" calcext:value-type="string">
            <text:p>x^</text:p>
          </table:table-cell>
          <table:table-cell table:style-name="ce161" table:formula="of:=[.C13]-1" office:value-type="float" office:value="4" calcext:value-type="float">
            <text:p>4</text:p>
          </table:table-cell>
          <table:table-cell table:style-name="ce161"/>
          <table:table-cell table:style-name="ce161" table:formula="of:=[.E13]-1" office:value-type="float" office:value="5" calcext:value-type="float">
            <text:p>5</text:p>
          </table:table-cell>
          <table:table-cell table:style-name="ce161" table:number-columns-repeated="9"/>
          <table:table-cell table:style-name="ce285" table:number-columns-repeated="11"/>
          <table:table-cell table:style-name="ce285" table:formula="of:=SUM([.AG13:.AQ13])" office:value-type="float" office:value="0" calcext:value-type="float">
            <text:p>0</text:p>
          </table:table-cell>
          <table:table-cell table:style-name="ce285"/>
          <table:table-cell table:style-name="ce185" table:number-columns-repeated="11"/>
          <table:table-cell table:style-name="ce1095"/>
          <table:table-cell table:style-name="ce1100"/>
          <table:table-cell table:style-name="ce182"/>
          <table:table-cell table:style-name="ce1090" table:number-columns-repeated="2"/>
          <table:table-cell table:style-name="ce1095" table:number-columns-repeated="7"/>
        </table:table-row>
        <table:table-row table:style-name="ro5">
          <table:table-cell table:style-name="ce674" office:value-type="float" office:value="12" calcext:value-type="float">
            <text:p>12</text:p>
          </table:table-cell>
          <table:table-cell table:style-name="ce161" table:formula="of:=[.B13]" office:value-type="float" office:value="7" calcext:value-type="float">
            <text:p>7</text:p>
          </table:table-cell>
          <table:table-cell table:style-name="ce161" table:formula="of:=[.C13]" office:value-type="float" office:value="5" calcext:value-type="float">
            <text:p>5</text:p>
          </table:table-cell>
          <table:table-cell table:style-name="ce161" table:formula="of:=[.D13]" office:value-type="float" office:value="-3" calcext:value-type="float">
            <text:p>-3</text:p>
          </table:table-cell>
          <table:table-cell table:style-name="ce161" table:formula="of:=[.E13]" office:value-type="float" office:value="6" calcext:value-type="float">
            <text:p>6</text:p>
          </table:table-cell>
          <table:table-cell table:style-name="ce161" table:number-columns-repeated="2"/>
          <table:table-cell table:style-name="ce161" table:formula="of:=[.H13]" office:value-type="float" office:value="42" calcext:value-type="float">
            <text:p>42</text:p>
          </table:table-cell>
          <table:table-cell table:style-name="ce161" table:number-columns-repeated="11"/>
          <table:table-cell table:style-name="ce161" office:value-type="string" calcext:value-type="string">
            <text:p>x^</text:p>
          </table:table-cell>
          <table:table-cell table:style-name="ce161" table:formula="of:=[.U13]" office:value-type="float" office:value="4" calcext:value-type="float">
            <text:p>4</text:p>
          </table:table-cell>
          <table:table-cell table:style-name="ce161" office:value-type="string" calcext:value-type="string">
            <text:p>(</text:p>
          </table:table-cell>
          <table:table-cell table:style-name="ce161" table:formula="of:=[.B14]" office:value-type="float" office:value="7" calcext:value-type="float">
            <text:p>7</text:p>
          </table:table-cell>
          <table:table-cell table:style-name="ce161" office:value-type="string" calcext:value-type="string">
            <text:p>x^</text:p>
          </table:table-cell>
          <table:table-cell table:style-name="ce161" table:formula="of:=[.C14]" office:value-type="float" office:value="5" calcext:value-type="float">
            <text:p>5</text:p>
          </table:table-cell>
          <table:table-cell table:style-name="ce161" table:formula="of:=IF([.D14]&lt;0;&quot;-&quot;;&quot;+&quot;)" office:value-type="string" office:string-value="-" calcext:value-type="string">
            <text:p>-</text:p>
          </table:table-cell>
          <table:table-cell table:style-name="ce161" table:formula="of:=ABS([.D14])" office:value-type="float" office:value="3" calcext:value-type="float">
            <text:p>3</text:p>
          </table:table-cell>
          <table:table-cell table:style-name="ce161" office:value-type="string" calcext:value-type="string">
            <text:p>)^</text:p>
          </table:table-cell>
          <table:table-cell table:style-name="ce161" table:formula="of:=[.W13]" office:value-type="float" office:value="5" calcext:value-type="float">
            <text:p>5</text:p>
          </table:table-cell>
          <table:table-cell table:style-name="ce161" table:number-columns-repeated="3"/>
          <table:table-cell table:style-name="ce285" table:formula="of:=IF(ISBLANK([$Dérivation.Q26]);0;IF([$Dérivation.Q26]=[.H14];1;-0.5))" office:value-type="float" office:value="1" calcext:value-type="float">
            <text:p>1</text:p>
          </table:table-cell>
          <table:table-cell table:style-name="ce285" table:formula="of:=IF(ISBLANK([$Dérivation.R26]);0;IF([$Dérivation.R26]=[.T14];1;-0.5))" office:value-type="float" office:value="1" calcext:value-type="float">
            <text:p>1</text:p>
          </table:table-cell>
          <table:table-cell table:style-name="ce285" table:formula="of:=IF(ISBLANK([$Dérivation.S26]);0;IF([$Dérivation.S26]=[.U14];1;-0.5))" office:value-type="float" office:value="1" calcext:value-type="float">
            <text:p>1</text:p>
          </table:table-cell>
          <table:table-cell table:style-name="ce285" table:formula="of:=IF(ISBLANK([$Dérivation.T26]);0;IF([$Dérivation.T26]=[.V14];1;-0.5))" office:value-type="float" office:value="1" calcext:value-type="float">
            <text:p>1</text:p>
          </table:table-cell>
          <table:table-cell table:style-name="ce285" table:formula="of:=IF(ISBLANK([$Dérivation.U26]);0;IF([$Dérivation.U26]=[.W14];1;-0.5))" office:value-type="float" office:value="1" calcext:value-type="float">
            <text:p>1</text:p>
          </table:table-cell>
          <table:table-cell table:style-name="ce285" table:formula="of:=IF(ISBLANK([$Dérivation.V26]);0;IF([$Dérivation.V26]=[.X14];1;-0.5))" office:value-type="float" office:value="1" calcext:value-type="float">
            <text:p>1</text:p>
          </table:table-cell>
          <table:table-cell table:style-name="ce285" table:formula="of:=IF(ISBLANK([$Dérivation.W26]);0;IF([$Dérivation.W26]=[.Y14];1;-0.5))" office:value-type="float" office:value="1" calcext:value-type="float">
            <text:p>1</text:p>
          </table:table-cell>
          <table:table-cell table:style-name="ce285" table:formula="of:=IF(ISBLANK([$Dérivation.X26]);0;IF([$Dérivation.X26]=[.Z14];1;-0.5))" office:value-type="float" office:value="1" calcext:value-type="float">
            <text:p>1</text:p>
          </table:table-cell>
          <table:table-cell table:style-name="ce285" table:formula="of:=IF(ISBLANK([$Dérivation.Y26]);0;IF([$Dérivation.Y26]=[.AA14];1;-0.5))" office:value-type="float" office:value="1" calcext:value-type="float">
            <text:p>1</text:p>
          </table:table-cell>
          <table:table-cell table:style-name="ce285" table:formula="of:=IF(ISBLANK([$Dérivation.Z26]);0;IF([$Dérivation.Z26]=[.AB14];1;-0.5))" office:value-type="float" office:value="1" calcext:value-type="float">
            <text:p>1</text:p>
          </table:table-cell>
          <table:table-cell table:style-name="ce285" table:formula="of:=IF(ISBLANK([$Dérivation.AA26]);0;IF([$Dérivation.AA26]=[.AC14];1;-0.5))" office:value-type="float" office:value="1" calcext:value-type="float">
            <text:p>1</text:p>
          </table:table-cell>
          <table:table-cell table:style-name="ce285" table:formula="of:=SUM([.AG14:.AQ14])" office:value-type="float" office:value="11" calcext:value-type="float">
            <text:p>11</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4" office:value-type="float" office:value="13" calcext:value-type="float">
            <text:p>13</text:p>
          </table:table-cell>
          <table:table-cell table:style-name="ce162" office:value-type="float" office:value="3" calcext:value-type="float">
            <text:p>3</text:p>
          </table:table-cell>
          <table:table-cell table:style-name="ce162" office:value-type="float" office:value="-11" calcext:value-type="float">
            <text:p>-11</text:p>
          </table:table-cell>
          <table:table-cell table:style-name="ce162" table:number-columns-repeated="7"/>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20"/>
          <table:table-cell table:style-name="ce286" table:number-columns-repeated="11"/>
          <table:table-cell table:style-name="ce286" table:formula="of:=SUM([.AG15:.AQ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5">
          <table:table-cell table:style-name="ce674" office:value-type="float" office:value="14" calcext:value-type="float">
            <text:p>14</text:p>
          </table:table-cell>
          <table:table-cell table:style-name="ce162" table:formula="of:=[.B15]/[.L15]" office:value-type="float" office:value="3" calcext:value-type="float">
            <text:p>3</text:p>
          </table:table-cell>
          <table:table-cell table:style-name="ce170" table:number-columns-repeated="11"/>
          <table:table-cell table:style-name="ce162" table:number-columns-repeated="6"/>
          <table:table-cell table:style-name="ce162" table:formula="of:=IF([.B15]&lt;0;&quot;-&quot;;&quot;&quot;)">
            <text:p/>
          </table:table-cell>
          <table:table-cell table:style-name="ce162" table:formula="of:=ABS([.B16])" office:value-type="float" office:value="3" calcext:value-type="float">
            <text:p>3</text:p>
          </table:table-cell>
          <table:table-cell table:style-name="ce162" table:formula="of:=IF([.L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3" calcext:value-type="float">
            <text:p>3</text:p>
          </table:table-cell>
          <table:table-cell table:style-name="ce162"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11" calcext:value-type="float">
            <text:p>11</text:p>
          </table:table-cell>
          <table:table-cell table:style-name="ce162" office:value-type="string" calcext:value-type="string">
            <text:p>)</text:p>
          </table:table-cell>
          <table:table-cell table:style-name="ce162" table:number-columns-repeated="3"/>
          <table:table-cell table:style-name="ce286" table:formula="of:=IF(ISBLANK([$Dérivation.Q28]);0;IF([$Dérivation.Q28]=[.T16];1;-0.5))" office:value-type="float" office:value="0" calcext:value-type="float">
            <text:p>0</text:p>
          </table:table-cell>
          <table:table-cell table:style-name="ce286" table:formula="of:=IF(ISBLANK([$Dérivation.R28]);0;IF([$Dérivation.R28]=[.U16];1;-0.5))" office:value-type="float" office:value="1" calcext:value-type="float">
            <text:p>1</text:p>
          </table:table-cell>
          <table:table-cell table:style-name="ce286" table:formula="of:=IF(ISBLANK([$Dérivation.R30]);0;IF([$Dérivation.R30]=[.V16];1;-0.5))" office:value-type="float" office:value="1" calcext:value-type="float">
            <text:p>1</text:p>
          </table:table-cell>
          <table:table-cell table:style-name="ce286" table:formula="of:=IF(ISBLANK([$Dérivation.S30]);0;IF([$Dérivation.S30]=[.W16];1;-0.5))" office:value-type="float" office:value="1" calcext:value-type="float">
            <text:p>1</text:p>
          </table:table-cell>
          <table:table-cell table:style-name="ce286"/>
          <table:table-cell table:style-name="ce286" table:formula="of:=IF(ISBLANK([$Dérivation.U30]);0;IF([$Dérivation.U30]=[.Y16];1;-0.5))" office:value-type="float" office:value="1" calcext:value-type="float">
            <text:p>1</text:p>
          </table:table-cell>
          <table:table-cell table:style-name="ce286" table:formula="of:=IF(ISBLANK([$Dérivation.V30]);0;IF([$Dérivation.V30]=[.Z16];1;-0.5))" office:value-type="float" office:value="1" calcext:value-type="float">
            <text:p>1</text:p>
          </table:table-cell>
          <table:table-cell table:style-name="ce286" table:formula="of:=IF(ISBLANK([$Dérivation.W30]);0;IF([$Dérivation.W30]=[.AA16];1;-0.5))" office:value-type="float" office:value="1" calcext:value-type="float">
            <text:p>1</text:p>
          </table:table-cell>
          <table:table-cell table:style-name="ce286" table:formula="of:=IF(ISBLANK([$Dérivation.X30]);0;IF([$Dérivation.X30]=[.AB16];1;-0.5))" office:value-type="float" office:value="1" calcext:value-type="float">
            <text:p>1</text:p>
          </table:table-cell>
          <table:table-cell table:style-name="ce286" table:number-columns-repeated="2"/>
          <table:table-cell table:style-name="ce286" table:formula="of:=SUM([.AG16:.AQ16])" office:value-type="float" office:value="7" calcext:value-type="float">
            <text:p>7</text:p>
          </table:table-cell>
          <table:table-cell table:style-name="ce286" table:formula="of:=8-COUNTBLANK([.T16:.AC16])" office:value-type="float" office:value="7" calcext:value-type="float">
            <text:p>7</text:p>
          </table:table-cell>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5" calcext:value-type="float">
            <text:p>15</text:p>
          </table:table-cell>
          <table:table-cell table:style-name="ce182" table:number-columns-repeated="18"/>
          <table:table-cell table:style-name="ce275" table:number-columns-repeated="3"/>
          <table:table-cell table:style-name="ce299" table:number-columns-repeated="2"/>
          <table:table-cell table:style-name="ce182" table:number-columns-repeated="6"/>
          <table:table-cell table:style-name="ce191" table:number-columns-repeated="2"/>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6" calcext:value-type="float">
            <text:p>16</text:p>
          </table:table-cell>
          <table:table-cell table:style-name="ce182" table:number-columns-repeated="18"/>
          <table:table-cell table:style-name="ce275" table:number-columns-repeated="3"/>
          <table:table-cell table:style-name="ce276" table:number-columns-repeated="2"/>
          <table:table-cell table:style-name="ce182"/>
          <table:table-cell table:style-name="ce182" table:number-columns-spanned="6" table:number-rows-spanned="1"/>
          <table:covered-table-cell table:number-columns-repeated="5" table:style-name="ce182"/>
          <table:table-cell table:style-name="ce182"/>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7" calcext:value-type="float">
            <text:p>17</text:p>
          </table:table-cell>
          <table:table-cell table:style-name="ce182" table:number-columns-repeated="18"/>
          <table:table-cell table:style-name="ce185" table:number-columns-repeated="5"/>
          <table:table-cell table:style-name="ce182"/>
          <table:table-cell table:style-name="ce426" table:number-columns-repeated="7"/>
          <table:table-cell table:style-name="ce337"/>
          <table:table-cell table:style-name="ce342"/>
          <table:table-cell table:style-name="ce336"/>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8" calcext:value-type="float">
            <text:p>18</text:p>
          </table:table-cell>
          <table:table-cell table:style-name="ce182" table:number-columns-repeated="24"/>
          <table:table-cell table:style-name="ce185" table:number-columns-repeated="7"/>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19" calcext:value-type="float">
            <text:p>19</text:p>
          </table:table-cell>
          <table:table-cell table:style-name="ce182" table:number-columns-repeated="18"/>
          <table:table-cell table:style-name="ce185" table:number-columns-repeated="2"/>
          <table:table-cell table:style-name="ce182" table:number-columns-repeated="4"/>
          <table:table-cell table:style-name="ce185" table:number-columns-repeated="7"/>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20" calcext:value-type="float">
            <text:p>20</text:p>
          </table:table-cell>
          <table:table-cell table:style-name="ce182" table:number-columns-repeated="5"/>
          <table:table-cell table:style-name="ce181"/>
          <table:table-cell table:style-name="ce182" table:number-columns-repeated="18"/>
          <table:table-cell table:style-name="ce185" table:number-columns-repeated="7"/>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21" calcext:value-type="float">
            <text:p>21</text:p>
          </table:table-cell>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13"/>
          <table:table-cell table:style-name="ce185" table:number-columns-repeated="7"/>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674" office:value-type="float" office:value="22" calcext:value-type="float">
            <text:p>22</text:p>
          </table:table-cell>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13"/>
          <table:table-cell table:style-name="ce1076" table:number-columns-repeated="2"/>
          <table:table-cell table:style-name="ce182" table:number-columns-repeated="5"/>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table-cell table:style-name="ce179"/>
          <table:table-cell table:style-name="ce182" table:number-columns-repeated="22"/>
          <table:table-cell table:style-name="ce185" table:number-columns-repeated="2"/>
          <table:table-cell table:style-name="ce182" table:number-columns-repeated="6"/>
          <table:table-cell table:style-name="ce185" table:number-columns-repeated="2"/>
          <table:table-cell/>
          <table:table-cell table:style-name="ce1100"/>
          <table:table-cell table:style-name="ce185" table:number-columns-repeated="4"/>
          <table:table-cell table:style-name="ce1103"/>
          <table:table-cell table:style-name="ce185"/>
          <table:table-cell table:style-name="ce361" table:formula="of:=SUM([.AR4:.AR24])" office:value-type="float" office:value="43" calcext:value-type="float">
            <text:p>43</text:p>
          </table:table-cell>
          <table:table-cell table:style-name="ce361" table:formula="of:=SUM([.AS4:.AS24])" office:value-type="float" office:value="43" calcext:value-type="float">
            <text:p>43</text:p>
          </table:table-cell>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number-columns-repeated="32"/>
          <table:table-cell table:style-name="ce437" table:number-columns-repeated="2"/>
          <table:table-cell/>
          <table:table-cell table:style-name="ce1100"/>
          <table:table-cell table:style-name="ce185" table:number-columns-repeated="4"/>
          <table:table-cell table:style-name="ce1103"/>
          <table:table-cell table:style-name="ce185"/>
          <table:table-cell table:style-name="ce362" office:value-type="string" calcext:value-type="string">
            <text:p>Note</text:p>
          </table:table-cell>
          <table:table-cell table:style-name="ce362" table:formula="of:=[.AR25]/[.AS25]*20" office:value-type="float" office:value="20" calcext:value-type="float">
            <text:p>20</text:p>
          </table:table-cell>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number-columns-repeated="34"/>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80" table:number-columns-spanned="35" table:number-rows-spanned="1"/>
          <table:covered-table-cell table:number-columns-repeated="18" table:style-name="ce182"/>
          <table:covered-table-cell table:number-columns-repeated="3" table:style-name="ce275"/>
          <table:covered-table-cell table:number-columns-repeated="2" table:style-name="ce299"/>
          <table:covered-table-cell table:number-columns-repeated="11" table:style-name="ce182"/>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number-columns-repeated="18"/>
          <table:table-cell table:style-name="ce275" table:number-columns-repeated="3"/>
          <table:table-cell table:style-name="ce299" table:number-columns-repeated="2"/>
          <table:table-cell table:style-name="ce182" table:number-columns-repeated="11"/>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table-cell table:style-name="ce182" table:number-columns-repeated="18"/>
          <table:table-cell table:style-name="ce275" table:number-columns-repeated="3"/>
          <table:table-cell table:style-name="ce179" table:number-columns-repeated="2"/>
          <table:table-cell table:style-name="ce182"/>
          <table:table-cell table:style-name="ce181" table:number-columns-spanned="6" table:number-rows-spanned="1"/>
          <table:covered-table-cell table:number-columns-repeated="5" table:style-name="ce182"/>
          <table:table-cell table:style-name="ce182" table:number-columns-repeated="4"/>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81"/>
          <table:table-cell table:style-name="ce182"/>
          <table:table-cell table:style-name="ce181" table:number-columns-repeated="2"/>
          <table:table-cell table:style-name="ce182" table:number-columns-repeated="15"/>
          <table:table-cell table:style-name="ce185" table:number-columns-repeated="4"/>
          <table:table-cell table:style-name="ce179"/>
          <table:table-cell table:style-name="ce182"/>
          <table:table-cell table:style-name="ce426" table:number-columns-repeated="8"/>
          <table:table-cell table:style-name="ce436"/>
          <table:table-cell table:style-name="ce185"/>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16"/>
          <table:table-cell table:style-name="ce182" table:number-columns-repeated="3"/>
          <table:table-cell table:style-name="ce276" table:number-columns-spanned="2" table:number-rows-spanned="1"/>
          <table:covered-table-cell table:style-name="ce179"/>
          <table:table-cell table:style-name="ce276" table:number-columns-spanned="2" table:number-rows-spanned="1"/>
          <table:covered-table-cell table:style-name="ce182"/>
          <table:table-cell table:style-name="ce182"/>
          <table:table-cell table:style-name="ce185" table:number-columns-spanned="1" table:number-rows-spanned="3"/>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4"/>
          <table:table-cell table:style-name="ce297"/>
          <table:table-cell table:style-name="ce179" table:number-columns-repeated="7"/>
          <table:table-cell table:style-name="ce182" table:number-columns-repeated="7"/>
          <table:table-cell table:style-name="ce411" table:number-columns-spanned="2" table:number-rows-spanned="1"/>
          <table:covered-table-cell table:style-name="ce179"/>
          <table:table-cell table:style-name="ce411" table:number-columns-spanned="2" table:number-rows-spanned="1"/>
          <table:covered-table-cell table:style-name="ce182"/>
          <table:table-cell table:style-name="ce182"/>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81"/>
          <table:table-cell table:style-name="ce182" table:number-columns-repeated="2"/>
          <table:table-cell table:style-name="ce181"/>
          <table:table-cell table:style-name="ce327"/>
          <table:table-cell table:style-name="ce182" table:number-columns-repeated="7"/>
          <table:table-cell table:style-name="ce179" table:number-columns-repeated="4"/>
          <table:table-cell table:style-name="ce182" table:number-columns-repeated="8"/>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4"/>
          <table:table-cell table:style-name="ce297"/>
          <table:table-cell table:style-name="ce179" table:number-columns-repeated="11"/>
          <table:table-cell table:style-name="ce182" table:number-columns-repeated="8"/>
          <table:table-cell table:style-name="ce185" table:number-columns-spanned="1" table:number-rows-spanned="3"/>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5"/>
          <table:table-cell table:style-name="ce297"/>
          <table:table-cell table:style-name="ce179" table:number-columns-repeated="2"/>
          <table:table-cell table:style-name="ce297"/>
          <table:table-cell table:style-name="ce179" table:number-columns-repeated="8"/>
          <table:table-cell table:style-name="ce182" table:number-columns-repeated="7"/>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81"/>
          <table:table-cell table:style-name="ce182" table:number-columns-repeated="3"/>
          <table:table-cell table:style-name="ce297"/>
          <table:table-cell table:style-name="ce327"/>
          <table:table-cell table:style-name="ce182" table:number-columns-repeated="2"/>
          <table:table-cell table:style-name="ce327"/>
          <table:table-cell table:style-name="ce182" table:number-columns-repeated="15"/>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5"/>
          <table:table-cell table:style-name="ce297"/>
          <table:table-cell table:style-name="ce179" table:number-columns-repeated="2"/>
          <table:table-cell table:style-name="ce297"/>
          <table:table-cell table:style-name="ce179" table:number-columns-repeated="8"/>
          <table:table-cell table:style-name="ce182" table:number-columns-repeated="7"/>
          <table:table-cell table:style-name="ce185" table:number-columns-spanned="1" table:number-rows-spanned="3"/>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16"/>
          <table:table-cell table:style-name="ce182" table:number-columns-repeated="8"/>
          <table:covered-table-cell table:style-name="ce182"/>
          <table:table-cell table:style-name="ce185" table:number-columns-repeated="10"/>
          <table:table-cell/>
          <table:table-cell table:style-name="ce1100"/>
          <table:table-cell table:style-name="ce185" table:number-columns-repeated="4"/>
          <table:table-cell table:style-name="ce1103"/>
          <table:table-cell table:style-name="ce185"/>
          <table:table-cell/>
          <table:table-cell table:style-name="ce1100"/>
          <table:table-cell table:style-name="ce185" table:number-columns-repeated="5"/>
          <table:table-cell table:style-name="ce415"/>
          <table:table-cell table:style-name="ce1103"/>
          <table:table-cell table:style-name="ce185" table:number-columns-repeated="2"/>
          <table:table-cell table:style-name="ce415"/>
          <table:table-cell table:style-name="ce1103"/>
          <table:table-cell table:style-name="ce185"/>
          <table:table-cell/>
          <table:table-cell table:style-name="ce1100"/>
          <table:table-cell table:style-name="ce185" table:number-columns-repeated="7"/>
          <table:table-cell table:style-name="ce1103"/>
          <table:table-cell table:style-name="ce185"/>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covered-table-cell table:style-name="ce179"/>
          <table:table-cell table:style-name="ce185" table:number-columns-repeated="10"/>
          <table:table-cell table:number-columns-repeated="33"/>
        </table:table-row>
        <table:table-row table:style-name="ro5">
          <table:table-cell table:style-name="ce181"/>
          <table:table-cell table:style-name="ce182" table:number-columns-repeated="2"/>
          <table:table-cell table:style-name="ce297"/>
          <table:table-cell table:style-name="ce327"/>
          <table:table-cell table:style-name="ce182"/>
          <table:table-cell table:style-name="ce181"/>
          <table:table-cell table:style-name="ce327"/>
          <table:table-cell table:style-name="ce297" table:number-columns-repeated="2"/>
          <table:table-cell table:style-name="ce182" table:number-columns-repeated="2"/>
          <table:table-cell table:style-name="ce179" table:number-columns-repeated="12"/>
          <table:table-cell table:style-name="ce185" table:number-columns-spanned="1" table:number-rows-spanned="3"/>
          <table:table-cell table:style-name="ce185" table:number-columns-repeated="10"/>
          <table:table-cell table:number-columns-repeated="33"/>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covered-table-cell table:style-name="ce179"/>
          <table:table-cell table:style-name="ce185" table:number-columns-repeated="10"/>
          <table:table-cell table:number-columns-repeated="33"/>
        </table:table-row>
        <table:table-row table:style-name="ro5">
          <table:table-cell table:style-name="ce181"/>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4"/>
          <table:table-cell table:style-name="ce179" table:number-columns-repeated="8"/>
          <table:covered-table-cell table:style-name="ce179"/>
          <table:table-cell table:style-name="ce185" table:number-columns-repeated="10"/>
          <table:table-cell table:number-columns-repeated="33"/>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2"/>
          <table:table-cell table:style-name="ce297"/>
          <table:table-cell table:style-name="ce327"/>
          <table:table-cell table:style-name="ce182"/>
          <table:table-cell table:style-name="ce181"/>
          <table:table-cell table:style-name="ce327"/>
          <table:table-cell table:style-name="ce297"/>
          <table:table-cell table:style-name="ce179"/>
          <table:table-cell table:style-name="ce182" table:number-columns-repeated="2"/>
          <table:table-cell table:style-name="ce179"/>
          <table:table-cell table:style-name="ce182" table:number-columns-repeated="3"/>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5"/>
          <table:table-cell table:style-name="ce182" table:number-columns-repeated="3"/>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4"/>
          <table:table-cell table:style-name="ce179" table:number-columns-repeated="9"/>
          <table:table-cell table:style-name="ce1076" table:number-columns-repeated="2"/>
          <table:table-cell table:style-name="ce179" table:number-columns-repeated="6"/>
          <table:table-cell table:style-name="ce185" table:number-columns-repeated="2"/>
          <table:table-cell table:style-name="ce182"/>
          <table:table-cell table:number-columns-repeated="32"/>
        </table:table-row>
        <table:table-row table:style-name="ro5">
          <table:table-cell table:style-name="ce182"/>
          <table:table-cell table:style-name="ce709"/>
          <table:table-cell table:style-name="ce272"/>
          <table:table-cell table:style-name="ce740"/>
          <table:table-cell table:style-name="ce709"/>
          <table:table-cell table:style-name="ce182"/>
          <table:table-cell table:style-name="ce709"/>
          <table:table-cell table:style-name="ce740"/>
          <table:table-cell table:style-name="ce179" table:number-columns-repeated="17"/>
          <table:table-cell table:style-name="ce185" table:number-columns-repeated="2"/>
          <table:table-cell table:style-name="ce179" table:number-columns-repeated="6"/>
          <table:table-cell table:style-name="ce437" table:number-columns-repeated="2"/>
          <table:table-cell table:style-name="ce182"/>
          <table:table-cell table:number-columns-repeated="32"/>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179" table:number-columns-repeated="14"/>
          <table:table-cell table:style-name="ce421"/>
          <table:table-cell table:style-name="ce179" table:number-columns-repeated="12"/>
          <table:table-cell table:style-name="ce182"/>
          <table:table-cell table:number-columns-repeated="32"/>
        </table:table-row>
        <table:table-row table:style-name="ro5">
          <table:table-cell table:style-name="ce182"/>
          <table:table-cell table:style-name="ce709"/>
          <table:table-cell table:style-name="ce272"/>
          <table:table-cell table:style-name="ce740"/>
          <table:table-cell table:style-name="ce709"/>
          <table:table-cell table:style-name="ce182"/>
          <table:table-cell table:style-name="ce709"/>
          <table:table-cell table:style-name="ce740"/>
          <table:table-cell table:style-name="ce179" table:number-columns-repeated="27"/>
          <table:table-cell table:style-name="ce182"/>
          <table:table-cell table:number-columns-repeated="32"/>
        </table:table-row>
        <table:table-row table:style-name="ro5">
          <table:table-cell table:style-name="ce179" table:number-columns-repeated="35"/>
          <table:table-cell table:style-name="ce182"/>
          <table:table-cell table:number-columns-repeated="32"/>
        </table:table-row>
        <table:table-row table:style-name="ro5">
          <table:table-cell table:style-name="ce180" table:number-columns-spanned="35" table:number-rows-spanned="1"/>
          <table:covered-table-cell table:number-columns-repeated="34" table:style-name="ce182"/>
          <table:table-cell table:style-name="ce182"/>
          <table:table-cell table:number-columns-repeated="32"/>
        </table:table-row>
        <table:table-row table:style-name="ro5">
          <table:table-cell table:style-name="ce182" table:number-columns-repeated="36"/>
          <table:table-cell table:number-columns-repeated="32"/>
        </table:table-row>
        <table:table-row table:style-name="ro5">
          <table:table-cell table:style-name="ce182" table:number-columns-repeated="19"/>
          <table:table-cell table:style-name="ce179" table:number-columns-repeated="5"/>
          <table:table-cell table:style-name="ce182" table:number-columns-repeated="3"/>
          <table:table-cell table:style-name="ce275" table:number-columns-repeated="3"/>
          <table:table-cell table:style-name="ce182" table:number-columns-repeated="6"/>
          <table:table-cell table:number-columns-repeated="32"/>
        </table:table-row>
        <table:table-row table:style-name="ro5">
          <table:table-cell table:style-name="ce181"/>
          <table:table-cell table:style-name="ce182" table:number-columns-repeated="4"/>
          <table:table-cell table:style-name="ce179" table:number-columns-repeated="19"/>
          <table:table-cell table:style-name="ce182" table:number-columns-repeated="3"/>
          <table:table-cell table:style-name="ce185" table:number-columns-repeated="3"/>
          <table:table-cell table:style-name="ce182" table:number-columns-repeated="6"/>
          <table:table-cell table:number-columns-repeated="32"/>
        </table:table-row>
        <table:table-row table:style-name="ro5">
          <table:table-cell table:style-name="ce182" table:number-columns-spanned="4" table:number-rows-spanned="1"/>
          <table:covered-table-cell table:number-columns-repeated="3" table:style-name="ce182"/>
          <table:table-cell table:style-name="ce182"/>
          <table:table-cell table:style-name="ce179" table:number-columns-repeated="15"/>
          <table:table-cell table:style-name="ce182" table:number-columns-repeated="7"/>
          <table:table-cell table:style-name="ce275" table:number-columns-repeated="3"/>
          <table:table-cell table:style-name="ce182" table:number-columns-repeated="6"/>
          <table:table-cell table:number-columns-repeated="32"/>
        </table:table-row>
        <table:table-row table:style-name="ro5">
          <table:table-cell table:style-name="ce181"/>
          <table:table-cell table:style-name="ce182" table:number-columns-repeated="4"/>
          <table:table-cell table:style-name="ce179" table:number-columns-repeated="15"/>
          <table:table-cell table:style-name="ce182" table:number-columns-repeated="7"/>
          <table:table-cell table:style-name="ce185" table:number-columns-repeated="3"/>
          <table:table-cell table:style-name="ce182" table:number-columns-repeated="6"/>
          <table:table-cell table:number-columns-repeated="32"/>
        </table:table-row>
        <table:table-row table:style-name="ro5">
          <table:table-cell table:style-name="ce182" table:number-columns-repeated="17"/>
          <table:table-cell table:style-name="ce179" table:number-columns-repeated="3"/>
          <table:table-cell table:style-name="ce182" table:number-columns-repeated="7"/>
          <table:table-cell table:style-name="ce275" table:number-columns-repeated="3"/>
          <table:table-cell table:style-name="ce182" table:number-columns-repeated="6"/>
          <table:table-cell table:number-columns-repeated="32"/>
        </table:table-row>
        <table:table-row table:style-name="ro5">
          <table:table-cell table:style-name="ce182"/>
          <table:table-cell table:style-name="ce181"/>
          <table:table-cell table:style-name="ce182" table:number-columns-repeated="14"/>
          <table:table-cell table:style-name="ce179" table:number-columns-repeated="3"/>
          <table:table-cell table:style-name="ce182" table:number-columns-repeated="8"/>
          <table:table-cell table:style-name="ce185" table:number-columns-repeated="3"/>
          <table:table-cell table:style-name="ce182" table:number-columns-repeated="6"/>
          <table:table-cell table:number-columns-repeated="32"/>
        </table:table-row>
        <table:table-row table:style-name="ro5">
          <table:table-cell table:style-name="ce182"/>
          <table:table-cell table:style-name="ce182" table:number-columns-spanned="10" table:number-rows-spanned="1"/>
          <table:covered-table-cell table:number-columns-repeated="8" table:style-name="ce182"/>
          <table:covered-table-cell table:style-name="ce179"/>
          <table:table-cell table:style-name="ce182" table:number-columns-repeated="25"/>
          <table:table-cell table:number-columns-repeated="32"/>
        </table:table-row>
        <table:table-row table:style-name="ro5">
          <table:table-cell table:style-name="ce182" table:number-columns-repeated="3"/>
          <table:table-cell table:style-name="ce181"/>
          <table:table-cell table:style-name="ce182" table:number-columns-repeated="6"/>
          <table:table-cell table:style-name="ce179"/>
          <table:table-cell table:style-name="ce182" table:number-columns-repeated="14"/>
          <table:table-cell table:style-name="ce426" table:number-columns-repeated="7"/>
          <table:table-cell table:style-name="ce185"/>
          <table:table-cell table:style-name="ce436"/>
          <table:table-cell table:style-name="ce185"/>
          <table:table-cell table:style-name="ce182"/>
          <table:table-cell table:number-columns-repeated="32"/>
        </table:table-row>
        <table:table-row table:style-name="ro5">
          <table:table-cell table:style-name="ce182" table:number-columns-repeated="24"/>
          <table:table-cell table:style-name="ce185" table:number-columns-spanned="1" table:number-rows-spanned="2"/>
          <table:table-cell table:style-name="ce185" table:number-columns-repeated="10"/>
          <table:table-cell table:style-name="ce182"/>
          <table:table-cell table:number-columns-repeated="32"/>
        </table:table-row>
        <table:table-row table:style-name="ro5">
          <table:table-cell table:style-name="ce182"/>
          <table:table-cell table:style-name="ce181"/>
          <table:table-cell table:style-name="ce182" table:number-columns-repeated="22"/>
          <table:covered-table-cell table:style-name="ce185"/>
          <table:table-cell table:style-name="ce185" table:number-columns-repeated="10"/>
          <table:table-cell table:style-name="ce182"/>
          <table:table-cell table:number-columns-repeated="32"/>
        </table:table-row>
        <table:table-row table:style-name="ro5">
          <table:table-cell table:style-name="ce182"/>
          <table:table-cell table:style-name="ce182" table:number-columns-spanned="8" table:number-rows-spanned="1"/>
          <table:covered-table-cell table:number-columns-repeated="7" table:style-name="ce182"/>
          <table:table-cell table:style-name="ce182"/>
          <table:table-cell table:style-name="ce179"/>
          <table:table-cell table:style-name="ce182" table:number-columns-repeated="13"/>
          <table:table-cell table:style-name="ce185" table:number-columns-spanned="1" table:number-rows-spanned="2"/>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1"/>
          <table:table-cell table:style-name="ce182" table:number-columns-repeated="6"/>
          <table:table-cell table:style-name="ce179"/>
          <table:table-cell table:style-name="ce182" table:number-columns-repeated="13"/>
          <table:covered-table-cell table:style-name="ce185"/>
          <table:table-cell table:style-name="ce185" table:number-columns-repeated="10"/>
          <table:table-cell table:style-name="ce182"/>
          <table:table-cell table:number-columns-repeated="32"/>
        </table:table-row>
        <table:table-row table:style-name="ro5">
          <table:table-cell table:style-name="ce182" table:number-columns-repeated="24"/>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2"/>
          <table:table-cell table:style-name="ce181"/>
          <table:table-cell table:style-name="ce182" table:number-columns-repeated="7"/>
          <table:table-cell table:style-name="ce182" table:number-columns-spanned="9" table:number-rows-spanned="1"/>
          <table:covered-table-cell table:number-columns-repeated="8" table:style-name="ce182"/>
          <table:table-cell table:style-name="ce182" table:number-columns-repeated="6"/>
          <table:covered-table-cell table:style-name="ce182"/>
          <table:table-cell table:style-name="ce185" table:number-columns-repeated="10"/>
          <table:table-cell table:style-name="ce182"/>
          <table:table-cell table:number-columns-repeated="32"/>
        </table:table-row>
        <table:table-row table:style-name="ro5">
          <table:table-cell table:style-name="ce182"/>
          <table:table-cell table:style-name="ce182" table:number-columns-spanned="7" table:number-rows-spanned="1"/>
          <table:covered-table-cell table:number-columns-repeated="6" table:style-name="ce182"/>
          <table:table-cell table:style-name="ce182"/>
          <table:table-cell table:style-name="ce182" table:number-columns-spanned="9" table:number-rows-spanned="1"/>
          <table:covered-table-cell table:number-columns-repeated="8" table:style-name="ce182"/>
          <table:table-cell table:style-name="ce182" table:number-columns-repeated="6"/>
          <table:covered-table-cell table:style-name="ce182"/>
          <table:table-cell table:style-name="ce185" table:number-columns-repeated="10"/>
          <table:table-cell table:style-name="ce182"/>
          <table:table-cell table:number-columns-repeated="32"/>
        </table:table-row>
        <table:table-row table:style-name="ro5">
          <table:table-cell table:style-name="ce179"/>
          <table:table-cell table:style-name="ce182"/>
          <table:table-cell table:style-name="ce181"/>
          <table:table-cell table:style-name="ce182" table:number-columns-repeated="7"/>
          <table:table-cell table:style-name="ce181"/>
          <table:table-cell table:style-name="ce182" table:number-columns-repeated="13"/>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2" table:number-columns-repeated="24"/>
          <table:covered-table-cell table:style-name="ce182"/>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2" table:number-columns-spanned="5" table:number-rows-spanned="1"/>
          <table:covered-table-cell table:number-columns-repeated="4" table:style-name="ce182"/>
          <table:table-cell table:style-name="ce182" table:number-columns-repeated="16"/>
          <table:covered-table-cell table:style-name="ce182"/>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2" table:number-columns-spanned="5" table:number-rows-spanned="1"/>
          <table:covered-table-cell table:number-columns-repeated="4" table:style-name="ce182"/>
          <table:table-cell table:style-name="ce182" table:number-columns-repeated="16"/>
          <table:table-cell table:style-name="ce185" table:number-columns-repeated="11"/>
          <table:table-cell table:style-name="ce182"/>
          <table:table-cell table:number-columns-repeated="32"/>
        </table:table-row>
        <table:table-row table:style-name="ro5">
          <table:table-cell table:style-name="ce179"/>
          <table:table-cell table:style-name="ce182" table:number-columns-repeated="2"/>
          <table:table-cell table:style-name="ce181"/>
          <table:table-cell table:style-name="ce182" table:number-columns-repeated="21"/>
          <table:table-cell table:style-name="ce185" table:number-columns-repeated="8"/>
          <table:table-cell table:style-name="ce437" table:number-columns-repeated="2"/>
          <table:table-cell table:style-name="ce182"/>
          <table:table-cell table:number-columns-repeated="32"/>
        </table:table-row>
        <table:table-row table:style-name="ro5">
          <table:table-cell table:style-name="ce182" table:number-columns-repeated="36"/>
          <table:table-cell table:number-columns-repeated="32"/>
        </table:table-row>
        <table:table-row table:style-name="ro5">
          <table:table-cell table:style-name="ce180" table:number-columns-spanned="35" table:number-rows-spanned="1"/>
          <table:covered-table-cell table:number-columns-repeated="34" table:style-name="ce182"/>
          <table:table-cell table:style-name="ce182"/>
          <table:table-cell table:number-columns-repeated="32"/>
        </table:table-row>
        <table:table-row table:style-name="ro5">
          <table:table-cell table:style-name="ce182" table:number-columns-repeated="36"/>
          <table:table-cell table:number-columns-repeated="32"/>
        </table:table-row>
        <table:table-row table:style-name="ro5">
          <table:table-cell table:style-name="ce182" table:number-columns-repeated="19"/>
          <table:table-cell table:style-name="ce179" table:number-columns-repeated="5"/>
          <table:table-cell table:style-name="ce182" table:number-columns-repeated="3"/>
          <table:table-cell table:style-name="ce275" table:number-columns-repeated="3"/>
          <table:table-cell table:style-name="ce182" table:number-columns-repeated="6"/>
          <table:table-cell table:number-columns-repeated="32"/>
        </table:table-row>
        <table:table-row table:style-name="ro5">
          <table:table-cell table:style-name="ce181"/>
          <table:table-cell table:style-name="ce182"/>
          <table:table-cell table:style-name="ce181"/>
          <table:table-cell table:style-name="ce182" table:number-columns-repeated="2"/>
          <table:table-cell table:style-name="ce179" table:number-columns-repeated="19"/>
          <table:table-cell table:style-name="ce182"/>
          <table:table-cell table:style-name="ce181"/>
          <table:table-cell table:style-name="ce182"/>
          <table:table-cell table:style-name="ce185" table:number-columns-repeated="3"/>
          <table:table-cell table:style-name="ce182" table:number-columns-repeated="6"/>
          <table:table-cell table:number-columns-repeated="32"/>
        </table:table-row>
        <table:table-row table:style-name="ro5">
          <table:table-cell table:style-name="ce182" table:number-columns-spanned="4" table:number-rows-spanned="1"/>
          <table:covered-table-cell table:number-columns-repeated="3" table:style-name="ce182"/>
          <table:table-cell table:style-name="ce182"/>
          <table:table-cell table:style-name="ce179" table:number-columns-repeated="15"/>
          <table:table-cell table:style-name="ce182" table:number-columns-repeated="7"/>
          <table:table-cell table:style-name="ce275" table:number-columns-repeated="3"/>
          <table:table-cell table:style-name="ce182" table:number-columns-repeated="6"/>
          <table:table-cell table:number-columns-repeated="32"/>
        </table:table-row>
        <table:table-row table:style-name="ro5">
          <table:table-cell table:style-name="ce181"/>
          <table:table-cell table:style-name="ce182"/>
          <table:table-cell table:style-name="ce181"/>
          <table:table-cell table:style-name="ce182" table:number-columns-repeated="2"/>
          <table:table-cell table:style-name="ce179" table:number-columns-repeated="15"/>
          <table:table-cell table:style-name="ce182" table:number-columns-repeated="5"/>
          <table:table-cell table:style-name="ce181"/>
          <table:table-cell table:style-name="ce182"/>
          <table:table-cell table:style-name="ce185" table:number-columns-repeated="3"/>
          <table:table-cell table:style-name="ce182" table:number-columns-repeated="6"/>
          <table:table-cell table:number-columns-repeated="32"/>
        </table:table-row>
        <table:table-row table:style-name="ro5">
          <table:table-cell table:style-name="ce181"/>
          <table:table-cell table:style-name="ce182" table:number-columns-repeated="4"/>
          <table:table-cell table:style-name="ce179" table:number-columns-repeated="15"/>
          <table:table-cell table:style-name="ce182" table:number-columns-repeated="7"/>
          <table:table-cell table:style-name="ce275" table:number-columns-repeated="3"/>
          <table:table-cell table:style-name="ce182" table:number-columns-repeated="6"/>
          <table:table-cell table:number-columns-repeated="32"/>
        </table:table-row>
        <table:table-row table:style-name="ro5">
          <table:table-cell table:style-name="ce182" table:number-columns-repeated="5"/>
          <table:table-cell table:style-name="ce179" table:number-columns-repeated="4"/>
          <table:table-cell table:style-name="ce297"/>
          <table:table-cell table:style-name="ce179" table:number-columns-repeated="10"/>
          <table:table-cell table:style-name="ce182" table:number-columns-repeated="7"/>
          <table:table-cell table:style-name="ce430" table:number-columns-repeated="3"/>
          <table:table-cell table:style-name="ce182" table:number-columns-repeated="6"/>
          <table:table-cell table:number-columns-repeated="32"/>
        </table:table-row>
        <table:table-row table:style-name="ro5">
          <table:table-cell table:style-name="ce182" table:number-columns-repeated="5"/>
          <table:table-cell table:style-name="ce181"/>
          <table:table-cell table:style-name="ce182" table:number-columns-repeated="2"/>
          <table:table-cell table:style-name="ce181"/>
          <table:table-cell table:style-name="ce182"/>
          <table:table-cell table:style-name="ce181"/>
          <table:table-cell table:style-name="ce182" table:number-columns-repeated="6"/>
          <table:table-cell table:style-name="ce179" table:number-columns-repeated="3"/>
          <table:table-cell table:style-name="ce182" table:number-columns-repeated="16"/>
          <table:table-cell table:number-columns-repeated="32"/>
        </table:table-row>
        <table:table-row table:style-name="ro5">
          <table:table-cell table:style-name="ce182"/>
          <table:table-cell table:style-name="ce181"/>
          <table:table-cell table:style-name="ce182" table:number-columns-repeated="14"/>
          <table:table-cell table:style-name="ce179" table:number-columns-repeated="3"/>
          <table:table-cell table:style-name="ce182" table:number-columns-repeated="6"/>
          <table:table-cell table:style-name="ce426" table:number-columns-repeated="7"/>
          <table:table-cell table:style-name="ce185"/>
          <table:table-cell table:style-name="ce436"/>
          <table:table-cell table:style-name="ce185"/>
          <table:table-cell table:style-name="ce182"/>
          <table:table-cell table:number-columns-repeated="32"/>
        </table:table-row>
        <table:table-row table:style-name="ro5">
          <table:table-cell table:style-name="ce182"/>
          <table:table-cell table:style-name="ce182" table:number-columns-spanned="11" table:number-rows-spanned="1"/>
          <table:covered-table-cell table:number-columns-repeated="8" table:style-name="ce182"/>
          <table:covered-table-cell table:style-name="ce179"/>
          <table:covered-table-cell table:style-name="ce182"/>
          <table:table-cell table:style-name="ce182" table:number-columns-repeated="12"/>
          <table:table-cell table:style-name="ce185" table:number-columns-spanned="1" table:number-rows-spanned="4"/>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1"/>
          <table:table-cell table:style-name="ce182" table:number-columns-repeated="2"/>
          <table:table-cell table:style-name="ce181"/>
          <table:table-cell table:style-name="ce182" table:number-columns-repeated="3"/>
          <table:table-cell table:style-name="ce179"/>
          <table:table-cell table:style-name="ce182" table:number-columns-repeated="13"/>
          <table:covered-table-cell table:style-name="ce185"/>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1"/>
          <table:table-cell table:style-name="ce182" table:number-columns-repeated="6"/>
          <table:table-cell table:style-name="ce179"/>
          <table:table-cell table:style-name="ce182" table:number-columns-repeated="13"/>
          <table:covered-table-cell table:style-name="ce272"/>
          <table:table-cell table:style-name="ce185" table:number-columns-repeated="10"/>
          <table:table-cell table:style-name="ce182"/>
          <table:table-cell table:number-columns-repeated="32"/>
        </table:table-row>
        <table:table-row table:style-name="ro5">
          <table:table-cell table:style-name="ce182" table:number-columns-repeated="5"/>
          <table:table-cell table:style-name="ce179" table:number-columns-repeated="4"/>
          <table:table-cell table:style-name="ce297"/>
          <table:table-cell table:style-name="ce179" table:number-columns-repeated="2"/>
          <table:table-cell table:style-name="ce182" table:number-columns-repeated="12"/>
          <table:covered-table-cell table:style-name="ce272"/>
          <table:table-cell table:style-name="ce185" table:number-columns-repeated="10"/>
          <table:table-cell table:style-name="ce182"/>
          <table:table-cell table:number-columns-repeated="32"/>
        </table:table-row>
        <table:table-row table:style-name="ro5">
          <table:table-cell table:style-name="ce182" table:number-columns-repeated="5"/>
          <table:table-cell table:style-name="ce181"/>
          <table:table-cell table:style-name="ce182" table:number-columns-repeated="2"/>
          <table:table-cell table:style-name="ce181"/>
          <table:table-cell table:style-name="ce182" table:number-columns-repeated="15"/>
          <table:table-cell table:style-name="ce185" table:number-columns-spanned="1" table:number-rows-spanned="4"/>
          <table:table-cell table:style-name="ce185" table:number-columns-repeated="10"/>
          <table:table-cell table:style-name="ce182"/>
          <table:table-cell table:number-columns-repeated="32"/>
        </table:table-row>
        <table:table-row table:style-name="ro5">
          <table:table-cell table:style-name="ce182"/>
          <table:table-cell table:style-name="ce181"/>
          <table:table-cell table:style-name="ce182" table:number-columns-repeated="22"/>
          <table:covered-table-cell table:style-name="ce185"/>
          <table:table-cell table:style-name="ce185" table:number-columns-repeated="10"/>
          <table:table-cell table:style-name="ce182"/>
          <table:table-cell table:number-columns-repeated="32"/>
        </table:table-row>
        <table:table-row table:style-name="ro5">
          <table:table-cell table:style-name="ce182"/>
          <table:table-cell table:style-name="ce182" table:number-columns-spanned="9" table:number-rows-spanned="1"/>
          <table:covered-table-cell table:number-columns-repeated="8" table:style-name="ce182"/>
          <table:table-cell table:style-name="ce179"/>
          <table:table-cell table:style-name="ce182" table:number-columns-repeated="13"/>
          <table:covered-table-cell table:style-name="ce272"/>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181"/>
          <table:table-cell table:style-name="ce182" table:number-columns-repeated="2"/>
          <table:table-cell table:style-name="ce181"/>
          <table:table-cell table:style-name="ce182" table:number-columns-repeated="3"/>
          <table:table-cell table:style-name="ce179"/>
          <table:table-cell table:style-name="ce182" table:number-columns-repeated="13"/>
          <table:covered-table-cell table:style-name="ce272"/>
          <table:table-cell table:style-name="ce185" table:number-columns-repeated="10"/>
          <table:table-cell table:style-name="ce182"/>
          <table:table-cell table:number-columns-repeated="32"/>
        </table:table-row>
        <table:table-row table:style-name="ro5">
          <table:table-cell table:style-name="ce182" table:number-columns-repeated="2"/>
          <table:table-cell table:style-name="ce272" table:number-columns-repeated="2"/>
          <table:table-cell table:style-name="ce179"/>
          <table:table-cell table:style-name="ce182" table:number-columns-repeated="19"/>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2" table:number-columns-repeated="3"/>
          <table:table-cell table:style-name="ce272" table:number-columns-repeated="2"/>
          <table:table-cell table:style-name="ce182" table:number-columns-repeated="19"/>
          <table:covered-table-cell table:style-name="ce182"/>
          <table:table-cell table:style-name="ce243"/>
          <table:table-cell table:style-name="ce185" table:number-columns-repeated="9"/>
          <table:table-cell table:style-name="ce182"/>
          <table:table-cell table:number-columns-repeated="32"/>
        </table:table-row>
        <table:table-row table:style-name="ro5">
          <table:table-cell table:style-name="ce182"/>
          <table:table-cell table:style-name="ce181"/>
          <table:table-cell table:style-name="ce182"/>
          <table:table-cell table:style-name="ce181"/>
          <table:table-cell table:style-name="ce182" table:number-columns-spanned="7" table:number-rows-spanned="1"/>
          <table:covered-table-cell table:number-columns-repeated="5" table:style-name="ce182"/>
          <table:covered-table-cell table:style-name="ce272"/>
          <table:table-cell table:style-name="ce179"/>
          <table:table-cell table:style-name="ce182" table:number-columns-repeated="12"/>
          <table:covered-table-cell table:style-name="ce182"/>
          <table:table-cell table:style-name="ce185" table:number-columns-repeated="10"/>
          <table:table-cell table:style-name="ce182"/>
          <table:table-cell table:number-columns-repeated="32"/>
        </table:table-row>
        <table:table-row table:style-name="ro5">
          <table:table-cell table:style-name="ce182" table:number-columns-repeated="2"/>
          <table:table-cell table:style-name="ce181" table:number-columns-repeated="2"/>
          <table:table-cell table:style-name="ce182"/>
          <table:table-cell table:style-name="ce181"/>
          <table:table-cell table:style-name="ce182" table:number-columns-repeated="2"/>
          <table:table-cell table:style-name="ce181"/>
          <table:table-cell table:style-name="ce182" table:number-columns-repeated="15"/>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2" table:number-columns-repeated="4"/>
          <table:table-cell table:style-name="ce181"/>
          <table:table-cell table:style-name="ce182" table:number-columns-repeated="6"/>
          <table:table-cell table:style-name="ce179"/>
          <table:table-cell table:style-name="ce182" table:number-columns-repeated="12"/>
          <table:covered-table-cell table:style-name="ce182"/>
          <table:table-cell table:style-name="ce185" table:number-columns-repeated="10"/>
          <table:table-cell table:style-name="ce182"/>
          <table:table-cell table:number-columns-repeated="32"/>
        </table:table-row>
        <table:table-row table:style-name="ro5">
          <table:table-cell table:style-name="ce182" table:number-columns-repeated="4"/>
          <table:table-cell table:style-name="ce181"/>
          <table:table-cell table:style-name="ce182" table:number-columns-repeated="6"/>
          <table:table-cell table:style-name="ce179"/>
          <table:table-cell table:style-name="ce182" table:number-columns-repeated="12"/>
          <table:covered-table-cell table:style-name="ce182"/>
          <table:table-cell table:style-name="ce185" table:number-columns-repeated="10"/>
          <table:table-cell table:style-name="ce182"/>
          <table:table-cell table:number-columns-repeated="32"/>
        </table:table-row>
        <table:table-row table:style-name="ro5">
          <table:table-cell table:style-name="ce232"/>
          <table:table-cell table:style-name="ce181"/>
          <table:table-cell table:style-name="ce182"/>
          <table:table-cell table:style-name="ce272"/>
          <table:table-cell table:style-name="ce329"/>
          <table:table-cell table:style-name="ce181"/>
          <table:table-cell table:style-name="ce182" table:number-columns-repeated="27"/>
          <table:table-cell table:style-name="ce437" table:number-columns-repeated="2"/>
          <table:table-cell table:style-name="ce182"/>
          <table:table-cell table:number-columns-repeated="32"/>
        </table:table-row>
        <table:table-row table:style-name="ro5">
          <table:table-cell table:style-name="ce182" table:number-columns-repeated="2"/>
          <table:table-cell table:style-name="ce181"/>
          <table:table-cell table:style-name="ce182" table:number-columns-repeated="3"/>
          <table:table-cell table:style-name="ce181"/>
          <table:table-cell table:style-name="ce182" table:number-columns-repeated="29"/>
          <table:table-cell table:number-columns-repeated="32"/>
        </table:table-row>
        <table:table-row table:style-name="ro5" table:number-rows-repeated="2">
          <table:table-cell table:style-name="ce182" table:number-columns-repeated="36"/>
          <table:table-cell table:number-columns-repeated="32"/>
        </table:table-row>
        <table:table-row table:style-name="ro5">
          <table:table-cell table:style-name="ce180" table:number-columns-spanned="35" table:number-rows-spanned="1"/>
          <table:covered-table-cell table:number-columns-repeated="34" table:style-name="ce182"/>
          <table:table-cell table:style-name="ce182"/>
          <table:table-cell table:number-columns-repeated="32"/>
        </table:table-row>
        <table:table-row table:style-name="ro5">
          <table:table-cell table:style-name="ce182" table:number-columns-repeated="36"/>
          <table:table-cell table:number-columns-repeated="32"/>
        </table:table-row>
        <table:table-row table:style-name="ro5">
          <table:table-cell table:style-name="ce185" table:number-columns-spanned="21" table:number-rows-spanned="1"/>
          <table:covered-table-cell table:number-columns-repeated="20" table:style-name="ce182"/>
          <table:table-cell table:style-name="ce182" table:number-columns-repeated="15"/>
          <table:table-cell table:number-columns-repeated="32"/>
        </table:table-row>
        <table:table-row table:style-name="ro5">
          <table:table-cell table:style-name="ce182" table:number-columns-repeated="36"/>
          <table:table-cell table:number-columns-repeated="32"/>
        </table:table-row>
        <table:table-row table:style-name="ro5">
          <table:table-cell table:style-name="ce1100"/>
          <table:table-cell table:style-name="ce1100" table:number-columns-spanned="6" table:number-rows-spanned="1"/>
          <table:covered-table-cell table:number-columns-repeated="5" table:style-name="ce1100"/>
          <table:table-cell table:style-name="ce335"/>
          <table:table-cell table:style-name="ce1100" table:number-columns-spanned="4" table:number-rows-spanned="1"/>
          <table:covered-table-cell table:number-columns-repeated="2" table:style-name="ce1100"/>
          <table:covered-table-cell table:style-name="ce272"/>
          <table:table-cell table:style-name="ce1100" table:number-columns-spanned="8" table:number-rows-spanned="1"/>
          <table:covered-table-cell table:number-columns-repeated="3" table:style-name="ce272"/>
          <table:covered-table-cell table:number-columns-repeated="4" table:style-name="ce182"/>
          <table:table-cell table:style-name="ce1100"/>
          <table:table-cell table:style-name="ce272"/>
          <table:table-cell table:style-name="ce182" table:number-columns-repeated="14"/>
          <table:table-cell table:number-columns-repeated="32"/>
        </table:table-row>
        <table:table-row table:style-name="ro5">
          <table:table-cell table:style-name="ce185" table:number-columns-repeated="8"/>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table:number-columns-repeated="8"/>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office:value-type="float" office:value="0.270631209308886" calcext:value-type="float">
            <text:p>0,270631209308886</text:p>
          </table:table-cell>
          <table:table-cell table:style-name="ce185" table:number-columns-repeated="2"/>
          <table:table-cell table:style-name="ce185" office:value-type="float" office:value="6" calcext:value-type="float">
            <text:p>6</text:p>
          </table:table-cell>
          <table:table-cell table:style-name="ce185" table:number-columns-repeated="4"/>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office:value-type="float" office:value="0.903531780200987" calcext:value-type="float">
            <text:p>0,903531780200987</text:p>
          </table:table-cell>
          <table:table-cell table:style-name="ce185" table:number-columns-repeated="2"/>
          <table:table-cell table:style-name="ce185" office:value-type="float" office:value="7" calcext:value-type="float">
            <text:p>7</text:p>
          </table:table-cell>
          <table:table-cell table:style-name="ce185" table:number-columns-repeated="2"/>
          <table:table-cell table:style-name="ce185" office:value-type="float" office:value="2" calcext:value-type="float">
            <text:p>2</text:p>
          </table:table-cell>
          <table:table-cell table:style-name="ce185"/>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office:value-type="float" office:value="0.283011482892445" calcext:value-type="float">
            <text:p>0,283011482892445</text:p>
          </table:table-cell>
          <table:table-cell table:style-name="ce185" table:number-columns-repeated="2"/>
          <table:table-cell table:style-name="ce185" office:value-type="float" office:value="13" calcext:value-type="float">
            <text:p>13</text:p>
          </table:table-cell>
          <table:table-cell table:style-name="ce185" table:number-columns-repeated="2"/>
          <table:table-cell table:style-name="ce185" office:value-type="float" office:value="11" calcext:value-type="float">
            <text:p>11</text:p>
          </table:table-cell>
          <table:table-cell table:style-name="ce185"/>
          <table:table-cell table:style-name="ce185" table:number-columns-spanned="4" table:number-rows-spanned="1"/>
          <table:covered-table-cell table:number-columns-repeated="3" table:style-name="ce185"/>
          <table:table-cell table:style-name="ce340" table:number-columns-repeated="8"/>
          <table:table-cell table:style-name="ce185"/>
          <table:table-cell table:style-name="ce417"/>
          <table:table-cell table:style-name="ce182" table:number-columns-repeated="14"/>
          <table:table-cell table:number-columns-repeated="32"/>
        </table:table-row>
        <table:table-row table:style-name="ro5">
          <table:table-cell table:style-name="ce185" office:value-type="float" office:value="0.274037041423369" calcext:value-type="float">
            <text:p>0,274037041423369</text:p>
          </table:table-cell>
          <table:table-cell table:style-name="ce185"/>
          <table:table-cell table:style-name="ce185" office:value-type="float" office:value="8" calcext:value-type="float">
            <text:p>8</text:p>
          </table:table-cell>
          <table:table-cell table:style-name="ce185" office:value-type="float" office:value="3" calcext:value-type="float">
            <text:p>3</text:p>
          </table:table-cell>
          <table:table-cell table:style-name="ce185" table:number-columns-repeated="2"/>
          <table:table-cell table:style-name="ce185" office:value-type="float" office:value="14" calcext:value-type="float">
            <text:p>14</text:p>
          </table:table-cell>
          <table:table-cell table:style-name="ce185"/>
          <table:table-cell table:style-name="ce185" table:number-columns-spanned="4" table:number-rows-spanned="1"/>
          <table:covered-table-cell table:number-columns-repeated="3" table:style-name="ce185"/>
          <table:table-cell table:style-name="ce343"/>
          <table:table-cell table:style-name="ce340" table:number-columns-repeated="7"/>
          <table:table-cell table:style-name="ce185"/>
          <table:table-cell table:style-name="ce417"/>
          <table:table-cell table:style-name="ce182" table:number-columns-repeated="14"/>
          <table:table-cell table:number-columns-repeated="32"/>
        </table:table-row>
        <table:table-row table:style-name="ro5">
          <table:table-cell table:style-name="ce182" office:value-type="float" office:value="0.366484611314972" calcext:value-type="float">
            <text:p>0,366484611314972</text:p>
          </table:table-cell>
          <table:table-cell table:style-name="ce182"/>
          <table:table-cell table:style-name="ce182" office:value-type="float" office:value="10" calcext:value-type="float">
            <text:p>10</text:p>
          </table:table-cell>
          <table:table-cell table:style-name="ce182" table:number-columns-repeated="3"/>
          <table:table-cell table:style-name="ce182" office:value-type="float" office:value="11" calcext:value-type="float">
            <text:p>11</text:p>
          </table:table-cell>
          <table:table-cell table:style-name="ce182" table:number-columns-repeated="29"/>
          <table:table-cell table:number-columns-repeated="32"/>
        </table:table-row>
        <table:table-row table:style-name="ro5">
          <table:table-cell table:style-name="ce185" office:value-type="float" office:value="0.341682428875354" calcext:value-type="float" table:number-columns-spanned="21" table:number-rows-spanned="1">
            <text:p>0,341682428875354</text:p>
          </table:table-cell>
          <table:covered-table-cell table:style-name="ce182"/>
          <table:covered-table-cell table:style-name="ce182" office:value-type="float" office:value="15" calcext:value-type="float">
            <text:p>15</text:p>
          </table:covered-table-cell>
          <table:covered-table-cell table:style-name="ce182" office:value-type="float" office:value="-8" calcext:value-type="float">
            <text:p>-8</text:p>
          </table:covered-table-cell>
          <table:covered-table-cell table:number-columns-repeated="2" table:style-name="ce182"/>
          <table:covered-table-cell table:style-name="ce182" office:value-type="float" office:value="14" calcext:value-type="float">
            <text:p>14</text:p>
          </table:covered-table-cell>
          <table:covered-table-cell table:number-columns-repeated="14" table:style-name="ce182"/>
          <table:table-cell table:style-name="ce182" table:number-columns-repeated="15"/>
          <table:table-cell table:number-columns-repeated="32"/>
        </table:table-row>
        <table:table-row table:style-name="ro5">
          <table:table-cell table:style-name="ce182" office:value-type="float" office:value="0.375439798719035" calcext:value-type="float">
            <text:p>0,375439798719035</text:p>
          </table:table-cell>
          <table:table-cell table:style-name="ce182" table:number-columns-repeated="2"/>
          <table:table-cell table:style-name="ce182" office:value-type="float" office:value="-7" calcext:value-type="float">
            <text:p>-7</text:p>
          </table:table-cell>
          <table:table-cell table:style-name="ce182" table:number-columns-repeated="32"/>
          <table:table-cell table:number-columns-repeated="32"/>
        </table:table-row>
        <table:table-row table:style-name="ro5">
          <table:table-cell table:style-name="ce1100" table:number-columns-repeated="5"/>
          <table:table-cell table:style-name="ce335" table:number-columns-repeated="2"/>
          <table:table-cell table:style-name="ce1100" table:number-columns-spanned="4" table:number-rows-spanned="1"/>
          <table:covered-table-cell table:number-columns-repeated="3" table:style-name="ce1100"/>
          <table:table-cell table:style-name="ce1100" table:number-columns-repeated="5"/>
          <table:table-cell table:style-name="ce1100" table:number-columns-spanned="5" table:number-rows-spanned="1"/>
          <table:covered-table-cell table:number-columns-repeated="3" table:style-name="ce1100"/>
          <table:covered-table-cell table:style-name="ce272"/>
          <table:table-cell table:style-name="ce1100" table:number-columns-spanned="5" table:number-rows-spanned="1"/>
          <table:covered-table-cell table:style-name="ce272"/>
          <table:covered-table-cell table:number-columns-repeated="3" table:style-name="ce182"/>
          <table:table-cell table:style-name="ce1100"/>
          <table:table-cell table:style-name="ce272"/>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table:number-columns-repeated="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40" table:number-columns-repeated="13"/>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table:number-columns-repeated="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office:value-type="float" office:value="0.0671829910985696" calcext:value-type="float">
            <text:p>0,06718299109857</text:p>
          </table:table-cell>
          <table:table-cell table:style-name="ce185" table:number-columns-repeated="2"/>
          <table:table-cell table:style-name="ce185" office:value-type="float" office:value="15" calcext:value-type="float">
            <text:p>15</text:p>
          </table:table-cell>
          <table:table-cell table:style-name="ce18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40" table:number-columns-repeated="13"/>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office:value-type="float" office:value="0.825227960646586" calcext:value-type="float">
            <text:p>0,825227960646586</text:p>
          </table:table-cell>
          <table:table-cell table:style-name="ce185" table:number-columns-repeated="2"/>
          <table:table-cell table:style-name="ce185" office:value-type="float" office:value="5" calcext:value-type="float">
            <text:p>5</text:p>
          </table:table-cell>
          <table:table-cell table:style-name="ce18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office:value-type="float" office:value="0.674402024338018" calcext:value-type="float">
            <text:p>0,674402024338018</text:p>
          </table:table-cell>
          <table:table-cell table:style-name="ce185" table:number-columns-repeated="2"/>
          <table:table-cell table:style-name="ce185" office:value-type="float" office:value="8" calcext:value-type="float">
            <text:p>8</text:p>
          </table:table-cell>
          <table:table-cell table:style-name="ce185"/>
          <table:table-cell table:style-name="ce343"/>
          <table:table-cell table:style-name="ce185"/>
          <table:table-cell table:style-name="ce185" table:number-columns-spanned="4" table:number-rows-spanned="1"/>
          <table:covered-table-cell table:number-columns-repeated="3" table:style-name="ce185"/>
          <table:table-cell table:style-name="ce343"/>
          <table:table-cell table:style-name="ce185"/>
          <table:table-cell table:style-name="ce340" table:number-columns-repeated="13"/>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85" office:value-type="float" office:value="0.070371011163498" calcext:value-type="float">
            <text:p>0,070371011163498</text:p>
          </table:table-cell>
          <table:table-cell table:style-name="ce185" table:number-columns-repeated="2"/>
          <table:table-cell table:style-name="ce185" office:value-type="float" office:value="14" calcext:value-type="float">
            <text:p>14</text:p>
          </table:table-cell>
          <table:table-cell table:style-name="ce185"/>
          <table:table-cell table:style-name="ce340"/>
          <table:table-cell table:style-name="ce185"/>
          <table:table-cell table:style-name="ce185" table:number-columns-spanned="4" table:number-rows-spanned="1"/>
          <table:covered-table-cell table:number-columns-repeated="3" table:style-name="ce185"/>
          <table:table-cell table:style-name="ce340"/>
          <table:table-cell table:style-name="ce185"/>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85"/>
          <table:table-cell table:style-name="ce417"/>
          <table:table-cell table:style-name="ce182" table:number-columns-repeated="2"/>
          <table:table-cell table:style-name="ce272" table:number-columns-repeated="2"/>
          <table:table-cell table:style-name="ce182" table:number-columns-repeated="4"/>
          <table:table-cell table:number-columns-repeated="32"/>
        </table:table-row>
        <table:table-row table:style-name="ro5">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3"/>
          <table:table-cell table:style-name="ce1100" table:number-columns-spanned="4" table:number-rows-spanned="1"/>
          <table:covered-table-cell table:number-columns-repeated="3" table:style-name="ce1100"/>
          <table:table-cell table:style-name="ce1100" table:number-columns-repeated="5"/>
          <table:table-cell table:style-name="ce335" table:number-columns-repeated="3"/>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82"/>
          <table:table-cell table:style-name="ce182"/>
          <table:table-cell table:style-name="ce1100" table:number-columns-repeated="2"/>
          <table:table-cell table:style-name="ce182" table:number-columns-repeated="4"/>
          <table:table-cell table:number-columns-repeated="32"/>
        </table:table-row>
        <table:table-row table:style-name="ro5">
          <table:table-cell table:style-name="ce185" office:value-type="float" office:value="0.150430651269144" calcext:value-type="float">
            <text:p>0,150430651269144</text:p>
          </table:table-cell>
          <table:table-cell table:style-name="ce185" table:number-columns-repeated="2"/>
          <table:table-cell table:style-name="ce185" office:value-type="float" office:value="-10" calcext:value-type="float">
            <text:p>-10</text:p>
          </table:table-cell>
          <table:table-cell table:style-name="ce185" table:number-columns-repeated="3"/>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0204693113867007" calcext:value-type="float">
            <text:p>0,020469311386701</text:p>
          </table:table-cell>
          <table:table-cell table:style-name="ce185" table:number-columns-repeated="2"/>
          <table:table-cell table:style-name="ce185" office:value-type="float" office:value="-5" calcext:value-type="float">
            <text:p>-5</text:p>
          </table:table-cell>
          <table:table-cell table:style-name="ce185" table:number-columns-repeated="3"/>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248935478591254" calcext:value-type="float">
            <text:p>0,248935478591254</text:p>
          </table:table-cell>
          <table:table-cell table:style-name="ce185" table:number-columns-repeated="2"/>
          <table:table-cell table:style-name="ce185" office:value-type="float" office:value="13" calcext:value-type="float">
            <text:p>13</text:p>
          </table:table-cell>
          <table:table-cell table:style-name="ce185" table:number-columns-repeated="2"/>
          <table:table-cell table:style-name="ce185" office:value-type="float" office:value="5" calcext:value-type="float">
            <text:p>5</text:p>
          </table:table-cell>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128714721274469" calcext:value-type="float">
            <text:p>0,128714721274469</text:p>
          </table:table-cell>
          <table:table-cell table:style-name="ce185" table:number-columns-repeated="2"/>
          <table:table-cell table:style-name="ce185" office:value-type="float" office:value="5" calcext:value-type="float">
            <text:p>5</text:p>
          </table:table-cell>
          <table:table-cell table:style-name="ce185" table:number-columns-repeated="2"/>
          <table:table-cell table:style-name="ce185" office:value-type="float" office:value="10" calcext:value-type="float">
            <text:p>10</text:p>
          </table:table-cell>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706244908453593" calcext:value-type="float">
            <text:p>0,706244908453593</text:p>
          </table:table-cell>
          <table:table-cell table:style-name="ce185" table:number-columns-repeated="2"/>
          <table:table-cell table:style-name="ce185" office:value-type="float" office:value="13" calcext:value-type="float">
            <text:p>13</text:p>
          </table:table-cell>
          <table:table-cell table:style-name="ce185" table:number-columns-repeated="2"/>
          <table:table-cell table:style-name="ce185" office:value-type="float" office:value="2" calcext:value-type="float">
            <text:p>2</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0884880077982468" calcext:value-type="float">
            <text:p>0,088488007798247</text:p>
          </table:table-cell>
          <table:table-cell table:style-name="ce185" table:number-columns-repeated="2"/>
          <table:table-cell table:style-name="ce185" office:value-type="float" office:value="15" calcext:value-type="float">
            <text:p>15</text:p>
          </table:table-cell>
          <table:table-cell table:style-name="ce185" table:number-columns-repeated="2"/>
          <table:table-cell table:style-name="ce185" office:value-type="float" office:value="1" calcext:value-type="float">
            <text:p>1</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606572811215538" calcext:value-type="float">
            <text:p>0,606572811215538</text:p>
          </table:table-cell>
          <table:table-cell table:style-name="ce185"/>
          <table:table-cell table:style-name="ce185" office:value-type="float" office:value="3" calcext:value-type="float">
            <text:p>3</text:p>
          </table:table-cell>
          <table:table-cell table:style-name="ce185" office:value-type="float" office:value="11" calcext:value-type="float">
            <text:p>11</text:p>
          </table:table-cell>
          <table:table-cell table:style-name="ce185" table:number-columns-repeated="2"/>
          <table:table-cell table:style-name="ce185" office:value-type="float" office:value="1" calcext:value-type="float">
            <text:p>1</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636524889201105" calcext:value-type="float">
            <text:p>0,636524889201105</text:p>
          </table:table-cell>
          <table:table-cell table:style-name="ce185"/>
          <table:table-cell table:style-name="ce185" office:value-type="float" office:value="3" calcext:value-type="float">
            <text:p>3</text:p>
          </table:table-cell>
          <table:table-cell table:style-name="ce185" table:number-columns-repeated="3"/>
          <table:table-cell table:style-name="ce185" office:value-type="float" office:value="9" calcext:value-type="float">
            <text:p>9</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353583607644562" calcext:value-type="float">
            <text:p>0,353583607644562</text:p>
          </table:table-cell>
          <table:table-cell table:style-name="ce185"/>
          <table:table-cell table:style-name="ce185" office:value-type="float" office:value="6" calcext:value-type="float">
            <text:p>6</text:p>
          </table:table-cell>
          <table:table-cell table:style-name="ce185" table:number-columns-repeated="3"/>
          <table:table-cell table:style-name="ce185" office:value-type="float" office:value="5" calcext:value-type="float">
            <text:p>5</text:p>
          </table:table-cell>
          <table:table-cell table:style-name="ce185" table:number-columns-spanned="4" table:number-rows-spanned="1"/>
          <table:covered-table-cell table:number-columns-repeated="3" table:style-name="ce185"/>
          <table:table-cell table:style-name="ce343" table:number-columns-repeated="2"/>
          <table:table-cell table:style-name="ce340" table:number-columns-repeated="3"/>
          <table:table-cell table:style-name="ce343"/>
          <table:table-cell table:style-name="ce340" table:number-columns-repeated="13"/>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53683807114115" calcext:value-type="float">
            <text:p>0,53683807114115</text:p>
          </table:table-cell>
          <table:table-cell table:style-name="ce185"/>
          <table:table-cell table:style-name="ce185" office:value-type="float" office:value="13" calcext:value-type="float">
            <text:p>13</text:p>
          </table:table-cell>
          <table:table-cell table:style-name="ce185" table:number-columns-repeated="3"/>
          <table:table-cell table:style-name="ce185" office:value-type="float" office:value="2" calcext:value-type="float">
            <text:p>2</text:p>
          </table:table-cell>
          <table:table-cell table:style-name="ce185" table:number-columns-spanned="4" table:number-rows-spanned="1"/>
          <table:covered-table-cell table:number-columns-repeated="3" table:style-name="ce185"/>
          <table:table-cell table:style-name="ce343" table:number-columns-repeated="2"/>
          <table:table-cell table:style-name="ce340" table:number-columns-repeated="3"/>
          <table:table-cell table:style-name="ce343"/>
          <table:table-cell table:style-name="ce340" table:number-columns-repeated="13"/>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262231351220463" calcext:value-type="float">
            <text:p>0,262231351220463</text:p>
          </table:table-cell>
          <table:table-cell table:style-name="ce185"/>
          <table:table-cell table:style-name="ce185" office:value-type="float" office:value="4" calcext:value-type="float">
            <text:p>4</text:p>
          </table:table-cell>
          <table:table-cell table:style-name="ce185" office:value-type="float" office:value="13" calcext:value-type="float">
            <text:p>13</text:p>
          </table:table-cell>
          <table:table-cell table:style-name="ce185" table:number-columns-repeated="2"/>
          <table:table-cell table:style-name="ce185" office:value-type="float" office:value="2" calcext:value-type="float">
            <text:p>2</text:p>
          </table:table-cell>
          <table:table-cell table:style-name="ce185" table:number-columns-spanned="4" table:number-rows-spanned="1"/>
          <table:covered-table-cell table:number-columns-repeated="3" table:style-name="ce185"/>
          <table:table-cell table:style-name="ce340" table:number-columns-repeated="19"/>
          <table:table-cell table:style-name="ce185" table:number-columns-repeated="2"/>
          <table:table-cell table:style-name="ce182" table:number-columns-repeated="4"/>
          <table:table-cell table:number-columns-repeated="32"/>
        </table:table-row>
        <table:table-row table:style-name="ro5">
          <table:table-cell table:style-name="ce185" office:value-type="float" office:value="0.36140986097666" calcext:value-type="float">
            <text:p>0,36140986097666</text:p>
          </table:table-cell>
          <table:table-cell table:style-name="ce185" table:number-columns-repeated="2"/>
          <table:table-cell table:style-name="ce185" office:value-type="float" office:value="9" calcext:value-type="float">
            <text:p>9</text:p>
          </table:table-cell>
          <table:table-cell table:style-name="ce185" table:number-columns-repeated="2"/>
          <table:table-cell table:style-name="ce185" office:value-type="float" office:value="-15" calcext:value-type="float">
            <text:p>-15</text:p>
          </table:table-cell>
          <table:table-cell table:style-name="ce185" table:number-columns-spanned="4" table:number-rows-spanned="1"/>
          <table:covered-table-cell table:number-columns-repeated="3" table:style-name="ce185"/>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85" table:number-columns-repeated="2"/>
          <table:table-cell table:style-name="ce182" table:number-columns-repeated="4"/>
          <table:table-cell table:number-columns-repeated="32"/>
        </table:table-row>
        <table:table-row table:style-name="ro12">
          <table:table-cell table:style-name="ce182" office:value-type="float" office:value="0.983918410189337" calcext:value-type="float">
            <text:p>0,983918410189337</text:p>
          </table:table-cell>
          <table:table-cell table:style-name="ce182" table:number-columns-repeated="2"/>
          <table:table-cell table:style-name="ce182" office:value-type="float" office:value="7" calcext:value-type="float">
            <text:p>7</text:p>
          </table:table-cell>
          <table:table-cell table:style-name="ce182" table:number-columns-repeated="2"/>
          <table:table-cell table:style-name="ce182" office:value-type="float" office:value="-9" calcext:value-type="float">
            <text:p>-9</text:p>
          </table:table-cell>
          <table:table-cell table:style-name="ce182" table:number-columns-repeated="29"/>
          <table:table-cell table:number-columns-repeated="32"/>
        </table:table-row>
        <table:table-row table:style-name="ro12">
          <table:table-cell table:style-name="ce185" office:value-type="float" office:value="0.141032275301801" calcext:value-type="float" table:number-columns-spanned="5" table:number-rows-spanned="1">
            <text:p>0,141032275301801</text:p>
          </table:table-cell>
          <table:covered-table-cell table:style-name="ce201"/>
          <table:covered-table-cell table:style-name="ce185"/>
          <table:covered-table-cell table:style-name="ce301" office:value-type="float" office:value="2" calcext:value-type="float">
            <text:p>2</text:p>
          </table:covered-table-cell>
          <table:covered-table-cell table:style-name="ce330"/>
          <table:table-cell table:style-name="ce1100" table:number-columns-spanned="3" table:number-rows-spanned="1"/>
          <table:covered-table-cell table:style-name="ce349" office:value-type="float" office:value="-9" calcext:value-type="float">
            <text:p>-9</text:p>
          </table:covered-table-cell>
          <table:covered-table-cell table:style-name="ce241"/>
          <table:table-cell table:style-name="ce367"/>
          <table:table-cell table:style-name="ce371"/>
          <table:table-cell table:style-name="ce367" table:number-columns-repeated="2"/>
          <table:table-cell table:style-name="ce185"/>
          <table:table-cell table:style-name="ce266" table:number-columns-spanned="5" table:number-rows-spanned="1"/>
          <table:covered-table-cell table:number-columns-repeated="2" table:style-name="ce266"/>
          <table:covered-table-cell table:number-columns-repeated="2" table:style-name="ce185"/>
          <table:table-cell table:style-name="ce185"/>
          <table:table-cell table:style-name="ce272" table:number-columns-repeated="2"/>
          <table:table-cell table:style-name="ce182" table:number-columns-repeated="15"/>
          <table:table-cell table:number-columns-repeated="32"/>
        </table:table-row>
        <table:table-row table:style-name="ro12">
          <table:table-cell table:style-name="ce237" office:value-type="boolean" office:boolean-value="0.842405192528641" calcext:value-type="boolean" table:number-columns-spanned="3" table:number-rows-spanned="1">
            <text:p>VRAI</text:p>
          </table:table-cell>
          <table:covered-table-cell table:style-name="ce203"/>
          <table:covered-table-cell table:style-name="ce289"/>
          <table:table-cell table:style-name="ce317" office:value-type="float" office:value="13" calcext:value-type="float">
            <text:p>13</text:p>
          </table:table-cell>
          <table:table-cell table:style-name="ce331"/>
          <table:table-cell table:style-name="ce317"/>
          <table:table-cell table:style-name="ce331" office:value-type="float" office:value="-9" calcext:value-type="float">
            <text:p>-9</text:p>
          </table:table-cell>
          <table:table-cell table:style-name="ce358"/>
          <table:table-cell table:style-name="ce368" table:number-columns-repeated="4"/>
          <table:table-cell table:style-name="ce185"/>
          <table:table-cell table:style-name="ce241" table:number-columns-spanned="5" table:number-rows-spanned="1"/>
          <table:covered-table-cell table:number-columns-repeated="2" table:style-name="ce241"/>
          <table:covered-table-cell table:number-columns-repeated="2" table:style-name="ce201"/>
          <table:table-cell table:style-name="ce201"/>
          <table:table-cell table:style-name="ce272" table:number-columns-repeated="2"/>
          <table:table-cell table:style-name="ce182" table:number-columns-repeated="15"/>
          <table:table-cell table:number-columns-repeated="32"/>
        </table:table-row>
        <table:table-row table:style-name="ro12">
          <table:table-cell table:style-name="ce182" table:number-columns-repeated="8"/>
          <table:table-cell table:style-name="ce203" table:number-columns-repeated="8"/>
          <table:table-cell table:style-name="ce182" table:number-columns-repeated="20"/>
          <table:table-cell table:number-columns-repeated="32"/>
        </table:table-row>
        <table:table-row table:style-name="ro12">
          <table:table-cell table:style-name="ce185" table:number-columns-spanned="6" table:number-rows-spanned="1"/>
          <table:covered-table-cell table:number-columns-repeated="2" table:style-name="ce185"/>
          <table:covered-table-cell table:style-name="ce325"/>
          <table:covered-table-cell table:style-name="ce330"/>
          <table:covered-table-cell table:style-name="ce301"/>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01" table:number-columns-repeated="3"/>
          <table:table-cell table:style-name="ce367" table:number-columns-repeated="4"/>
          <table:table-cell table:style-name="ce371"/>
          <table:table-cell table:style-name="ce367"/>
          <table:table-cell table:style-name="ce371"/>
          <table:table-cell table:style-name="ce367" table:number-columns-repeated="2"/>
          <table:table-cell table:style-name="ce185"/>
          <table:table-cell table:style-name="ce182" table:number-columns-repeated="10"/>
          <table:table-cell table:number-columns-repeated="32"/>
        </table:table-row>
        <table:table-row table:style-name="ro12">
          <table:table-cell table:style-name="ce237" table:number-columns-spanned="3" table:number-rows-spanned="1"/>
          <table:covered-table-cell table:style-name="ce203"/>
          <table:covered-table-cell table:style-name="ce289"/>
          <table:table-cell table:style-name="ce326"/>
          <table:table-cell table:style-name="ce332"/>
          <table:table-cell table:style-name="ce326"/>
          <table:table-cell table:style-name="ce332"/>
          <table:table-cell table:style-name="ce326"/>
          <table:table-cell table:style-name="ce369"/>
          <table:table-cell table:style-name="ce326"/>
          <table:table-cell table:style-name="ce332"/>
          <table:table-cell table:style-name="ce326" table:number-columns-repeated="5"/>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185"/>
          <table:table-cell table:style-name="ce182" table:number-columns-repeated="10"/>
          <table:table-cell table:number-columns-repeated="32"/>
        </table:table-row>
        <table:table-row table:style-name="ro12">
          <table:table-cell table:style-name="ce237" table:number-columns-spanned="3" table:number-rows-spanned="1"/>
          <table:covered-table-cell table:style-name="ce203"/>
          <table:covered-table-cell table:style-name="ce289"/>
          <table:table-cell table:style-name="ce326"/>
          <table:table-cell table:style-name="ce332"/>
          <table:table-cell table:style-name="ce326"/>
          <table:table-cell table:style-name="ce332"/>
          <table:table-cell table:style-name="ce326" table:number-columns-repeated="3"/>
          <table:table-cell table:style-name="ce332"/>
          <table:table-cell table:style-name="ce326" table:number-columns-repeated="5"/>
          <table:table-cell table:style-name="ce367"/>
          <table:table-cell table:style-name="ce182" table:number-columns-repeated="2"/>
          <table:table-cell table:style-name="ce367"/>
          <table:table-cell table:style-name="ce182"/>
          <table:table-cell table:style-name="ce367"/>
          <table:table-cell table:style-name="ce182"/>
          <table:table-cell table:style-name="ce367"/>
          <table:table-cell table:style-name="ce182" table:number-columns-repeated="12"/>
          <table:table-cell table:number-columns-repeated="32"/>
        </table:table-row>
        <table:table-row table:style-name="ro12">
          <table:table-cell table:style-name="ce185" table:number-columns-spanned="6" table:number-rows-spanned="1"/>
          <table:covered-table-cell table:number-columns-repeated="2" table:style-name="ce185"/>
          <table:covered-table-cell table:style-name="ce325"/>
          <table:covered-table-cell table:style-name="ce330"/>
          <table:covered-table-cell table:style-name="ce289"/>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01" table:number-columns-repeated="3"/>
          <table:table-cell table:style-name="ce367" table:number-columns-repeated="4"/>
          <table:table-cell table:style-name="ce413"/>
          <table:table-cell table:style-name="ce367"/>
          <table:table-cell table:style-name="ce371"/>
          <table:table-cell table:style-name="ce367" table:number-columns-repeated="2"/>
          <table:table-cell table:style-name="ce185"/>
          <table:table-cell table:style-name="ce182" table:number-columns-repeated="10"/>
          <table:table-cell table:number-columns-repeated="32"/>
        </table:table-row>
        <table:table-row table:style-name="ro12">
          <table:table-cell table:style-name="ce237" table:number-columns-spanned="3" table:number-rows-spanned="1"/>
          <table:covered-table-cell table:style-name="ce203"/>
          <table:covered-table-cell table:style-name="ce289"/>
          <table:table-cell table:style-name="ce326" table:number-columns-repeated="5"/>
          <table:table-cell table:style-name="ce369"/>
          <table:table-cell table:style-name="ce326" table:number-columns-repeated="7"/>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185"/>
          <table:table-cell table:style-name="ce182" table:number-columns-repeated="10"/>
          <table:table-cell table:number-columns-repeated="32"/>
        </table:table-row>
        <table:table-row table:style-name="ro12">
          <table:table-cell table:style-name="ce237" table:number-columns-spanned="3" table:number-rows-spanned="1"/>
          <table:covered-table-cell table:style-name="ce203"/>
          <table:covered-table-cell table:style-name="ce289"/>
          <table:table-cell table:style-name="ce326"/>
          <table:table-cell table:style-name="ce332"/>
          <table:table-cell table:style-name="ce326" table:number-columns-repeated="11"/>
          <table:table-cell table:style-name="ce404"/>
          <table:table-cell table:style-name="ce191" table:number-columns-repeated="2"/>
          <table:table-cell table:style-name="ce404"/>
          <table:table-cell table:style-name="ce191"/>
          <table:table-cell table:style-name="ce404"/>
          <table:table-cell table:style-name="ce191"/>
          <table:table-cell table:style-name="ce404"/>
          <table:table-cell table:style-name="ce182" table:number-columns-repeated="12"/>
          <table:table-cell table:number-columns-repeated="32"/>
        </table:table-row>
        <table:table-row table:style-name="ro5">
          <table:table-cell table:style-name="ce1100"/>
          <table:table-cell table:style-name="ce203"/>
          <table:table-cell table:style-name="ce726"/>
          <table:table-cell table:style-name="ce182" table:number-columns-repeated="4"/>
          <table:table-cell table:style-name="ce179" table:number-columns-repeated="5"/>
          <table:table-cell table:style-name="ce272" table:number-columns-repeated="4"/>
          <table:table-cell table:style-name="ce182"/>
          <table:table-cell table:style-name="ce272" table:number-columns-repeated="4"/>
          <table:table-cell table:style-name="ce182" table:number-columns-repeated="2"/>
          <table:table-cell table:style-name="ce422"/>
          <table:table-cell table:style-name="ce185" table:number-columns-spanned="2" table:number-rows-spanned="1"/>
          <table:covered-table-cell table:style-name="ce182"/>
          <table:table-cell table:style-name="ce182" table:number-columns-repeated="10"/>
          <table:table-cell table:number-columns-repeated="32"/>
        </table:table-row>
        <table:table-row table:style-name="ro5">
          <table:table-cell table:style-name="ce185" table:number-columns-repeated="20"/>
          <table:table-cell table:style-name="ce414"/>
          <table:table-cell table:style-name="ce185" table:number-columns-repeated="2"/>
          <table:table-cell table:style-name="ce422"/>
          <table:table-cell table:style-name="ce423" table:number-columns-spanned="2" table:number-rows-spanned="1"/>
          <table:covered-table-cell table:style-name="ce182"/>
          <table:table-cell table:style-name="ce182" table:number-columns-repeated="4"/>
          <table:table-cell table:style-name="ce431" table:number-columns-repeated="2"/>
          <table:table-cell table:style-name="ce182" table:number-columns-repeated="4"/>
          <table:table-cell table:number-columns-repeated="32"/>
        </table:table-row>
        <table:table-row table:style-name="ro5">
          <table:table-cell table:style-name="ce243"/>
          <table:table-cell table:style-name="ce185" table:number-columns-repeated="22"/>
          <table:table-cell table:style-name="ce422"/>
          <table:table-cell table:style-name="ce272"/>
          <table:table-cell table:style-name="ce182" table:number-columns-repeated="11"/>
          <table:table-cell table:number-columns-repeated="32"/>
        </table:table-row>
        <table:table-row table:style-name="ro5">
          <table:table-cell table:style-name="ce243"/>
          <table:table-cell table:style-name="ce185" table:number-columns-repeated="22"/>
          <table:table-cell table:style-name="ce422"/>
          <table:table-cell table:style-name="ce182" table:number-columns-repeated="12"/>
          <table:table-cell table:number-columns-repeated="32"/>
        </table:table-row>
        <table:table-row table:style-name="ro5">
          <table:table-cell table:style-name="ce182" table:number-columns-repeated="36"/>
          <table:table-cell table:number-columns-repeated="32"/>
        </table:table-row>
        <table:table-row table:style-name="ro5">
          <table:table-cell table:style-name="ce180" table:number-columns-spanned="37" table:number-rows-spanned="1"/>
          <table:covered-table-cell table:number-columns-repeated="18" table:style-name="ce182"/>
          <table:covered-table-cell table:number-columns-repeated="3" table:style-name="ce275"/>
          <table:covered-table-cell table:number-columns-repeated="2" table:style-name="ce299"/>
          <table:covered-table-cell table:number-columns-repeated="12" table:style-name="ce182"/>
          <table:covered-table-cell/>
          <table:table-cell table:number-columns-repeated="31"/>
        </table:table-row>
        <table:table-row table:style-name="ro5">
          <table:table-cell table:style-name="ce179"/>
          <table:table-cell table:style-name="ce182" table:number-columns-repeated="18"/>
          <table:table-cell table:style-name="ce275" table:number-columns-repeated="3"/>
          <table:table-cell table:style-name="ce299" table:number-columns-repeated="2"/>
          <table:table-cell table:style-name="ce182" table:number-columns-repeated="12"/>
          <table:table-cell table:number-columns-repeated="32"/>
        </table:table-row>
        <table:table-row table:style-name="ro5">
          <table:table-cell table:style-name="ce179"/>
          <table:table-cell table:style-name="ce182" table:number-columns-repeated="18"/>
          <table:table-cell table:style-name="ce275" table:number-columns-repeated="3"/>
          <table:table-cell table:style-name="ce299" table:number-columns-repeated="2"/>
          <table:table-cell table:style-name="ce182"/>
          <table:table-cell table:style-name="ce181" table:number-columns-spanned="6" table:number-rows-spanned="1"/>
          <table:covered-table-cell table:number-columns-repeated="5" table:style-name="ce182"/>
          <table:table-cell table:style-name="ce182" table:number-columns-repeated="5"/>
          <table:table-cell table:number-columns-repeated="32"/>
        </table:table-row>
        <table:table-row table:style-name="ro5">
          <table:table-cell table:style-name="ce181"/>
          <table:table-cell table:style-name="ce182"/>
          <table:table-cell table:style-name="ce181"/>
          <table:table-cell table:style-name="ce182" table:number-columns-repeated="2"/>
          <table:table-cell table:style-name="ce181"/>
          <table:table-cell table:style-name="ce182" table:number-columns-repeated="13"/>
          <table:table-cell table:style-name="ce185" table:number-columns-repeated="5"/>
          <table:table-cell table:style-name="ce182"/>
          <table:table-cell table:style-name="ce426" table:number-columns-repeated="10"/>
          <table:table-cell table:style-name="ce436"/>
          <table:table-cell table:style-name="ce185"/>
          <table:table-cell table:number-columns-repeated="31"/>
        </table:table-row>
        <table:table-row table:style-name="ro5">
          <table:table-cell table:style-name="ce181"/>
          <table:table-cell table:style-name="ce182" table:number-columns-repeated="2"/>
          <table:table-cell table:style-name="ce181"/>
          <table:table-cell table:style-name="ce182" table:number-columns-repeated="2"/>
          <table:table-cell table:style-name="ce181"/>
          <table:table-cell table:style-name="ce182" table:number-columns-repeated="4"/>
          <table:table-cell table:style-name="ce272" table:number-columns-repeated="5"/>
          <table:table-cell table:style-name="ce182" table:number-columns-repeated="4"/>
          <table:table-cell table:style-name="ce185" table:number-columns-repeated="2"/>
          <table:table-cell table:style-name="ce299"/>
          <table:table-cell table:style-name="ce182" table:number-columns-repeated="2"/>
          <table:table-cell table:style-name="ce185" table:number-columns-repeated="12"/>
          <table:table-cell table:number-columns-repeated="31"/>
        </table:table-row>
        <table:table-row table:style-name="ro5">
          <table:table-cell table:style-name="ce181"/>
          <table:table-cell table:style-name="ce182" table:number-columns-repeated="3"/>
          <table:table-cell table:style-name="ce181"/>
          <table:table-cell table:style-name="ce182" table:number-columns-repeated="4"/>
          <table:table-cell table:style-name="ce181"/>
          <table:table-cell table:style-name="ce182" table:number-columns-repeated="6"/>
          <table:table-cell table:style-name="ce272" table:number-columns-repeated="3"/>
          <table:table-cell table:style-name="ce272" office:value-type="float" office:value="6" calcext:value-type="float">
            <text:p>6</text:p>
          </table:table-cell>
          <table:table-cell table:style-name="ce415" table:number-columns-repeated="2"/>
          <table:table-cell table:style-name="ce185"/>
          <table:table-cell table:style-name="ce182" table:number-columns-repeated="2"/>
          <table:table-cell table:style-name="ce185" table:number-columns-repeated="12"/>
          <table:table-cell table:number-columns-repeated="31"/>
        </table:table-row>
        <table:table-row table:style-name="ro5">
          <table:table-cell table:style-name="ce181"/>
          <table:table-cell table:style-name="ce182" table:number-columns-repeated="3"/>
          <table:table-cell table:style-name="ce181"/>
          <table:table-cell table:style-name="ce182" table:number-columns-repeated="4"/>
          <table:table-cell table:style-name="ce181"/>
          <table:table-cell table:style-name="ce182" table:number-columns-repeated="3"/>
          <table:table-cell table:style-name="ce272" table:number-columns-repeated="6"/>
          <table:table-cell table:style-name="ce272" office:value-type="float" office:value="1" calcext:value-type="float">
            <text:p>1</text:p>
          </table:table-cell>
          <table:table-cell table:style-name="ce185" table:number-columns-repeated="2"/>
          <table:table-cell table:style-name="ce182" table:number-columns-repeated="3"/>
          <table:table-cell table:style-name="ce185"/>
          <table:table-cell table:style-name="ce243" table:number-columns-repeated="9"/>
          <table:table-cell table:style-name="ce185" table:number-columns-repeated="2"/>
          <table:table-cell table:number-columns-repeated="31"/>
        </table:table-row>
        <table:table-row table:style-name="ro5">
          <table:table-cell table:style-name="ce181"/>
          <table:table-cell table:style-name="ce182" table:number-columns-repeated="3"/>
          <table:table-cell table:style-name="ce181"/>
          <table:table-cell table:style-name="ce182" table:number-columns-repeated="4"/>
          <table:table-cell table:style-name="ce377"/>
          <table:table-cell table:style-name="ce182" table:number-columns-repeated="9"/>
          <table:table-cell table:style-name="ce185" table:number-columns-repeated="3"/>
          <table:table-cell table:style-name="ce182" table:number-columns-repeated="3"/>
          <table:table-cell table:style-name="ce185"/>
          <table:table-cell table:style-name="ce243" table:number-columns-repeated="6"/>
          <table:table-cell table:style-name="ce182" table:number-columns-repeated="3"/>
          <table:table-cell table:style-name="ce185" table:number-columns-repeated="2"/>
          <table:table-cell table:number-columns-repeated="31"/>
        </table:table-row>
        <table:table-row table:style-name="ro5">
          <table:table-cell table:style-name="ce181"/>
          <table:table-cell table:style-name="ce182" table:number-columns-repeated="2"/>
          <table:table-cell table:style-name="ce181"/>
          <table:table-cell table:style-name="ce182" table:number-columns-repeated="6"/>
          <table:table-cell table:style-name="ce181"/>
          <table:table-cell table:style-name="ce182" table:number-columns-repeated="14"/>
          <table:table-cell table:style-name="ce185"/>
          <table:table-cell table:style-name="ce243" table:number-columns-repeated="9"/>
          <table:table-cell table:style-name="ce185" table:number-columns-repeated="2"/>
          <table:table-cell table:number-columns-repeated="31"/>
        </table:table-row>
        <table:table-row table:style-name="ro5">
          <table:table-cell table:style-name="ce181"/>
          <table:table-cell table:style-name="ce182" table:number-columns-repeated="2"/>
          <table:table-cell table:style-name="ce181"/>
          <table:table-cell table:style-name="ce182" table:number-columns-repeated="4"/>
          <table:table-cell table:style-name="ce181"/>
          <table:table-cell table:style-name="ce182" table:number-columns-repeated="7"/>
          <table:table-cell table:style-name="ce272" table:number-columns-repeated="4"/>
          <table:table-cell table:style-name="ce182" office:value-type="float" office:value="8" calcext:value-type="float">
            <text:p>8</text:p>
          </table:table-cell>
          <table:table-cell table:style-name="ce182" office:value-type="float" office:value="16" calcext:value-type="float">
            <text:p>16</text:p>
          </table:table-cell>
          <table:table-cell table:style-name="ce182" table:number-columns-repeated="3"/>
          <table:table-cell table:style-name="ce185"/>
          <table:table-cell table:style-name="ce243" table:number-columns-repeated="6"/>
          <table:table-cell table:style-name="ce182" table:number-columns-repeated="3"/>
          <table:table-cell table:style-name="ce185" table:number-columns-repeated="2"/>
          <table:table-cell table:number-columns-repeated="31"/>
        </table:table-row>
        <table:table-row table:style-name="ro5">
          <table:table-cell table:style-name="ce182" table:number-columns-repeated="20"/>
          <table:table-cell table:style-name="ce182" office:value-type="float" office:value="-6" calcext:value-type="float">
            <text:p>-6</text:p>
          </table:table-cell>
          <table:table-cell table:style-name="ce182" office:value-type="float" office:value="-12" calcext:value-type="float">
            <text:p>-12</text:p>
          </table:table-cell>
          <table:table-cell table:style-name="ce182" table:number-columns-repeated="3"/>
          <table:table-cell table:style-name="ce185" table:number-columns-repeated="2"/>
          <table:table-cell table:style-name="ce182" table:number-columns-repeated="8"/>
          <table:table-cell table:style-name="ce185" table:number-columns-repeated="2"/>
          <table:table-cell table:number-columns-repeated="31"/>
        </table:table-row>
        <table:table-row table:style-name="ro5">
          <table:table-cell table:style-name="ce179"/>
          <table:table-cell table:style-name="ce182" table:number-columns-repeated="34"/>
          <table:table-cell table:style-name="ce437" table:number-columns-repeated="2"/>
          <table:table-cell table:number-columns-repeated="31"/>
        </table:table-row>
        <table:table-row table:style-name="ro5">
          <table:table-cell table:style-name="ce179"/>
          <table:table-cell table:style-name="ce182" table:number-columns-repeated="35"/>
          <table:table-cell table:number-columns-repeated="32"/>
        </table:table-row>
        <table:table-row table:style-name="ro5">
          <table:table-cell table:style-name="ce180" table:number-columns-spanned="35" table:number-rows-spanned="1"/>
          <table:covered-table-cell table:number-columns-repeated="18" table:style-name="ce182"/>
          <table:covered-table-cell table:number-columns-repeated="3" table:style-name="ce275"/>
          <table:covered-table-cell table:number-columns-repeated="2" table:style-name="ce299"/>
          <table:covered-table-cell table:number-columns-repeated="11" table:style-name="ce182"/>
          <table:table-cell table:style-name="ce182"/>
          <table:table-cell table:number-columns-repeated="32"/>
        </table:table-row>
        <table:table-row table:style-name="ro5">
          <table:table-cell table:style-name="ce179"/>
          <table:table-cell table:style-name="ce182" table:number-columns-repeated="18"/>
          <table:table-cell table:style-name="ce275" table:number-columns-repeated="3"/>
          <table:table-cell table:style-name="ce299" table:number-columns-repeated="2"/>
          <table:table-cell table:style-name="ce182" table:number-columns-repeated="12"/>
          <table:table-cell table:number-columns-repeated="32"/>
        </table:table-row>
        <table:table-row table:style-name="ro5">
          <table:table-cell table:style-name="ce179"/>
          <table:table-cell table:style-name="ce182" table:number-columns-repeated="18"/>
          <table:table-cell table:style-name="ce275" table:number-columns-repeated="3"/>
          <table:table-cell table:style-name="ce179" table:number-columns-repeated="2"/>
          <table:table-cell table:style-name="ce182"/>
          <table:table-cell table:style-name="ce182" table:number-columns-spanned="6" table:number-rows-spanned="1"/>
          <table:covered-table-cell table:number-columns-repeated="5" table:style-name="ce182"/>
          <table:table-cell table:style-name="ce182" table:number-columns-repeated="5"/>
          <table:table-cell table:number-columns-repeated="32"/>
        </table:table-row>
        <table:table-row table:style-name="ro5">
          <table:table-cell table:style-name="ce181"/>
          <table:table-cell table:style-name="ce182" table:number-columns-repeated="2"/>
          <table:table-cell table:style-name="ce181"/>
          <table:table-cell table:style-name="ce182" table:number-columns-repeated="15"/>
          <table:table-cell table:style-name="ce185" table:number-columns-repeated="4"/>
          <table:table-cell table:style-name="ce179"/>
          <table:table-cell table:style-name="ce182"/>
          <table:table-cell table:style-name="ce426" table:number-columns-repeated="8"/>
          <table:table-cell table:style-name="ce436"/>
          <table:table-cell table:style-name="ce185"/>
          <table:table-cell table:style-name="ce182"/>
          <table:table-cell table:number-columns-repeated="32"/>
        </table:table-row>
        <table:table-row table:style-name="ro5">
          <table:table-cell table:style-name="ce179" table:number-columns-repeated="16"/>
          <table:table-cell table:style-name="ce182" table:number-columns-repeated="3"/>
          <table:table-cell table:style-name="ce276" table:number-columns-spanned="2" table:number-rows-spanned="1"/>
          <table:covered-table-cell table:style-name="ce179"/>
          <table:table-cell table:style-name="ce276" table:number-columns-spanned="2" table:number-rows-spanned="1"/>
          <table:covered-table-cell table:style-name="ce182"/>
          <table:table-cell table:style-name="ce182"/>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7"/>
          <table:table-cell table:style-name="ce182" table:number-columns-repeated="7"/>
          <table:table-cell table:style-name="ce411" table:number-columns-spanned="2" table:number-rows-spanned="1"/>
          <table:covered-table-cell table:style-name="ce179"/>
          <table:table-cell table:style-name="ce411" office:value-type="float" office:value="4" calcext:value-type="float" table:number-columns-spanned="2" table:number-rows-spanned="1">
            <text:p>4/1 <text:s text:c="3"/></text:p>
          </table:table-cell>
          <table:covered-table-cell table:style-name="ce182"/>
          <table:table-cell table:style-name="ce182"/>
          <table:covered-table-cell table:style-name="ce182"/>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3"/>
          <table:table-cell table:style-name="ce327"/>
          <table:table-cell table:style-name="ce182" table:number-columns-repeated="7"/>
          <table:table-cell table:style-name="ce179" table:number-columns-repeated="4"/>
          <table:table-cell table:style-name="ce182" table:number-columns-repeated="5"/>
          <table:table-cell table:style-name="ce182" office:value-type="float" office:value="-9" calcext:value-type="float">
            <text:p>-9</text:p>
          </table:table-cell>
          <table:table-cell table:style-name="ce182" table:number-columns-repeated="2"/>
          <table:covered-table-cell table:style-name="ce182"/>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11"/>
          <table:table-cell table:style-name="ce182" table:number-columns-repeated="8"/>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79" table:number-columns-repeated="5"/>
          <table:table-cell table:style-name="ce297"/>
          <table:table-cell table:style-name="ce179" table:number-columns-repeated="2"/>
          <table:table-cell table:style-name="ce297"/>
          <table:table-cell table:style-name="ce179" table:number-columns-repeated="8"/>
          <table:table-cell table:style-name="ce182" table:number-columns-repeated="7"/>
          <table:covered-table-cell table:style-name="ce182"/>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3"/>
          <table:table-cell table:style-name="ce297"/>
          <table:table-cell table:style-name="ce327"/>
          <table:table-cell table:style-name="ce182" table:number-columns-repeated="2"/>
          <table:table-cell table:style-name="ce327"/>
          <table:table-cell table:style-name="ce182" table:number-columns-repeated="15"/>
          <table:covered-table-cell table:style-name="ce182"/>
          <table:table-cell table:style-name="ce185" table:number-columns-repeated="10"/>
          <table:table-cell table:style-name="ce182"/>
          <table:table-cell table:number-columns-repeated="32"/>
        </table:table-row>
        <table:table-row table:style-name="ro5">
          <table:table-cell table:style-name="ce179" table:number-columns-repeated="5"/>
          <table:table-cell table:style-name="ce297"/>
          <table:table-cell table:style-name="ce179" table:number-columns-repeated="2"/>
          <table:table-cell table:style-name="ce297"/>
          <table:table-cell table:style-name="ce179" table:number-columns-repeated="8"/>
          <table:table-cell table:style-name="ce182" table:number-columns-repeated="7"/>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79" table:number-columns-repeated="16"/>
          <table:table-cell table:style-name="ce182" table:number-columns-repeated="8"/>
          <table:covered-table-cell table:style-name="ce182"/>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covered-table-cell table:style-name="ce179"/>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2"/>
          <table:table-cell table:style-name="ce297"/>
          <table:table-cell table:style-name="ce327"/>
          <table:table-cell table:style-name="ce182" table:number-columns-repeated="2"/>
          <table:table-cell table:style-name="ce327"/>
          <table:table-cell table:style-name="ce297" table:number-columns-repeated="2"/>
          <table:table-cell table:style-name="ce182" table:number-columns-repeated="2"/>
          <table:table-cell table:style-name="ce179" table:number-columns-repeated="12"/>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covered-table-cell table:style-name="ce179"/>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4"/>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16"/>
          <table:table-cell table:style-name="ce185" table:number-columns-spanned="1" table:number-rows-spanned="3"/>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2"/>
          <table:table-cell table:style-name="ce297"/>
          <table:table-cell table:style-name="ce327"/>
          <table:table-cell table:style-name="ce182" table:number-columns-repeated="2"/>
          <table:table-cell table:style-name="ce327"/>
          <table:table-cell table:style-name="ce297"/>
          <table:table-cell table:style-name="ce179"/>
          <table:table-cell table:style-name="ce182" table:number-columns-repeated="2"/>
          <table:table-cell table:style-name="ce179"/>
          <table:table-cell table:style-name="ce182" table:number-columns-repeated="3"/>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79" table:number-columns-repeated="4"/>
          <table:table-cell table:style-name="ce297"/>
          <table:table-cell table:style-name="ce179" table:number-columns-repeated="2"/>
          <table:table-cell table:style-name="ce297"/>
          <table:table-cell table:style-name="ce179" table:number-columns-repeated="5"/>
          <table:table-cell table:style-name="ce182" table:number-columns-repeated="3"/>
          <table:table-cell table:style-name="ce179" table:number-columns-repeated="8"/>
          <table:covered-table-cell table:style-name="ce179"/>
          <table:table-cell table:style-name="ce185" table:number-columns-repeated="10"/>
          <table:table-cell table:style-name="ce182"/>
          <table:table-cell table:number-columns-repeated="32"/>
        </table:table-row>
        <table:table-row table:style-name="ro5">
          <table:table-cell table:style-name="ce181"/>
          <table:table-cell table:style-name="ce182" table:number-columns-repeated="5"/>
          <table:table-cell table:style-name="ce181"/>
          <table:table-cell table:style-name="ce182" table:number-columns-repeated="3"/>
          <table:table-cell table:style-name="ce179" table:number-columns-repeated="2"/>
          <table:table-cell table:style-name="ce182" table:number-columns-repeated="4"/>
          <table:table-cell table:style-name="ce179" table:number-columns-repeated="9"/>
          <table:table-cell table:style-name="ce1076" table:number-columns-repeated="2"/>
          <table:table-cell table:style-name="ce179" table:number-columns-repeated="6"/>
          <table:table-cell table:style-name="ce185" table:number-columns-repeated="2"/>
          <table:table-cell table:style-name="ce182"/>
          <table:table-cell table:number-columns-repeated="32"/>
        </table:table-row>
        <table:table-row table:style-name="ro5">
          <table:table-cell table:style-name="ce182"/>
          <table:table-cell table:style-name="ce709"/>
          <table:table-cell table:style-name="ce272"/>
          <table:table-cell table:style-name="ce740"/>
          <table:table-cell table:style-name="ce709"/>
          <table:table-cell table:style-name="ce182"/>
          <table:table-cell table:style-name="ce709"/>
          <table:table-cell table:style-name="ce740"/>
          <table:table-cell table:style-name="ce179" table:number-columns-repeated="17"/>
          <table:table-cell table:style-name="ce185" table:number-columns-repeated="2"/>
          <table:table-cell table:style-name="ce179" table:number-columns-repeated="6"/>
          <table:table-cell table:style-name="ce437" table:number-columns-repeated="2"/>
          <table:table-cell table:style-name="ce182"/>
          <table:table-cell table:number-columns-repeated="32"/>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179" table:number-columns-repeated="14"/>
          <table:table-cell table:style-name="ce421"/>
          <table:table-cell table:style-name="ce179" table:number-columns-repeated="12"/>
          <table:table-cell table:style-name="ce182"/>
          <table:table-cell table:number-columns-repeated="32"/>
        </table:table-row>
        <table:table-row table:style-name="ro5">
          <table:table-cell table:style-name="ce182"/>
          <table:table-cell table:style-name="ce709"/>
          <table:table-cell table:style-name="ce272"/>
          <table:table-cell table:style-name="ce740"/>
          <table:table-cell table:style-name="ce709"/>
          <table:table-cell table:style-name="ce182"/>
          <table:table-cell table:style-name="ce709"/>
          <table:table-cell table:style-name="ce740"/>
          <table:table-cell table:style-name="ce179" table:number-columns-repeated="27"/>
          <table:table-cell table:style-name="ce182"/>
          <table:table-cell table:number-columns-repeated="32"/>
        </table:table-row>
        <table:table-row table:style-name="ro5">
          <table:table-cell table:style-name="ce179" table:number-columns-repeated="35"/>
          <table:table-cell table:style-name="ce182"/>
          <table:table-cell table:number-columns-repeated="32"/>
        </table:table-row>
        <table:table-row table:style-name="ro5" table:number-rows-repeated="60">
          <table:table-cell table:style-name="ce182" table:number-columns-repeated="36"/>
          <table:table-cell table:number-columns-repeated="32"/>
        </table:table-row>
        <table:table-row table:style-name="ro5" table:number-rows-repeated="1048327">
          <table:table-cell table:number-columns-repeated="68"/>
        </table:table-row>
        <table:table-row table:style-name="ro5">
          <table:table-cell table:number-columns-repeated="68"/>
        </table:table-row>
        <calcext:conditional-formats>
          <calcext:conditional-format calcext:target-range-address="Données.D146:Données.P146 Données.D142:Données.P143 Données.D145:Données.D146 Données.E145:Données.P145">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4iYkROYZ8x0A6i2Btlx6aPcHYvM=" table:protection-key-digest-algorithm="http://www.w3.org/2000/09/xmldsig#sha1" table:print="false">
        <loext:table-protection loext:select-protected-cells="true" loext:select-unprotected-cells="true"/>
        <office:forms form:automatic-focus="false" form:apply-design-mode="false"/>
        <table:table-column table:style-name="co34" table:default-cell-style-name="ce379"/>
        <table:table-column table:style-name="co35" table:default-cell-style-name="ce379"/>
        <table:table-column table:style-name="co36" table:default-cell-style-name="ce379"/>
        <table:table-column table:style-name="co37" table:default-cell-style-name="ce379"/>
        <table:table-column table:style-name="co38" table:default-cell-style-name="ce379"/>
        <table:table-column table:style-name="co39" table:default-cell-style-name="ce379"/>
        <table:table-column table:style-name="co1" table:number-columns-repeated="58" table:default-cell-style-name="ce379"/>
        <table:table-row table:style-name="ro13">
          <table:table-cell table:style-name="ce373" table:formula="of:=IF([.$G$1];&quot;Niveau&quot;;&quot;&quot;)" office:value-type="string" office:string-value="Niveau" calcext:value-type="string" table:number-columns-spanned="2" table:number-rows-spanned="1">
            <text:p>Niveau</text:p>
          </table:table-cell>
          <table:covered-table-cell/>
          <table:table-cell table:style-name="ce1162" table:formula="of:=IF([.$G$1];&quot;Notes&quot;;&quot;&quot;)" office:value-type="string" office:string-value="Notes" calcext:value-type="string">
            <text:p>Notes</text:p>
          </table:table-cell>
          <table:table-cell table:style-name="ce373" table:formula="of:=IF([.$G$1];&quot;Moyenne&quot;;&quot;&quot;)" office:value-type="string" office:string-value="Moyenne" calcext:value-type="string" table:number-columns-spanned="1" table:number-rows-spanned="2">
            <text:p>Moyenne</text:p>
          </table:table-cell>
          <table:table-cell table:style-name="ce373" table:formula="of:=IF([.$G$1];&quot;Niveaux&quot;;&quot;&quot;)" office:value-type="string" office:string-value="Niveaux" calcext:value-type="string" table:number-columns-spanned="1" table:number-rows-spanned="2">
            <text:p>Niveaux</text:p>
          </table:table-cell>
          <table:table-cell table:style-name="ce1172"/>
          <table:table-cell table:style-name="ce1177" table:formula="of:=IF([.A14]=[.B100];1;0)" office:value-type="float" office:value="1" calcext:value-type="float">
            <text:p>1</text:p>
          </table:table-cell>
          <table:table-cell table:number-columns-repeated="57"/>
        </table:table-row>
        <table:table-row table:style-name="ro13">
          <table:table-cell table:style-name="ce1156" table:formula="of:=IF([.$G$1];&quot;1&quot;;&quot;&quot;)" office:value-type="string" office:string-value="1" calcext:value-type="string">
            <text:p>1</text:p>
          </table:table-cell>
          <table:table-cell table:style-name="ce1156" table:formula="of:=IF([.$G$1];&quot;Inéquation-intervalle&quot;;&quot;&quot;)" office:value-type="string" office:string-value="Inéquation-intervalle" calcext:value-type="string">
            <text:p>Inéquation-intervalle</text:p>
          </table:table-cell>
          <table:table-cell table:style-name="ce1163" table:formula="of:=IF([.$G$1];IF([$Données.BF3]&lt;0;0;[$Données.BF3]);&quot;&quot;)" office:value-type="float" office:value="0" calcext:value-type="float">
            <text:p>0,00</text:p>
          </table:table-cell>
          <table:covered-table-cell table:number-columns-repeated="2" table:style-name="ce1168"/>
          <table:table-cell table:style-name="ce1172"/>
          <table:table-cell table:number-columns-repeated="58"/>
        </table:table-row>
        <table:table-row table:style-name="ro13">
          <table:table-cell table:style-name="ce1157" table:formula="of:=IF([.$G$1];&quot;2&quot;;&quot;&quot;)" office:value-type="string" office:string-value="2" calcext:value-type="string">
            <text:p>2</text:p>
          </table:table-cell>
          <table:table-cell table:style-name="ce1157" table:formula="of:=IF([.$G$1];&quot;|x|&quot;;&quot;&quot;)" office:value-type="string" office:string-value="|x|" calcext:value-type="string">
            <text:p>|x|</text:p>
          </table:table-cell>
          <table:table-cell table:style-name="ce1164" table:formula="of:=IF([.$G$1];IF([$Données.Y148]&lt;0;0;[$Données.Y148]);&quot;&quot;)" office:value-type="float" office:value="0" calcext:value-type="float">
            <text:p>0,00</text:p>
          </table:table-cell>
          <table:table-cell table:style-name="ce1169" table:formula="of:=IF([.$G$1];ROUND(2*AVERAGE([.$C$2:.C3]);0)/2;&quot;&quot;)" office:value-type="float" office:value="0" calcext:value-type="float">
            <text:p>0</text:p>
          </table:table-cell>
          <table:table-cell table:style-name="ce1157" table:formula="of:=IF([.$G$1];&quot;de 1 à 2&quot;;&quot;&quot;)" office:value-type="string" office:string-value="de 1 à 2" calcext:value-type="string">
            <text:p>de 1 à 2</text:p>
          </table:table-cell>
          <table:table-cell table:number-columns-repeated="59"/>
        </table:table-row>
        <table:table-row table:style-name="ro13">
          <table:table-cell table:style-name="ce1156" table:formula="of:=IF([.$G$1];&quot;3&quot;;&quot;&quot;)" office:value-type="string" office:string-value="3" calcext:value-type="string">
            <text:p>3</text:p>
          </table:table-cell>
          <table:table-cell table:style-name="ce1156" table:formula="of:=IF([.$G$1];&quot;2nd ° Seconde N1&quot;;&quot;&quot;)" office:value-type="string" office:string-value="2nd ° Seconde N1" calcext:value-type="string">
            <text:p>2nd ° Seconde N1</text:p>
          </table:table-cell>
          <table:table-cell table:style-name="ce1163" table:formula="of:=IF([.$G$1];IF([$Données.AI26]&lt;0;0;[$Données.AI26]);&quot;&quot;)" office:value-type="float" office:value="0" calcext:value-type="float">
            <text:p>0,00</text:p>
          </table:table-cell>
          <table:table-cell table:style-name="ce1170" table:formula="of:=IF([.$G$1];ROUND(2*AVERAGE([.$C$2:.C4]);0)/2;&quot;&quot;)" office:value-type="float" office:value="0" calcext:value-type="float">
            <text:p>0</text:p>
          </table:table-cell>
          <table:table-cell table:style-name="ce1156" table:formula="of:=IF([.$G$1];&quot;de 1 à 3&quot;;&quot;&quot;)" office:value-type="string" office:string-value="de 1 à 3" calcext:value-type="string">
            <text:p>de 1 à 3</text:p>
          </table:table-cell>
          <table:table-cell table:style-name="ce1173"/>
          <table:table-cell table:number-columns-repeated="58"/>
        </table:table-row>
        <table:table-row table:style-name="ro13">
          <table:table-cell table:style-name="ce1157" table:formula="of:=IF([.$G$1];&quot;4&quot;;&quot;&quot;)" office:value-type="string" office:string-value="4" calcext:value-type="string">
            <text:p>4</text:p>
          </table:table-cell>
          <table:table-cell table:style-name="ce1157" table:formula="of:=IF([.$G$1];&quot;2nd ° Seconde N2&quot;;&quot;&quot;)" office:value-type="string" office:string-value="2nd ° Seconde N2" calcext:value-type="string">
            <text:p>2nd ° Seconde N2</text:p>
          </table:table-cell>
          <table:table-cell table:style-name="ce1164" table:formula="of:=IF([.$G$1];IF([$Données.AI48]&lt;0;0;[$Données.AI48]);&quot;&quot;)" office:value-type="float" office:value="0" calcext:value-type="float">
            <text:p>0,00</text:p>
          </table:table-cell>
          <table:table-cell table:style-name="ce1169" table:formula="of:=IF([.$G$1];ROUND(2*AVERAGE([.$C$2:.C5]);0)/2;&quot;&quot;)" office:value-type="float" office:value="0" calcext:value-type="float">
            <text:p>0</text:p>
          </table:table-cell>
          <table:table-cell table:style-name="ce1157" table:formula="of:=IF([.$G$1];&quot;de 1 à 4&quot;;&quot;&quot;)" office:value-type="string" office:string-value="de 1 à 4" calcext:value-type="string">
            <text:p>de 1 à 4</text:p>
          </table:table-cell>
          <table:table-cell table:style-name="ce1173"/>
          <table:table-cell table:number-columns-repeated="2"/>
          <table:table-cell table:style-name="ce1178"/>
          <table:table-cell table:number-columns-repeated="55"/>
        </table:table-row>
        <table:table-row table:style-name="ro13">
          <table:table-cell table:style-name="ce1156" table:formula="of:=IF([.$G$1];&quot;5&quot;;&quot;&quot;)" office:value-type="string" office:string-value="5" calcext:value-type="string">
            <text:p>5</text:p>
          </table:table-cell>
          <table:table-cell table:style-name="ce1156" table:formula="of:=IF([.$G$1];&quot;Homographique N1&quot;;&quot;&quot;)" office:value-type="string" office:string-value="Homographique N1" calcext:value-type="string">
            <text:p>Homographique N1</text:p>
          </table:table-cell>
          <table:table-cell table:style-name="ce1163" table:formula="of:=IF([.$G$1];IF([$Données.AI73]&lt;0;0;[$Données.AI73]);&quot;&quot;)" office:value-type="float" office:value="0" calcext:value-type="float">
            <text:p>0,00</text:p>
          </table:table-cell>
          <table:table-cell table:style-name="ce1170" table:formula="of:=IF([.$G$1];ROUND(2*AVERAGE([.$C$2:.C6]);0)/2;&quot;&quot;)" office:value-type="float" office:value="0" calcext:value-type="float">
            <text:p>0</text:p>
          </table:table-cell>
          <table:table-cell table:style-name="ce1156" table:formula="of:=IF([.$G$1];&quot;de 1 à 5&quot;;&quot;&quot;)" office:value-type="string" office:string-value="de 1 à 5" calcext:value-type="string">
            <text:p>de 1 à 5</text:p>
          </table:table-cell>
          <table:table-cell table:style-name="ce1173"/>
          <table:table-cell table:number-columns-repeated="2"/>
          <table:table-cell table:style-name="ce1178"/>
          <table:table-cell table:number-columns-repeated="55"/>
        </table:table-row>
        <table:table-row table:style-name="ro13">
          <table:table-cell table:style-name="ce1157" table:formula="of:=IF([.$G$1];&quot;6&quot;;&quot;&quot;)" office:value-type="string" office:string-value="6" calcext:value-type="string">
            <text:p>6</text:p>
          </table:table-cell>
          <table:table-cell table:style-name="ce1157" table:formula="of:=IF([.$G$1];&quot;Homographique N2&quot;;&quot;&quot;)" office:value-type="string" office:string-value="Homographique N2" calcext:value-type="string">
            <text:p>Homographique N2</text:p>
          </table:table-cell>
          <table:table-cell table:style-name="ce1164" table:formula="of:=IF([.$G$1];IF([$Données.AI99]&lt;0;0;[$Données.AI99]);&quot;&quot;)" office:value-type="float" office:value="0" calcext:value-type="float">
            <text:p>0,00</text:p>
          </table:table-cell>
          <table:table-cell table:style-name="ce1169" table:formula="of:=IF([.$G$1];ROUND(2*AVERAGE([.$C$2:.C7]);0)/2;&quot;&quot;)" office:value-type="float" office:value="0" calcext:value-type="float">
            <text:p>0</text:p>
          </table:table-cell>
          <table:table-cell table:style-name="ce1157" table:formula="of:=IF([.$G$1];&quot;de 1 à 6&quot;;&quot;&quot;)" office:value-type="string" office:string-value="de 1 à 6" calcext:value-type="string">
            <text:p>de 1 à 6</text:p>
          </table:table-cell>
          <table:table-cell table:style-name="ce1173"/>
          <table:table-cell table:number-columns-repeated="58"/>
        </table:table-row>
        <table:table-row table:style-name="ro13">
          <table:table-cell table:style-name="ce1156" table:formula="of:=IF([.$G$1];&quot;7&quot;;&quot;&quot;)" office:value-type="string" office:string-value="7" calcext:value-type="string">
            <text:p>7</text:p>
          </table:table-cell>
          <table:table-cell table:style-name="ce1156" table:formula="of:=IF([.$G$1];&quot;2nd ° Première G N1&quot;;&quot;&quot;)" office:value-type="string" office:string-value="2nd ° Première G N1" calcext:value-type="string">
            <text:p>2nd ° Première G N1</text:p>
          </table:table-cell>
          <table:table-cell table:style-name="ce1163" table:formula="of:=IF([.$G$1];IF([$Données.AK163]&lt;0;0;[$Données.AK163]);&quot;&quot;)" office:value-type="float" office:value="0" calcext:value-type="float">
            <text:p>0,00</text:p>
          </table:table-cell>
          <table:table-cell table:style-name="ce1170" table:formula="of:=IF([.$G$1];ROUND(2*AVERAGE([.$C$2:.C8]);0)/2;&quot;&quot;)" office:value-type="float" office:value="0" calcext:value-type="float">
            <text:p>0</text:p>
          </table:table-cell>
          <table:table-cell table:style-name="ce1156" table:formula="of:=IF([.$G$1];&quot;de 1 à 7&quot;;&quot;&quot;)" office:value-type="string" office:string-value="de 1 à 7" calcext:value-type="string">
            <text:p>de 1 à 7</text:p>
          </table:table-cell>
          <table:table-cell table:style-name="ce1174"/>
          <table:table-cell table:style-name="ce1176" table:number-columns-repeated="58"/>
        </table:table-row>
        <table:table-row table:style-name="ro13">
          <table:table-cell table:style-name="ce1157" table:formula="of:=IF([.$G$1];&quot;8&quot;;&quot;&quot;)" office:value-type="string" office:string-value="8" calcext:value-type="string">
            <text:p>8</text:p>
          </table:table-cell>
          <table:table-cell table:style-name="ce1157" table:formula="of:=IF([.$G$1];&quot;2nd ° Première G N2&quot;;&quot;&quot;)" office:value-type="string" office:string-value="2nd ° Première G N2" calcext:value-type="string">
            <text:p>2nd ° Première G N2</text:p>
          </table:table-cell>
          <table:table-cell table:style-name="ce1164"/>
          <table:table-cell table:style-name="ce1169" table:formula="of:=IF([.$G$1];ROUND(2*AVERAGE([.$C$2:.C9]);0)/2;&quot;&quot;)" office:value-type="float" office:value="0" calcext:value-type="float">
            <text:p>0</text:p>
          </table:table-cell>
          <table:table-cell table:style-name="ce1157" table:formula="of:=IF([.$G$1];&quot;de 1 à 8&quot;;&quot;&quot;)" office:value-type="string" office:string-value="de 1 à 8" calcext:value-type="string">
            <text:p>de 1 à 8</text:p>
          </table:table-cell>
          <table:table-cell table:style-name="ce1175"/>
          <table:table-cell table:style-name="ce1176" table:number-columns-repeated="58"/>
        </table:table-row>
        <table:table-row table:style-name="ro13">
          <table:table-cell table:style-name="ce1158" table:number-columns-repeated="2"/>
          <table:table-cell table:style-name="ce1165"/>
          <table:table-cell table:style-name="ce1171"/>
          <table:table-cell table:style-name="ce1158"/>
          <table:table-cell table:style-name="ce1175"/>
          <table:table-cell table:style-name="ce1176" table:number-columns-repeated="58"/>
        </table:table-row>
        <table:table-row table:style-name="ro13" table:number-rows-repeated="2">
          <table:table-cell table:style-name="ce1158" table:number-columns-repeated="2"/>
          <table:table-cell table:style-name="ce1166"/>
          <table:table-cell table:style-name="ce1171"/>
          <table:table-cell table:style-name="ce1158"/>
          <table:table-cell table:style-name="ce1176" table:number-columns-repeated="59"/>
        </table:table-row>
        <table:table-row table:style-name="ro14">
          <table:table-cell table:number-columns-repeated="64"/>
        </table:table-row>
        <table:table-row table:style-name="ro14">
          <table:table-cell table:style-name="ce1160" office:value-type="string" calcext:value-type="string" table:number-columns-spanned="5" table:number-rows-spanned="2">
            <text:p>KELLER Stéphane</text:p>
          </table:table-cell>
          <table:covered-table-cell table:number-columns-repeated="4"/>
          <table:table-cell table:number-columns-repeated="59"/>
        </table:table-row>
        <table:table-row table:style-name="ro14">
          <table:covered-table-cell table:number-columns-repeated="5"/>
          <table:table-cell table:number-columns-repeated="59"/>
        </table:table-row>
        <table:table-row table:style-name="ro14">
          <table:table-cell table:number-columns-repeated="64"/>
        </table:table-row>
        <table:table-row table:style-name="ro14">
          <table:table-cell table:number-columns-repeated="2"/>
          <table:table-cell table:style-name="ce1167"/>
          <table:table-cell table:number-columns-repeated="61"/>
        </table:table-row>
        <table:table-row table:style-name="ro14">
          <table:table-cell table:number-columns-repeated="64"/>
        </table:table-row>
        <table:table-row table:style-name="ro14">
          <table:table-cell table:style-name="Default" table:number-columns-repeated="2"/>
          <table:table-cell table:number-columns-repeated="62"/>
        </table:table-row>
        <table:table-row table:style-name="ro14" table:number-rows-repeated="80">
          <table:table-cell table:number-columns-repeated="64"/>
        </table:table-row>
        <table:table-row table:style-name="ro14">
          <table:table-cell table:style-name="ce1161" office:value-type="string" calcext:value-type="string">
            <text:p>MDP :</text:p>
          </table:table-cell>
          <table:table-cell table:style-name="ce1161" office:value-type="string" calcext:value-type="string">
            <text:p>KELLER Stéphane</text:p>
          </table:table-cell>
          <table:table-cell table:number-columns-repeated="62"/>
        </table:table-row>
        <table:table-row table:style-name="ro14" table:number-rows-repeated="1048475">
          <table:table-cell table:number-columns-repeated="64"/>
        </table:table-row>
        <table:table-row table:style-name="ro14">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0">00/00/0000</text:date>, <text:time style:data-style-name="N2" text:time-value="21:13:25.1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10T21:14:06.087000000</dc:date>
    <meta:editing-duration>P2DT16H18M30S</meta:editing-duration>
    <meta:editing-cycles>859</meta:editing-cycles>
    <meta:generator>LibreOffice/6.4.7.2$Windows_X86_64 LibreOffice_project/639b8ac485750d5696d7590a72ef1b496725cfb5</meta:generator>
    <meta:document-statistic meta:table-count="4" meta:cell-count="526" meta:object-count="1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4").value = SK_Alea(1,8)
		 Feuille.GetCellRangeByName("D14").value = SK_Alea(-8,-1)
		Else Feuille.GetCellRangeByName("B14").value = SK_Alea(-8,-2)
		Feuille.GetCellRangeByName("D14").value = SK_Alea(2,8)
	End If
	If SK_Alea(1,2)=1 Then 
		Feuille.GetCellRangeByName("C14").value = SK_Alea(3,7)
		Else Feuille.GetCellRangeByName("C14").value = SK_Alea(-7,-2)
	End If
	Feuille.GetCellRangeByName("E14").value = SK_Alea(3,7)

	If SK_Alea(1,2)=1 Then 
		Feuille.GetCellRangeByName("B16").value = SK_Alea(1,15)
		Feuille.GetCellRangeByName("C16").value = SK_Alea(-15,-1)
		Else Feuille.GetCellRangeByName("B16").value = SK_Alea(-15,-1)
		Feuille.GetCellRangeByName("C16").value = SK_Alea(1,15)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